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Mangal" svg:font-family="Mang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4.771cm"/>
    </style:style>
    <style:style style:name="co11" style:family="table-column">
      <style:table-column-properties fo:break-before="auto" style:column-width="4.023cm"/>
    </style:style>
    <style:style style:name="co7" style:family="table-column">
      <style:table-column-properties fo:break-before="auto" style:column-width="4.135cm"/>
    </style:style>
    <style:style style:name="co12" style:family="table-column">
      <style:table-column-properties fo:break-before="auto" style:column-width="3.328cm"/>
    </style:style>
    <style:style style:name="co13" style:family="table-column">
      <style:table-column-properties fo:break-before="auto" style:column-width="6.325cm"/>
    </style:style>
    <style:style style:name="co14" style:family="table-column">
      <style:table-column-properties fo:break-before="auto" style:column-width="7.214cm"/>
    </style:style>
    <style:style style:name="co15" style:family="table-column">
      <style:table-column-properties fo:break-before="auto" style:column-width="5.493cm"/>
    </style:style>
    <style:style style:name="co6" style:family="table-column">
      <style:table-column-properties fo:break-before="auto" style:column-width="2.267cm"/>
    </style:style>
    <style:style style:name="co16" style:family="table-column">
      <style:table-column-properties fo:break-before="auto" style:column-width="3.191cm"/>
    </style:style>
    <style:style style:name="co17" style:family="table-column">
      <style:table-column-properties fo:break-before="auto" style:column-width="5.994cm"/>
    </style:style>
    <style:style style:name="co18" style:family="table-column">
      <style:table-column-properties fo:break-before="auto" style:column-width="3.607cm"/>
    </style:style>
    <style:style style:name="co19" style:family="table-column">
      <style:table-column-properties fo:break-before="auto" style:column-width="3.08cm"/>
    </style:style>
    <style:style style:name="co20" style:family="table-column">
      <style:table-column-properties fo:break-before="auto" style:column-width="5.604cm"/>
    </style:style>
    <style:style style:name="co21" style:family="table-column">
      <style:table-column-properties fo:break-before="auto" style:column-width="3.057cm"/>
    </style:style>
    <style:style style:name="co22" style:family="table-column">
      <style:table-column-properties fo:break-before="auto" style:column-width="3.889cm"/>
    </style:style>
    <style:style style:name="co23" style:family="table-column">
      <style:table-column-properties fo:break-before="auto" style:column-width="3.44cm"/>
    </style:style>
    <style:style style:name="co24" style:family="table-column">
      <style:table-column-properties fo:break-before="auto" style:column-width="6.798cm"/>
    </style:style>
    <style:style style:name="co25" style:family="table-column">
      <style:table-column-properties fo:break-before="auto" style:column-width="3.884cm"/>
    </style:style>
    <style:style style:name="co26" style:family="table-column">
      <style:table-column-properties fo:break-before="auto" style:column-width="5.027cm"/>
    </style:style>
    <style:style style:name="co27" style:family="table-column">
      <style:table-column-properties fo:break-before="auto" style:column-width="6.271cm"/>
    </style:style>
    <style:style style:name="co28" style:family="table-column">
      <style:table-column-properties fo:break-before="auto" style:column-width="4.935cm"/>
    </style:style>
    <style:style style:name="co29" style:family="table-column">
      <style:table-column-properties fo:break-before="auto" style:column-width="5.082cm"/>
    </style:style>
    <style:style style:name="co30" style:family="table-column">
      <style:table-column-properties fo:break-before="auto" style:column-width="6.105cm"/>
    </style:style>
    <style:style style:name="co31" style:family="table-column">
      <style:table-column-properties fo:break-before="auto" style:column-width="3.274cm"/>
    </style:style>
    <style:style style:name="ro1" style:family="table-row">
      <style:table-row-properties style:row-height="0.473cm" fo:break-before="auto" style:use-optimal-row-height="true"/>
    </style:style>
    <style:style style:name="ro21" style:family="table-row">
      <style:table-row-properties style:row-height="0.894cm" fo:break-before="auto" style:use-optimal-row-height="true"/>
    </style:style>
    <style:style style:name="ro3" style:family="table-row">
      <style:table-row-properties style:row-height="2.157cm" fo:break-before="auto" style:use-optimal-row-height="true"/>
    </style:style>
    <style:style style:name="ro22" style:family="table-row">
      <style:table-row-properties style:row-height="1.316cm" fo:break-before="auto" style:use-optimal-row-height="true"/>
    </style:style>
    <style:style style:name="ro4" style:family="table-row">
      <style:table-row-properties style:row-height="3cm" fo:break-before="auto" style:use-optimal-row-height="true"/>
    </style:style>
    <style:style style:name="ro10" style:family="table-row">
      <style:table-row-properties style:row-height="1.737cm" fo:break-before="auto" style:use-optimal-row-height="true"/>
    </style:style>
    <style:style style:name="ro7" style:family="table-row">
      <style:table-row-properties style:row-height="2.579cm" fo:break-before="auto" style:use-optimal-row-height="true"/>
    </style:style>
    <style:style style:name="ro6" style:family="table-row">
      <style:table-row-properties style:row-height="4.263cm" fo:break-before="auto" style:use-optimal-row-height="true"/>
    </style:style>
    <style:style style:name="ro16" style:family="table-row">
      <style:table-row-properties style:row-height="0.453cm" fo:break-before="auto" style:use-optimal-row-height="true"/>
    </style:style>
    <style:style style:name="ro11" style:family="table-row">
      <style:table-row-properties style:row-height="3.422cm" fo:break-before="auto" style:use-optimal-row-height="true"/>
    </style:style>
    <style:style style:name="ro12" style:family="table-row">
      <style:table-row-properties style:row-height="5.106cm" fo:break-before="auto" style:use-optimal-row-height="true"/>
    </style:style>
    <style:style style:name="ro13" style:family="table-row">
      <style:table-row-properties style:row-height="5.95cm" fo:break-before="auto" style:use-optimal-row-height="true"/>
    </style:style>
    <style:style style:name="ro14" style:family="table-row">
      <style:table-row-properties style:row-height="3.844cm" fo:break-before="auto" style:use-optimal-row-height="true"/>
    </style:style>
    <style:style style:name="ro15" style:family="table-row">
      <style:table-row-properties style:row-height="4.685cm" fo:break-before="auto" style:use-optimal-row-height="true"/>
    </style:style>
    <style:style style:name="ro17" style:family="table-row">
      <style:table-row-properties style:row-height="5.528cm" fo:break-before="auto" style:use-optimal-row-height="true"/>
    </style:style>
    <style:style style:name="ro18" style:family="table-row">
      <style:table-row-properties style:row-height="6.369cm" fo:break-before="auto" style:use-optimal-row-height="true"/>
    </style:style>
    <style:style style:name="ro19" style:family="table-row">
      <style:table-row-properties style:row-height="8.475cm" fo:break-before="auto" style:use-optimal-row-height="true"/>
    </style:style>
    <style:style style:name="ro20" style:family="table-row">
      <style:table-row-properties style:row-height="6.791cm" fo:break-before="auto" style:use-optimal-row-height="true"/>
    </style:style>
    <style:style style:name="ro23" style:family="table-row">
      <style:table-row-properties style:row-height="7.213cm" fo:break-before="auto" style:use-optimal-row-height="true"/>
    </style:style>
    <style:style style:name="ta2" style:family="table" style:master-page-name="PageStyle_5f_Umbra_2c__20_the_20_Wordweaver">
      <style:table-properties table:display="true" style:writing-mode="lr-tb"/>
    </style:style>
    <style:style style:name="ta3" style:family="table" style:master-page-name="PageStyle_5f_Xeev_2c__20_the_20_Mutator">
      <style:table-properties table:display="true" style:writing-mode="lr-tb"/>
    </style:style>
    <style:style style:name="ta4" style:family="table" style:master-page-name="Default">
      <style:table-properties table:display="true" style:writing-mode="lr-tb"/>
    </style:style>
    <style:style style:name="ta5" style:family="table" style:master-page-name="PageStyle_5f_Crunch">
      <style:table-properties table:display="true" style:writing-mode="lr-tb"/>
    </style:style>
    <style:style style:name="ce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style>
    <style:style style:name="ce16" style:family="table-cell" style:parent-style-name="Default">
      <style:table-cell-properties fo:wrap-option="wrap" style:vertical-align="top"/>
      <style:text-properties style:font-name="Arial"/>
    </style:style>
    <style:style style:name="ce17" style:family="table-cell" style:parent-style-name="Default">
      <style:table-cell-properties fo:wrap-option="wrap" style:vertical-align="top"/>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vertical-align="top"/>
    </style:style>
    <style:style style:name="ce5"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8" style:family="table-cell" style:parent-style-name="Default">
      <style:table-cell-properties style:text-align-source="value-type" style:repeat-content="false" fo:wrap-option="wrap" style:vertical-align="automatic"/>
    </style:style>
    <style:style style:name="ce9" style:family="table-cell" style:parent-style-name="Pivot_20_Table_20_Field">
      <style:table-cell-properties fo:border-bottom="0.035cm solid #000000" style:text-align-source="value-type" style:repeat-content="false" fo:wrap-option="wrap" fo:border-left="0.071cm solid #000000" fo:border-right="0.035cm solid #000000" fo:border-top="0.071cm solid #000000" style:vertical-align="automatic"/>
    </style:style>
    <style:style style:name="ce10" style:family="table-cell" style:parent-style-name="Pivot_20_Table_20_Category">
      <style:table-cell-properties fo:border-bottom="none" style:text-align-source="value-type" style:repeat-content="false" fo:wrap-option="wrap" fo:border-left="0.071cm solid #000000" fo:border-right="0.035cm solid #000000" fo:border-top="0.035cm solid #000000" style:vertical-align="automatic"/>
    </style:style>
    <style:style style:name="ce11" style:family="table-cell" style:parent-style-name="Pivot_20_Table_20_Category">
      <style:table-cell-properties fo:border-bottom="none" style:text-align-source="value-type" style:repeat-content="false" fo:wrap-option="wrap" fo:border-left="0.071cm solid #000000" fo:border-right="0.035cm solid #000000" fo:border-top="none" style:vertical-align="automatic"/>
    </style:style>
    <style:style style:name="ce12" style:family="table-cell" style:parent-style-name="Pivot_20_Table_20_Title">
      <style:table-cell-properties fo:border-bottom="0.071cm solid #000000" style:text-align-source="value-type" style:repeat-content="false" fo:wrap-option="wrap" fo:border-left="0.071cm solid #000000" fo:border-right="0.035cm solid #000000" fo:border-top="0.035cm solid #000000" style:vertical-align="automatic"/>
    </style:style>
    <style:style style:name="ce13" style:family="table-cell" style:parent-style-name="Pivot_20_Table_20_Corner">
      <style:table-cell-properties fo:border-bottom="0.035cm solid #000000" style:text-align-source="value-type" style:repeat-content="false" fo:wrap-option="wrap" fo:border-left="0.035cm solid #000000" fo:border-right="0.071cm solid #000000" fo:border-top="0.071cm solid #000000" style:vertical-align="automatic"/>
    </style:style>
    <style:style style:name="ce14" style:family="table-cell" style:parent-style-name="Pivot_20_Table_20_Value">
      <style:table-cell-properties fo:border-bottom="none" style:text-align-source="value-type" style:repeat-content="false" fo:wrap-option="wrap" fo:border-left="0.035cm solid #000000" fo:border-right="0.071cm solid #000000" fo:border-top="0.035cm solid #000000" style:vertical-align="automatic"/>
    </style:style>
    <style:style style:name="ce15" style:family="table-cell" style:parent-style-name="Pivot_20_Table_20_Value">
      <style:table-cell-properties fo:border-bottom="none" style:text-align-source="value-type" style:repeat-content="false" fo:wrap-option="wrap" fo:border-left="0.035cm solid #000000" fo:border-right="0.071cm solid #000000" fo:border-top="none" style:vertical-align="automatic"/>
    </style:style>
    <style:style style:name="ce18" style:family="table-cell" style:parent-style-name="Pivot_20_Table_20_Value">
      <style:table-cell-properties fo:border-bottom="0.035cm solid #000000" style:text-align-source="value-type" style:repeat-content="false" fo:wrap-option="wrap" fo:border-left="0.035cm solid #000000" fo:border-right="0.071cm solid #000000" fo:border-top="none" style:vertical-align="automatic"/>
    </style:style>
    <style:style style:name="ce19" style:family="table-cell" style:parent-style-name="Pivot_20_Table_20_Result">
      <style:table-cell-properties fo:border-bottom="0.071cm solid #000000" style:text-align-source="value-type" style:repeat-content="false" fo:wrap-option="wrap" fo:border-left="0.035cm solid #000000" fo:border-right="0.071cm solid #000000" fo:border-top="0.035cm solid #000000" style:vertical-align="automatic"/>
    </style:style>
  </office:automatic-styles>
  <office:body>
    <office:spreadsheet>
      <table:calculation-settings table:case-sensitive="false" table:use-regular-expressions="false"/>
      <table:table table:name="Abilities" table:style-name="ta5" table:print="false">
        <office:forms form:automatic-focus="false" form:apply-design-mode="false"/>
        <table:table-column table:style-name="co25" table:default-cell-style-name="ce1"/>
        <table:table-column table:style-name="co26" table:default-cell-style-name="ce1"/>
        <table:table-column table:style-name="co27" table:number-columns-repeated="5" table:default-cell-style-name="ce1"/>
        <table:table-column table:style-name="co28" table:number-columns-repeated="2" table:default-cell-style-name="ce1"/>
        <table:table-column table:style-name="co29" table:default-cell-style-name="ce1"/>
        <table:table-column table:style-name="co6" table:default-cell-style-name="ce1"/>
        <table:table-column table:style-name="co7" table:default-cell-style-name="ce1"/>
        <table:table-column table:style-name="co30" table:default-cell-style-name="ce1"/>
        <table:table-column table:style-name="co31" table:default-cell-style-name="ce1"/>
        <table:table-column table:style-name="co6" table:number-columns-repeated="240" table:default-cell-style-name="ce1"/>
        <table:table-column table:style-name="co6" table:number-columns-repeated="770" table:default-cell-style-name="ce4"/>
        <table:table-row table:style-name="ro1">
          <table:table-cell office:value-type="string">
            <text:p>Name</text:p>
          </table:table-cell>
          <table:table-cell office:value-type="string">
            <text:p>Title</text:p>
          </table:table-cell>
          <table:table-cell office:value-type="string">
            <text:p>Passive</text:p>
          </table:table-cell>
          <table:table-cell office:value-type="string">
            <text:p>Ability 1</text:p>
          </table:table-cell>
          <table:table-cell office:value-type="string">
            <text:p>Ability 2</text:p>
          </table:table-cell>
          <table:table-cell office:value-type="string">
            <text:p>Ability 3</text:p>
          </table:table-cell>
          <table:table-cell office:value-type="string">
            <text:p>Ability 4</text:p>
          </table:table-cell>
          <table:table-cell office:value-type="string">
            <text:p>Arena</text:p>
          </table:table-cell>
          <table:table-cell office:value-type="string">
            <text:p>Skin</text:p>
          </table:table-cell>
          <table:table-cell office:value-type="string">
            <text:p>Concept Credit</text:p>
          </table:table-cell>
          <table:table-cell office:value-type="string">
            <text:p>Gender</text:p>
          </table:table-cell>
          <table:table-cell office:value-type="string">
            <text:p>Origin</text:p>
          </table:table-cell>
          <table:table-cell table:number-columns-repeated="1012"/>
        </table:table-row>
        <table:table-row table:style-name="ro11">
          <table:table-cell office:value-type="string">
            <text:p>Akemi and Sumi</text:p>
          </table:table-cell>
          <table:table-cell office:value-type="string">
            <text:p>the Twin Foxes</text:p>
          </table:table-cell>
          <table:table-cell office:value-type="string">
            <text:p>Twin Soul- Akemi and Sumi are linked at a level few can perceive. When Akemi deals damage to an enemy, if Sumi is with Akemi, Sumi starts Flanking the damaged enemy, Slowing them. If Akemi has not used an ability for a while, Sumi returns to her.</text:p>
          </table:table-cell>
          <table:table-cell office:value-type="string">
            <text:p>Fan Strike- Akemi strikes at a foe in melee range with her fans, dealing significant damage to the struck enemy. If Sumi is Flanking a foe, she snaps at them, dealing significant damage to them.</text:p>
          </table:table-cell>
          <table:table-cell office:value-type="string">
            <text:p>Razor Wind- Akemi makes a forceful blow with her fans, unleashing a Shockwave. The foe struck by the Shockwave is briefly Slowed and takes significant damage. If Sumi is Flanking an enemy, she runs around them, Slowing enemies in a wide radius around them for a while.</text:p>
          </table:table-cell>
          <table:table-cell office:value-type="string">
            <text:p>Bewilder- Akemi makes confusing maneuvers with her fans, Silencing a foe in melee range for a short time. If Sumi is Flanking a foe, she trips them underfoot, Snaring the Flanked enemy for a short time.</text:p>
          </table:table-cell>
          <table:table-cell office:value-type="string">
            <text:p>Serenity- Akemi and Sumi pulse with peaceful energies, Stunning enemies in a wide radius around them for a while. Enemies caught by both pulses are Stunned for an increased duration.</text:p>
          </table:table-cell>
          <table:table-cell/>
          <table:table-cell office:value-type="string">
            <text:p>Nine Tailed Akemi and Sumi</text:p>
          </table:table-cell>
          <table:table-cell office:value-type="string">
            <text:p>Alistair “Phillammon” Crook</text:p>
          </table:table-cell>
          <table:table-cell office:value-type="string">
            <text:p>F</text:p>
          </table:table-cell>
          <table:table-cell office:value-type="string">
            <text:p>White Hills</text:p>
          </table:table-cell>
          <table:table-cell table:number-columns-repeated="1012"/>
        </table:table-row>
        <table:table-row table:style-name="ro3">
          <table:table-cell office:value-type="string">
            <text:p>Alec Zander</text:p>
          </table:table-cell>
          <table:table-cell office:value-type="string">
            <text:p>the Stalwart Shield</text:p>
          </table:table-cell>
          <table:table-cell office:value-type="string">
            <text:p>Grand Aegis- Alec's shield protects him from harm, reducing all incoming damage by a flat amount.</text:p>
          </table:table-cell>
          <table:table-cell office:value-type="string">
            <text:p>Puncture- Alec stabs forward, dealing significant damage to struck enemies.</text:p>
          </table:table-cell>
          <table:table-cell office:value-type="string">
            <text:p>Shield Bash- Alec smashes forward, dealing significant damage and knocking back struck enemies</text:p>
          </table:table-cell>
          <table:table-cell office:value-type="string">
            <text:p>Protect- Alec dashes forward to an ally. If that ally is damaged while Alec is dashing, Alec takes the damage instead.</text:p>
          </table:table-cell>
          <table:table-cell office:value-type="string">
            <text:p>Impenetrable Defence- Alec empowers the Grand Aegis, giving himself or an ally Invulnerable for a few seconds. While Invulnerable, players take no damage.</text:p>
          </table:table-cell>
          <table:table-cell/>
          <table:table-cell office:value-type="string">
            <text:p>Ruined Alec</text:p>
          </table:table-cell>
          <table:table-cell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4">
          <table:table-cell office:value-type="string">
            <text:p>Alice Hatter</text:p>
          </table:table-cell>
          <table:table-cell office:value-type="string">
            <text:p>the Voidtouched Mind</text:p>
          </table:table-cell>
          <table:table-cell office:value-type="string">
            <text:p>Laughter is the Best Medicine- Alice's laughter has strange effects. While Alice is Laughing, she slowly regenerates health. If Alice kills an enemy, she starts Laughing for a while.</text:p>
          </table:table-cell>
          <table:table-cell office:value-type="string">
            <text:p>Knife Nut- Alice stabs an opponent in melee range, dealing significant damage. If the target enemy is Laughing, they take heavy damage. If Alice is Laughing, Knife Nut deals increased damage.</text:p>
          </table:table-cell>
          <table:table-cell office:value-type="string">
            <text:p>Laugh it Off- Alice starts Laughing for a short while. Until Alice next stops Laughing, she takes considerably reduced damage from all sources.</text:p>
          </table:table-cell>
          <table:table-cell office:value-type="string">
            <text:p>Last Laugh- Alice starts Laughing for a short while, and vanishes. After a brief pause, Alice reappears directly behind the target enemy.</text:p>
          </table:table-cell>
          <table:table-cell office:value-type="string">
            <text:p>Infectious Laughter- Alice starts Laughing for a short time. When Alice next stops Laughing, all enemies in a wide radius around her are Snared and start Laughing for a short time. Alice then starts Laughing for a short while.</text:p>
          </table:table-cell>
          <table:table-cell/>
          <table:table-cell office:value-type="string">
            <text:p>Jester Alice</text:p>
          </table:table-cell>
          <table:table-cell office:value-type="string">
            <text:p>Alistair “Phillammon” Crook</text:p>
          </table:table-cell>
          <table:table-cell office:value-type="string">
            <text:p>F</text:p>
          </table:table-cell>
          <table:table-cell office:value-type="string">
            <text:p>Kayne (Oblivion Touched)</text:p>
          </table:table-cell>
          <table:table-cell table:number-columns-repeated="1012"/>
        </table:table-row>
        <table:table-row table:style-name="ro4">
          <table:table-cell office:value-type="string">
            <text:p>Andrew Carver</text:p>
          </table:table-cell>
          <table:table-cell office:value-type="string">
            <text:p>the Grim Envoy</text:p>
          </table:table-cell>
          <table:table-cell office:value-type="string">
            <text:p>Incarnate- Andrew is bound to his duty. When Andrew deals damage to a foe, the foe takes Reaper's Touch for a few seconds. If a foe with Reaper's Touch dies, Andrew heals for moderate damage and the cooldowns of all of his basic abilities refresh.</text:p>
          </table:table-cell>
          <table:table-cell office:value-type="string">
            <text:p>Rend- Andrew swings his scythe, dealing moderate damage to struck enemies</text:p>
          </table:table-cell>
          <table:table-cell office:value-type="string">
            <text:p>End of the Line- Andrew hooks in with his scythe, dealing significant damage at close range and dashing a short distance forwards. If an enemy is struck, they are also pulled towards him.</text:p>
          </table:table-cell>
          <table:table-cell office:value-type="string">
            <text:p>Reap- Andrew swings his scythe with crushing force, dealing massive damage to a single target in melee range. If this does not kill the target, Andrew takes heavy damage.</text:p>
          </table:table-cell>
          <table:table-cell office:value-type="string">
            <text:p>Death's Embrace- Andrew channels unholy power, adopting his true form for a split second. All enemies with Reaper's Touch are Stunned for a while, and take increased damage from all of Andrew's abilities during that time.</text:p>
          </table:table-cell>
          <table:table-cell/>
          <table:table-cell office:value-type="string">
            <text:p>Grim Andrew</text:p>
          </table:table-cell>
          <table:table-cell office:value-type="string">
            <text:p>Alistair “Phillammon” Crook</text:p>
          </table:table-cell>
          <table:table-cell office:value-type="string">
            <text:p>M</text:p>
          </table:table-cell>
          <table:table-cell office:value-type="string">
            <text:p>Oblivion</text:p>
          </table:table-cell>
          <table:table-cell table:number-columns-repeated="1012"/>
        </table:table-row>
        <table:table-row table:style-name="ro12">
          <table:table-cell office:value-type="string">
            <text:p>Animus</text:p>
          </table:table-cell>
          <table:table-cell office:value-type="string">
            <text:p>the Symbiote</text:p>
          </table:table-cell>
          <table:table-cell office:value-type="string">
            <text:p>Incorporeal- Animus cannot survive for long outside a body. When Animus is not Inhabiting an ally, he slowly loses health.</text:p>
          </table:table-cell>
          <table:table-cell office:value-type="string">
            <text:p>Spirit Pulse- Animus deals up to moderate damage to enemies in a wide radius around his host and knocks them back. The knockback and damage scale according to how close the enemies are to Animus's host.</text:p>
          </table:table-cell>
          <table:table-cell office:value-type="string">
            <text:p>Ghostly Shell- Animus shields his host, protecting them for the next 50 points of damage to strike them in the next few seconds.</text:p>
          </table:table-cell>
          <table:table-cell office:value-type="string">
            <text:p>Destiny Path- Animus fires a burst of ghostly light, dealing significant damage in a straight line from his host, leaving a Trail for a few seconds. While on this Trail, the host gains significantly increased movement speed.</text:p>
          </table:table-cell>
          <table:table-cell office:value-type="string">
            <text:p>Inhabit/Release- Animus enters an ally in melee range, Inhabiting them. While Inhabiting an ally, Animus vanishes, his location is treated as the location of the ally he is inhabiting, and the ally he is inhabiting gains additional passive health regeneration. If the Inhabited ally dies, Animus appears at their location, Animus can reactivate Inhabit/Release to stop inhabiting the ally and reappear at their location.</text:p>
          </table:table-cell>
          <table:table-cell/>
          <table:table-cell office:value-type="string">
            <text:p>Fireball Animus</text:p>
          </table:table-cell>
          <table:table-cell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4">
          <table:table-cell office:value-type="string">
            <text:p>Anne Finewinds</text:p>
          </table:table-cell>
          <table:table-cell office:value-type="string">
            <text:p>the Loose Cannon</text:p>
          </table:table-cell>
          <table:table-cell office:value-type="string">
            <text:p>Powder, Wad and Shot- Anne uses a handheld cannon of her own devising as her weapon. Anne's abilities Load shots, which are consumed when Open Fire! is cast.</text:p>
          </table:table-cell>
          <table:table-cell office:value-type="string">
            <text:p>Open Fire!- Anne fires her currently loaded shot. If there is no shot currently loaded, she fires a regular shot, dealing significant damage to the struck foe.</text:p>
          </table:table-cell>
          <table:table-cell office:value-type="string">
            <text:p>Hotshot- Anne loads Flaming Shot. When fired, the flaming shot deals significant damage to the foe it strikes. Additionally, all enemies in a wide radius around the struck foe take Burning for significant damage over time.</text:p>
          </table:table-cell>
          <table:table-cell office:value-type="string">
            <text:p>Direct Hit- Anne loads a High Powered Shot. When fired, the high powered shot deals significant damage to the foe it strikes. If the struck foe is airborne, they instead take heavy damage and are knocked back.</text:p>
          </table:table-cell>
          <table:table-cell office:value-type="string">
            <text:p>Blast Wave- Anne loads an Explosive Shot. When fired, the explosive shot explodes on contact with the ground or an enemy, dealing moderate damage to and knocking away enemies in a wide radius.</text:p>
          </table:table-cell>
          <table:table-cell/>
          <table:table-cell office:value-type="string">
            <text:p>Battlescarred Anne</text:p>
          </table:table-cell>
          <table:table-cell office:value-type="string">
            <text:p>Alistair “Phillammon” Crook</text:p>
          </table:table-cell>
          <table:table-cell office:value-type="string">
            <text:p>F</text:p>
          </table:table-cell>
          <table:table-cell office:value-type="string">
            <text:p>Northport</text:p>
          </table:table-cell>
          <table:table-cell table:number-columns-repeated="1012"/>
        </table:table-row>
        <table:table-row table:style-name="ro4">
          <table:table-cell office:value-type="string">
            <text:p>Argia Auge</text:p>
          </table:table-cell>
          <table:table-cell office:value-type="string">
            <text:p>the Psyclops</text:p>
          </table:table-cell>
          <table:table-cell office:value-type="string">
            <text:p>Anticipate- Argia knows what her foes are going to do the moment they think of it. Argia takes slightly reduced damage from foes with at least one stack of Mind Reader.</text:p>
          </table:table-cell>
          <table:table-cell office:value-type="string">
            <text:p>Glimpse- Argia peers into the mind of a target enemy, dealing light damage to them and applying a stack of Mind Reader, to a cap of 3 stacks.</text:p>
          </table:table-cell>
          <table:table-cell office:value-type="string">
            <text:p>Horrific Phantasm- Argia conjures a tailored phantasm. If the target enemy has 3 stacks of Mind Reader, they are Feared for a short while and take considerable damage. Otherwise, Horrific Phantasm has no effect.</text:p>
          </table:table-cell>
          <table:table-cell office:value-type="string">
            <text:p>Derail- Argia disrupts a foe's train of thought. If the target foe has at least one stack of Mind Reader, one stack of Mind Reader is consumed and the foe is Silenced for a short while, and takes significant damage. Otherwise, Derail has no effect.</text:p>
          </table:table-cell>
          <table:table-cell office:value-type="string">
            <text:p>Compelling Gaze- Argia channels mindwarping power through her eye, dealing significant damage in a cone. If any of the enemies damaged are facing Argia, they are also Stunned for a few seconds.</text:p>
          </table:table-cell>
          <table:table-cell/>
          <table:table-cell office:value-type="string">
            <text:p>Figment Argia</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4">
          <table:table-cell office:value-type="string">
            <text:p>Ariadne</text:p>
          </table:table-cell>
          <table:table-cell office:value-type="string">
            <text:p>the Web Weaver</text:p>
          </table:table-cell>
          <table:table-cell office:value-type="string">
            <text:p>Enveloping Webs- Ariadne leaves the area around her filled with webs, perfect for entangling the unfortunate. Enemies in a wide radius around Ariadne have the duration of Stuns applied to them increased by a flat amount.</text:p>
          </table:table-cell>
          <table:table-cell office:value-type="string">
            <text:p>Paralytic Bite- Ariadne bites down on a foe with venomous fangs, dealing significant damage and briefly Stunning a target in melee range.</text:p>
          </table:table-cell>
          <table:table-cell office:value-type="string">
            <text:p>Skitter- Ariadne rapidly moves in, dashing to the target opponent, dealing significant damage to them and briefly Stunning them.</text:p>
          </table:table-cell>
          <table:table-cell office:value-type="string">
            <text:p>Silkweave- Ariadne spins a web, Stunning all enemies in a small radius around Ariadne for a short while and placing Webbed on the area for a short time. Enemies moving through the Webbed area are Slowed.</text:p>
          </table:table-cell>
          <table:table-cell office:value-type="string">
            <text:p>Flurry- Ariadne descends upon an opponent in melee range, striking them for light damage 8 times over the course of a few seconds. Each of these strikes applies a Stun lasting until the next strike.</text:p>
          </table:table-cell>
          <table:table-cell/>
          <table:table-cell office:value-type="string">
            <text:p>Human Ariadne</text:p>
          </table:table-cell>
          <table:table-cell office:value-type="string">
            <text:p>Alistair “Phillammon” Crook</text:p>
          </table:table-cell>
          <table:table-cell office:value-type="string">
            <text:p>F</text:p>
          </table:table-cell>
          <table:table-cell office:value-type="string">
            <text:p>Thaos</text:p>
          </table:table-cell>
          <table:table-cell table:number-columns-repeated="1012"/>
        </table:table-row>
        <table:table-row table:style-name="ro6">
          <table:table-cell office:value-type="string">
            <text:p>Artemis Auge</text:p>
          </table:table-cell>
          <table:table-cell office:value-type="string">
            <text:p>the Far Huntress</text:p>
          </table:table-cell>
          <table:table-cell office:value-type="string">
            <text:p>Camouflage- Artemis disguises her location for hours on end. If Artemis doesn't use any abilities or move for several seconds, she becomes Stealthed until she moves or takes damage. She can still use abilities without breaking Stealth, however she becomes briefly visible on Shooting.</text:p>
          </table:table-cell>
          <table:table-cell office:value-type="string">
            <text:p>Covering Fire- Artemis covers the target ally for a few seconds. The target ally gains Covered for a few seconds. Every time an enemy damages a Covered ally, Artemis Shoots the enemy for moderate damage. Only one of Covering Fire, Lock and Load and Skeet can be active at a time.</text:p>
          </table:table-cell>
          <table:table-cell office:value-type="string">
            <text:p>Skeet- Artemis fires with such precision that she can take out even the smallest target. A wide radius around the target point becomes Artemis' Shootout for a few seconds. Enemy projectiles entering Shootout are Shot and destroyed harmlessly. Only one of Covering Fire, Lock and Load and Skeet can be active at a time.</text:p>
          </table:table-cell>
          <table:table-cell office:value-type="string">
            <text:p>Serrated Snare- Artemis sets up a Trap at her location for a while. If an enemy touches the Trap, it is destroyed, and the enemy takes significant damage, Bleeds for light damage over time, is Snared briefly, and is Slowed for a few seconds.</text:p>
          </table:table-cell>
          <table:table-cell office:value-type="string">
            <text:p>Lock and Load- Artemis lines up the perfect shot. A small radius around the target point becomes Artemis' Killbox for a few seconds. All enemies in the Killbox at the end of this time are Shot for moderate damage. Only one of Covering Fire, Lock and Load and Skeet can be active at a time.</text:p>
          </table:table-cell>
          <table:table-cell/>
          <table:table-cell office:value-type="string">
            <text:p>Darkforge Artemis</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7">
          <table:table-cell office:value-type="string">
            <text:p>Peter Bastion</text:p>
          </table:table-cell>
          <table:table-cell office:value-type="string">
            <text:p>the Stone Soldier</text:p>
          </table:table-cell>
          <table:table-cell office:value-type="string">
            <text:p>Rock Solid- Bastion's body is impervious to a great many things, unless weakened. If Bastion is not damaged for a large period of time, he is immune to the damage from the next ability to hit him.</text:p>
          </table:table-cell>
          <table:table-cell office:value-type="string">
            <text:p>Hammerblow- Bastion smashes down with his hammer, dealing significant damage</text:p>
          </table:table-cell>
          <table:table-cell office:value-type="string">
            <text:p>Earthshaker- Bastion slams the ground, dealing light damage to nearby enemies and Slowing them.</text:p>
          </table:table-cell>
          <table:table-cell office:value-type="string">
            <text:p>Epicentre- Bastion bodyslams an enemy in melee range, dealing moderate damage and Stunning them briefly.</text:p>
          </table:table-cell>
          <table:table-cell office:value-type="string">
            <text:p>Boulderdash- Bastion cannonballs forward, firing himself as a gravity affected projectile. When he lands, nearby enemies take light damage, and are sent Airborne and Slowed for a short time.</text:p>
          </table:table-cell>
          <table:table-cell/>
          <table:table-cell office:value-type="string">
            <text:p>Crystal Bastion</text:p>
          </table:table-cell>
          <table:table-cell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4">
          <table:table-cell office:value-type="string">
            <text:p>Black Ace</text:p>
          </table:table-cell>
          <table:table-cell office:value-type="string">
            <text:p>the Card Sharp</text:p>
          </table:table-cell>
          <table:table-cell office:value-type="string">
            <text:p>Luck of the Draw- When Black Ace uses an ability, she gains a stack of Luck. If Black Ace uses Fling Card or Up My Sleeve with 3 stacks of Luck, all stacks of Luck are consumed and she throws Aces, dealing double damage.</text:p>
          </table:table-cell>
          <table:table-cell office:value-type="string">
            <text:p>Fling Card- Ace throws a card, dealing significant damage to the struck foe.</text:p>
          </table:table-cell>
          <table:table-cell office:value-type="string">
            <text:p>Up My Sleeve (Channel)- At brief intervals, Ace fires 3 cards, each dealing light damage, in a wide cone.</text:p>
          </table:table-cell>
          <table:table-cell office:value-type="string">
            <text:p>Find the Lady- Ace is briefly Stealthed. When the Stealth ends, two clones of Ace are placed at random in a wide radius, lasting for a few seconds. If a foe deals damage to a clone, it disappears, and the foe takes moderate damage.</text:p>
          </table:table-cell>
          <table:table-cell office:value-type="string">
            <text:p>Cut and Run- Ace shuffles her deck, blinking to the target location after a considerable cast time. If Ace is Stealthed, the cast time is removed and the animation is suppressed</text:p>
          </table:table-cell>
          <table:table-cell/>
          <table:table-cell office:value-type="string">
            <text:p>Full House Black Ace</text:p>
          </table:table-cell>
          <table:table-cell office:value-type="string">
            <text:p>Alistair “Phillammon” Crook</text:p>
          </table:table-cell>
          <table:table-cell office:value-type="string">
            <text:p>F</text:p>
          </table:table-cell>
          <table:table-cell office:value-type="string">
            <text:p>Northport</text:p>
          </table:table-cell>
          <table:table-cell table:number-columns-repeated="1012"/>
        </table:table-row>
        <table:table-row table:style-name="ro7">
          <table:table-cell office:value-type="string">
            <text:p>Carl Polar</text:p>
          </table:table-cell>
          <table:table-cell office:value-type="string">
            <text:p>the Tireless Spearman</text:p>
          </table:table-cell>
          <table:table-cell office:value-type="string">
            <text:p>Relentless Offence- Carl does not believe in backing down. Every time Carl deals damage to an enemy, the cooldown of all of his abilities are reduced by a small amount.</text:p>
          </table:table-cell>
          <table:table-cell office:value-type="string">
            <text:p>Piercing Stab- Carl stabs forward with his lance, dealing significant damage to struck enemies.</text:p>
          </table:table-cell>
          <table:table-cell office:value-type="string">
            <text:p>Reckless Charge- Carl rushes forward to a foe, dashing to a target enemy and dealing moderate damage to them. Any foes struck during the dash take moderate damage.</text:p>
          </table:table-cell>
          <table:table-cell office:value-type="string">
            <text:p>Upswing- Carl flicks upwards with his lance, dealing moderate damage and sending struck enemies airborne.</text:p>
          </table:table-cell>
          <table:table-cell office:value-type="string">
            <text:p>Impale- Carl dashes forward a short distance. Each foe he strikes during this dash take moderate damage, plus bonus damage proportionate to the number of foes struck up to that point.</text:p>
          </table:table-cell>
          <table:table-cell/>
          <table:table-cell office:value-type="string">
            <text:p>Ruined Carl</text:p>
          </table:table-cell>
          <table:table-cell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4">
          <table:table-cell office:value-type="string">
            <text:p>Castra Rook</text:p>
          </table:table-cell>
          <table:table-cell office:value-type="string">
            <text:p>the Ovimancer</text:p>
          </table:table-cell>
          <table:table-cell office:value-type="string">
            <text:p>Aeleigiance- Castra's power lies in her Aelei. Castra may have up to 10 Aelei active at a time. If an Aelei comes into contact with an enemy, it explodes, dealing significant damage in a small radius.</text:p>
          </table:table-cell>
          <table:table-cell office:value-type="string">
            <text:p>Aeleittraction- Castra marks a target for her Aelei. The target enemy receives Aeleittractive. Aelei automatically float towards enemies with Aeleittractive instead of drifting. Only one foe can have Aeleittractive at a time.</text:p>
          </table:table-cell>
          <table:table-cell office:value-type="string">
            <text:p>Aelei Portal- Castra summons an Aelei at the target location. This Aelei floats in place.</text:p>
          </table:table-cell>
          <table:table-cell office:value-type="string">
            <text:p>Explosive Reproduction- Castra detonates the target allied Aelei, dealing significant damage in a small radius and summoning three Aelei at the same location. These Aelei float in place.</text:p>
          </table:table-cell>
          <table:table-cell office:value-type="string">
            <text:p>Stampede- Castra summons a herd of enraged Aelei. For the next few seconds, her Aelei explosions deal moderate damage, and Castra summons as many Aelei as possible at her location. These Aelei drift towards the cursor.</text:p>
          </table:table-cell>
          <table:table-cell/>
          <table:table-cell office:value-type="string">
            <text:p>Wispmother Castra</text:p>
          </table:table-cell>
          <table:table-cell office:value-type="string">
            <text:p>Rachel and Abigail Crook</text:p>
          </table:table-cell>
          <table:table-cell office:value-type="string">
            <text:p>F</text:p>
          </table:table-cell>
          <table:table-cell office:value-type="string">
            <text:p>Kayne</text:p>
          </table:table-cell>
          <table:table-cell table:number-columns-repeated="1012"/>
        </table:table-row>
        <table:table-row table:style-name="ro11">
          <table:table-cell office:value-type="string">
            <text:p>Catherine Durac</text:p>
          </table:table-cell>
          <table:table-cell office:value-type="string">
            <text:p>the High Prophet</text:p>
          </table:table-cell>
          <table:table-cell office:value-type="string">
            <text:p>Litany- Catherine recites holy rites as she fights. All of her abilities have a persistent “Litany” effect that lasts until her next ability use.</text:p>
          </table:table-cell>
          <table:table-cell office:value-type="string">
            <text:p>Lay Down Arms- Catherine commands a foe to stop fighting, Silencing them for a while. Litany of Peace- Allies near Catherine take slightly reduced damage.</text:p>
          </table:table-cell>
          <table:table-cell office:value-type="string">
            <text:p>Devout Blessing- Catherine blesses an ally, healing them for significant damage. Litany of Protection- Allies near Catherine regenerate health slowly over time.</text:p>
          </table:table-cell>
          <table:table-cell office:value-type="string">
            <text:p>Smite- Catherine calls down the fury of the heavens on a foe, Slowing them for a short while and dealing significant damage to them. Litany of Revelation– Enemies near Catherine are Slowed.</text:p>
          </table:table-cell>
          <table:table-cell office:value-type="string">
            <text:p>Judgement- Catherine judges a Templar. If they are an ally below half health, they are healed to half health. If they are an enemy above half health, they are damaged to half health. Litany of Damnation- Enemies near Catherine take light damage at frequent intervals.</text:p>
          </table:table-cell>
          <table:table-cell/>
          <table:table-cell office:value-type="string">
            <text:p>Techmaturgical Catherine</text:p>
          </table:table-cell>
          <table:table-cell office:value-type="string">
            <text:p>Alistair “Phillammon” Crook</text:p>
          </table:table-cell>
          <table:table-cell office:value-type="string">
            <text:p>F</text:p>
          </table:table-cell>
          <table:table-cell office:value-type="string">
            <text:p>Avalon</text:p>
          </table:table-cell>
          <table:table-cell table:number-columns-repeated="1012"/>
        </table:table-row>
        <table:table-row table:style-name="ro3">
          <table:table-cell office:value-type="string">
            <text:p>Clank</text:p>
          </table:table-cell>
          <table:table-cell office:value-type="string">
            <text:p>the Marvellous Automaton</text:p>
          </table:table-cell>
          <table:table-cell office:value-type="string">
            <text:p>Power Crystals- Clank's only vulnerability is his power source. All incoming damage on Clank is reduced to slight, but he cannot be healed, except by Inertial Dampners.</text:p>
          </table:table-cell>
          <table:table-cell office:value-type="string">
            <text:p>Iron Punch- Clank punches, dealing significant damage.</text:p>
          </table:table-cell>
          <table:table-cell office:value-type="string">
            <text:p>Reroute Power- Clank diverts power to his hands, causing his next Iron Punch to do additional damage and resetting the cooldown on Iron Punch.</text:p>
          </table:table-cell>
          <table:table-cell office:value-type="string">
            <text:p>Grasp and Clamp- Clank grabs on to a nearby enemy, Snaring both of them for until he reactivates Grasp and Clamp. During this time, Clank can still use all of his abilities.</text:p>
          </table:table-cell>
          <table:table-cell office:value-type="string">
            <text:p>Inertial Dampeners- Clank switches on his Inertial Dampners for a few seconds, becoming Invulnerable and healing for the damage he would have taken in this time.</text:p>
          </table:table-cell>
          <table:table-cell/>
          <table:table-cell office:value-type="string">
            <text:p>Biomechanical Clank</text:p>
          </table:table-cell>
          <table:table-cell office:value-type="string">
            <text:p>Alistair “Phillammon” Crook</text:p>
          </table:table-cell>
          <table:table-cell office:value-type="string">
            <text:p>N</text:p>
          </table:table-cell>
          <table:table-cell office:value-type="string">
            <text:p>Kayne</text:p>
          </table:table-cell>
          <table:table-cell table:number-columns-repeated="1012"/>
        </table:table-row>
        <table:table-row table:style-name="ro11">
          <table:table-cell office:value-type="string">
            <text:p>Cordelia Strange</text:p>
          </table:table-cell>
          <table:table-cell office:value-type="string">
            <text:p>the Grovemother</text:p>
          </table:table-cell>
          <table:table-cell office:value-type="string">
            <text:p>Overgrow- Cordelia saps nutrients from around her. Every time Cordelia damages an enemy, she gains a stack of Overgrow for a few seconds, up to a cap. Cordelia's maximum health is increased slightly for each stack of Overgrow.</text:p>
          </table:table-cell>
          <table:table-cell office:value-type="string">
            <text:p>Thornspitter- Cordelia fires a thorn towards the cursor as a projectile, dealing significant damage. If this strikes an enemy, the cooldowns of Thornspitter and Sweet Blooms are reduced by a small amount.</text:p>
          </table:table-cell>
          <table:table-cell office:value-type="string">
            <text:p>Sweet Blooms- Cordelia opens her flowers, healing her for light damage every time she casts Thornspitter for the next few seconds.</text:p>
          </table:table-cell>
          <table:table-cell office:value-type="string">
            <text:p>Coiling Vines- Cordelia launches gravity affected vines forward, dealing significant damage and briefly Slowing the struck enemy.</text:p>
          </table:table-cell>
          <table:table-cell office:value-type="string">
            <text:p>Dance of Thorns- Thick, thorny vines sprout from Cordelia's location, creating a Bramble in a wide radius around her for a few seconds and pushing any enemies in the radius to the edge of it. While in the Bramble, enemies are Slowed and take increased damage from Thornspitter,</text:p>
          </table:table-cell>
          <table:table-cell/>
          <table:table-cell office:value-type="string">
            <text:p>Human Cordelia</text:p>
          </table:table-cell>
          <table:table-cell office:value-type="string">
            <text:p>Alistair “Phillammon” Crook</text:p>
          </table:table-cell>
          <table:table-cell office:value-type="string">
            <text:p>F</text:p>
          </table:table-cell>
          <table:table-cell office:value-type="string">
            <text:p>Sylvan Forest</text:p>
          </table:table-cell>
          <table:table-cell table:number-columns-repeated="1012"/>
        </table:table-row>
        <table:table-row table:style-name="ro13">
          <table:table-cell office:value-type="string">
            <text:p>Craidd</text:p>
          </table:table-cell>
          <table:table-cell office:value-type="string">
            <text:p>the Molten Colossus</text:p>
          </table:table-cell>
          <table:table-cell office:value-type="string">
            <text:p>Magma Body - Craidd has a hard time holding himself together. When Craidd takes an attack that would kill Craidd, he takes no damage from it, but a Magma Blob flies off him, dealing light damage to struck enemy Templars, and Craidd's maximum health is reduced by the damage the attack would have dealt. If Craidd picks up this Magma Blob, his maximum health is restored, and he heals for half of the damage taken from the initial attack.</text:p>
          </table:table-cell>
          <table:table-cell office:value-type="string">
            <text:p>Scalding Skin (Toggle)- Craidd radiates intense heat. While on, Craidd generates stacks of Superheated. When Scalding Skin is turned off, Craidd deals damage proportionate to the number of Superheated stacks to all enemies in a wide area of effect, but deals the same amount of damage to himself and consumes all Superheated stacks. Scalding Skin's self damage can trigger Magma Body. Scalding Skin toggles off automatically if Craidd is Stunned or Silenced.</text:p>
          </table:table-cell>
          <table:table-cell office:value-type="string">
            <text:p>Eruption- Craidd dives into the earth and emerges a few seconds later at the location of the nearest enemy to Craidd, dealing significant damage to and sending nearby enemies airborne. If there are no enemies in range, Craidd emerges at his own location and Eruption goes on a significantly reduced cooldown.</text:p>
          </table:table-cell>
          <table:table-cell office:value-type="string">
            <text:p>Searing Pool- Craidd spreads himself into a pool, Vanishing for a few seconds and leaving a Searing Pool around him. Enemies in the Searing Pool periodically take significant damage. If Craidd reactivates Searing Pool, he reappears at the target location, provided it is inside the Pool.</text:p>
          </table:table-cell>
          <table:table-cell office:value-type="string">
            <text:p>Crucible (Channel)- Craidd engulfs a target enemy in melee range. While Craidd is channelling, the target enemy is Snared, and periodically takes moderate damage. If the target dies, or 5 seconds have passed, the channel immediately ends.</text:p>
          </table:table-cell>
          <table:table-cell/>
          <table:table-cell office:value-type="string">
            <text:p>Ironhide Craidd</text:p>
          </table:table-cell>
          <table:table-cell office:value-type="string">
            <text:p>Alistair “Phillammon” Crook</text:p>
          </table:table-cell>
          <table:table-cell office:value-type="string">
            <text:p>M</text:p>
          </table:table-cell>
          <table:table-cell office:value-type="string">
            <text:p>Torska</text:p>
          </table:table-cell>
          <table:table-cell table:number-columns-repeated="1012"/>
        </table:table-row>
        <table:table-row table:style-name="ro3">
          <table:table-cell office:value-type="string">
            <text:p>Dalia Laime</text:p>
          </table:table-cell>
          <table:table-cell office:value-type="string">
            <text:p>the Fortune Teller</text:p>
          </table:table-cell>
          <table:table-cell office:value-type="string">
            <text:p>Diviner's Deck- Dalia draws from a special deck of cards. Dalia spawns with four random cards as her four abilities. If Dalia uses a card, a new card replaces it at random.</text:p>
          </table:table-cell>
          <table:table-cell office:value-type="string">
            <text:p>See Sheet 4: Dalia, the Fortune Teller</text:p>
          </table:table-cell>
          <table:table-cell office:value-type="string">
            <text:p>See Sheet 4: Dalia, the Fortune Teller</text:p>
          </table:table-cell>
          <table:table-cell office:value-type="string">
            <text:p>See Sheet 4: Dalia, the Fortune Teller</text:p>
          </table:table-cell>
          <table:table-cell office:value-type="string">
            <text:p>See Sheet 4: Dalia, the Fortune Teller</text:p>
          </table:table-cell>
          <table:table-cell/>
          <table:table-cell office:value-type="string">
            <text:p>Seer Dalia</text:p>
          </table:table-cell>
          <table:table-cell office:value-type="string">
            <text:p>Alistair “Phillammon” Crook</text:p>
          </table:table-cell>
          <table:table-cell office:value-type="string">
            <text:p>F</text:p>
          </table:table-cell>
          <table:table-cell office:value-type="string">
            <text:p>Northport</text:p>
          </table:table-cell>
          <table:table-cell table:number-columns-repeated="1012"/>
        </table:table-row>
        <table:table-row table:style-name="ro4">
          <table:table-cell office:value-type="string">
            <text:p>Damos Valgyre</text:p>
          </table:table-cell>
          <table:table-cell office:value-type="string">
            <text:p>the Savage Sword</text:p>
          </table:table-cell>
          <table:table-cell office:value-type="string">
            <text:p>One to One- Damos engages in duels to the death. While an enemy has the Dueling status, Damos takes reduced damage from all other sources.</text:p>
          </table:table-cell>
          <table:table-cell office:value-type="string">
            <text:p>Savage Slash- Damos swings his sword, dealing moderate damage in melee range. Against a Dueling target, Savage Slash deals additional damage.</text:p>
          </table:table-cell>
          <table:table-cell office:value-type="string">
            <text:p>Single Out- Damos chooses a foe, applying the Dueling status to the target Templar. Dueling expires if Damos dies, if the Dueling Templar dies, or if Single Out is recast.</text:p>
          </table:table-cell>
          <table:table-cell office:value-type="string">
            <text:p>Defiant Shout- Damos yells, Slowing all nearby enemies for a while. If a Dueling foe is in the area of effect, they are Snared for the same amount of time.</text:p>
          </table:table-cell>
          <table:table-cell office:value-type="string">
            <text:p>Seraphim's Wings- Damos lunges forward in a frenzy, dashing a short distance and dealing moderate damage to foes in his path, and knocking them up briefly. If a Dueling foe is struck, they take heavy damage, and are carried with Damos.</text:p>
          </table:table-cell>
          <table:table-cell/>
          <table:table-cell office:value-type="string">
            <text:p>Sylvan Damos</text:p>
          </table:table-cell>
          <table:table-cell office:value-type="string">
            <text:p>Daniel “Damos” Jenkins</text:p>
          </table:table-cell>
          <table:table-cell office:value-type="string">
            <text:p>M</text:p>
          </table:table-cell>
          <table:table-cell office:value-type="string">
            <text:p>Sylvan Forest</text:p>
          </table:table-cell>
          <table:table-cell table:number-columns-repeated="1012"/>
        </table:table-row>
        <table:table-row table:style-name="ro4">
          <table:table-cell office:value-type="string">
            <text:p>Darryn King</text:p>
          </table:table-cell>
          <table:table-cell office:value-type="string">
            <text:p>the Wily Bomber</text:p>
          </table:table-cell>
          <table:table-cell office:value-type="string">
            <text:p>Safety Second- When Darryn is in the area of effect of one of his own abilities, he deals increased damage with all of his abilities for a few seconds.</text:p>
          </table:table-cell>
          <table:table-cell office:value-type="string">
            <text:p>Cross Slash- Darryn swings his sword, dealing significant damage in melee range.</text:p>
          </table:table-cell>
          <table:table-cell office:value-type="string">
            <text:p>Reckless Blast- Darryn lobs a gravity affected bomb which explodes on striking a foe or the ground, dealing moderate damage in a wide radius around it.</text:p>
          </table:table-cell>
          <table:table-cell office:value-type="string">
            <text:p>Minefield- Darryn throws several small mines around him. If an enemy, or Darryn, steps on a mine, it deals significant damage to foes in a small radius around it and Slows them for a short time.</text:p>
          </table:table-cell>
          <table:table-cell office:value-type="string">
            <text:p>Ground Zero- Darryn throws a large bomb straight up. After a few seconds, it comes down and explodes, dealing massive damage to enemies in a wide radius. If Darryn is in this area, he takes massive damage too.</text:p>
          </table:table-cell>
          <table:table-cell/>
          <table:table-cell office:value-type="string">
            <text:p>Laboratory Darryn</text:p>
          </table:table-cell>
          <table:table-cell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14">
          <table:table-cell office:value-type="string">
            <text:p>Diana Jaeger</text:p>
          </table:table-cell>
          <table:table-cell office:value-type="string">
            <text:p>the Empathic Beastmistress</text:p>
          </table:table-cell>
          <table:table-cell office:value-type="string">
            <text:p>Bahamut, Fledgling Wyvern- Diana has raised Bahamut from birth. Diana spawns holding Bahamut. If Diana touches Bahamut, Diana picks up Bahamut. Additionally, while in Union Form, Diana's thick scales reduce incoming damage by a small amount.</text:p>
          </table:table-cell>
          <table:table-cell office:value-type="string">
            <text:p>Stoop- Bahamut shoots to a target location, dealing significant damage to all enemies he strikes along the way. When he arrives, he hovers at that location. In Union Form, Diana dashes to the target location, dealing significant damage to and briefly Slowing all enemies she strikes along the way.</text:p>
          </table:table-cell>
          <table:table-cell office:value-type="string">
            <text:p>Flame Breath- Bahamut exhales a wide cone of flame, dealing moderate damage to enemies in a cone sourced from Bahamut. In Union Form, Diana exhales a wide cone of flame, dealing moderate damage to and applying Burning for significant damage over time to all enemies in a cone sourced from Diana.</text:p>
          </table:table-cell>
          <table:table-cell office:value-type="string">
            <text:p>Strike and Return- Bahamut rushes to the targetted enemy, dealing significant damage to them. On striking them, he returns to Diana's location. In Union Form, Diana dashes to a target enemy. On arrival, all enemies in a wide radius are Stunned for a short time and take significant damage.</text:p>
          </table:table-cell>
          <table:table-cell office:value-type="string">
            <text:p>Unbreakable Union- Bahamut and Diana merge as one. Diana enters Union Form for a short while. Unbreakable Union can only be used while Diana is holding Bahamut. In Union Form, Diana rakes nearby foes with her claws, dealing significant damage in melee range.</text:p>
          </table:table-cell>
          <table:table-cell/>
          <table:table-cell office:value-type="string">
            <text:p>Falconer Diana</text:p>
          </table:table-cell>
          <table:table-cell office:value-type="string">
            <text:p>Alistair “Phillammon” Crook</text:p>
          </table:table-cell>
          <table:table-cell office:value-type="string">
            <text:p>F</text:p>
          </table:table-cell>
          <table:table-cell office:value-type="string">
            <text:p>Ma'dhresh</text:p>
          </table:table-cell>
          <table:table-cell table:number-columns-repeated="1012"/>
        </table:table-row>
        <table:table-row table:style-name="ro6">
          <table:table-cell office:value-type="string">
            <text:p>Eira Wynn</text:p>
          </table:table-cell>
          <table:table-cell office:value-type="string">
            <text:p>the Glacial Harbinger</text:p>
          </table:table-cell>
          <table:table-cell office:value-type="string">
            <text:p>Winter is Coming- Cold kills slowly. So does Eira. When Eira uses an ability, she gains Winter Is Coming for a few seconds. If she already has Winter Is Coming, the duration is refreshed.</text:p>
          </table:table-cell>
          <table:table-cell office:value-type="string">
            <text:p>Cold Snap- Eira flash-freezes the air, dealing light damage to all enemies in a small radius around her cursor. If any Frost Buds are in this area, it becomes a Chilled Frost Bud. When Winter is Coming expires, Chilled Frost Buds explode into shards, dealing light damage to and briefly Snaring all enemies in a small radius around them.</text:p>
          </table:table-cell>
          <table:table-cell office:value-type="string">
            <text:p>Frost Bud- Eira plants a seed of ice at the target location, placing a Frost Bud. After a short time, Frost Buds enter Stealth. When Winter Is Coming expires, the Frost Bud erupts into an icy lance, dealing moderate damage to any enemy Templars standing on it. </text:p>
          </table:table-cell>
          <table:table-cell office:value-type="string">
            <text:p>Driving Hail- Eira conjures a Hailstorm around the target area. Until Winter Is Coming expires, enemies in the Hailstorm are Slowed and take light damage periodically. The Slow lasts a short time after leaving the Hailstorm. Reactivating Driving Hail causes Winter is Coming to instantly expire.</text:p>
          </table:table-cell>
          <table:table-cell office:value-type="string">
            <text:p>Frozen Vortex- Eira conjures a swirling storm at her location. Until Winter is Coming expires, it gathers power, becoming larger. When Winter is Coming expires, it surges forward, Stunning the first struck foe for an amount of time and dealing damage to them proportionate to the duration the Frozen Vortex charged for.</text:p>
          </table:table-cell>
          <table:table-cell/>
          <table:table-cell office:value-type="string">
            <text:p>Encrusted Eira</text:p>
          </table:table-cell>
          <table:table-cell office:value-type="string">
            <text:p>Alistair “Phillammon” Crook</text:p>
          </table:table-cell>
          <table:table-cell office:value-type="string">
            <text:p>F</text:p>
          </table:table-cell>
          <table:table-cell office:value-type="string">
            <text:p>Torska</text:p>
          </table:table-cell>
          <table:table-cell table:number-columns-repeated="1012"/>
        </table:table-row>
        <table:table-row table:style-name="ro10">
          <table:table-cell office:value-type="string">
            <text:p>Elijah</text:p>
          </table:table-cell>
          <table:table-cell office:value-type="string">
            <text:p>the Bloodied Butcher</text:p>
          </table:table-cell>
          <table:table-cell office:value-type="string">
            <text:p>Carnivore- Elijah feeds off his foes, healing himself for a proportion of the damage he deals.</text:p>
          </table:table-cell>
          <table:table-cell office:value-type="string">
            <text:p>Carve- Elijah hacks at his foe's flesh, dealing moderate damage in melee range.</text:p>
          </table:table-cell>
          <table:table-cell office:value-type="string">
            <text:p>Bleed for Me- Elijah hones his blade, causing his next Carve to inflict Bleeding on his target, dealing significant damage over time.</text:p>
          </table:table-cell>
          <table:table-cell office:value-type="string">
            <text:p>Go for the Throat- Elijah prepares himself, causing Elijah to dash forward a short distance when he next uses Carve.</text:p>
          </table:table-cell>
          <table:table-cell office:value-type="string">
            <text:p>Slaughter- Elijah swings for the kill, dealing moderate damage and bonus damage proportionate to the target's missing health.</text:p>
          </table:table-cell>
          <table:table-cell/>
          <table:table-cell office:value-type="string">
            <text:p>Gluttonous Elijah</text:p>
          </table:table-cell>
          <table:table-cell office:value-type="string">
            <text:p>Alistair “Phillammon” Crook</text:p>
          </table:table-cell>
          <table:table-cell office:value-type="string">
            <text:p>M</text:p>
          </table:table-cell>
          <table:table-cell office:value-type="string">
            <text:p>Oblivion</text:p>
          </table:table-cell>
          <table:table-cell table:number-columns-repeated="1012"/>
        </table:table-row>
        <table:table-row table:style-name="ro11">
          <table:table-cell office:value-type="string">
            <text:p>Elizabeth Isle</text:p>
          </table:table-cell>
          <table:table-cell office:value-type="string">
            <text:p>the Kinetic Evoker</text:p>
          </table:table-cell>
          <table:table-cell office:value-type="string">
            <text:p>Essence Charge- Elizabeth energizes herself with the essence of fallen foes, refreshing the cooldowns of all of her abilities if an enemy she has damaged in the last few seconds dies.</text:p>
          </table:table-cell>
          <table:table-cell office:value-type="string">
            <text:p>Force Bolt- Elizabeth launches a homing force bolt, dealing light damage.</text:p>
          </table:table-cell>
          <table:table-cell office:value-type="string">
            <text:p>Clustershot- Elizabeth powers up a swarm of three homing force bolts, each dealing light damage.</text:p>
          </table:table-cell>
          <table:table-cell office:value-type="string">
            <text:p>Power Echoes- Elizabeth replicates her power, firing a light damage homing force bolt for every force bolt currently in flight.</text:p>
          </table:table-cell>
          <table:table-cell office:value-type="string">
            <text:p>Overload- Elizabeth sinks more energy into her castings, causing all of her abilities to fire an additional force bolt for a few seconds. Recasting Overload in this time refreshes the duration and adds another bolt. The benefits of Overload stack up to 5 bonus bolts per ability.</text:p>
          </table:table-cell>
          <table:table-cell/>
          <table:table-cell office:value-type="string">
            <text:p>Noble Elizabeth</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6">
          <table:table-cell table:style-name="ce5" office:value-type="string">
            <text:p>Emily and Whomp</text:p>
          </table:table-cell>
          <table:table-cell table:style-name="ce5" office:value-type="string">
            <text:p>the Precocious Artificer</text:p>
          </table:table-cell>
          <table:table-cell table:style-name="ce5" office:value-type="string">
            <text:p>Earthen Construct- Whomp is an asset, but not irreplaceable. When Emily and Whomp reach zero health, Emily stays on the battlefield with extremely low health, slightly increased movement speed, a much smaller hit box, and only able to cast Rebuild. If this happens, all stacks of Soul Drain are lost. If Emily reaches zero health, Emily and Whomp dies.</text:p>
          </table:table-cell>
          <table:table-cell table:style-name="ce5" office:value-type="string">
            <text:p>Runic Fist- Emily commands Whomp to punch out, dealing significant damage in melee range. Runic Fist deals slightly increased damage for every stack of Soul Drain. If Emily and Whomp successfully deal damage with Runic Fist, they gain a stack of Soul Drain.</text:p>
          </table:table-cell>
          <table:table-cell table:style-name="ce5" office:value-type="string">
            <text:p>Stomp- Emily commands Whomp to smash the ground, dealing light damage to, sending slightly Airborne, and Slowing all nearby enemies for a while.</text:p>
          </table:table-cell>
          <table:table-cell table:style-name="ce5" office:value-type="string">
            <text:p>Spirit Absorb- Emily commands Whomp to drain an enemy, applying Soul Tap to them for a while. While Soul Tapped, half of any damage dealt to the Templar is healed to Emily and Whomp. If a Soul Tapped enemy dies, Emily and Whomp gain 5 stacks of Soul Drain.</text:p>
          </table:table-cell>
          <table:table-cell table:style-name="ce5" office:value-type="string">
            <text:p>Rebuild (Channel)- Emily channels her power into the earth, rebuilding Whomp. If Whomp is alive, while channeling, Whomp periodically heals significant damage. If Whomp is dead, after a while of channeling, the channel ends, Whomp returns to being alive, and Emily and Whomp return to full health.</text:p>
          </table:table-cell>
          <table:table-cell table:style-name="ce5"/>
          <table:table-cell office:value-type="string">
            <text:p>Techmaturgist Emily and Android Whomp</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4">
          <table:table-cell office:value-type="string">
            <text:p>Erika Vaen</text:p>
          </table:table-cell>
          <table:table-cell office:value-type="string">
            <text:p>the Blood Maiden</text:p>
          </table:table-cell>
          <table:table-cell office:value-type="string">
            <text:p>Blood Boost- Erika enriches her blood with her magic, regenerating a percentage of her missing health every second.</text:p>
          </table:table-cell>
          <table:table-cell office:value-type="string">
            <text:p>Siphon- Erika drains an enemy, dealing significant damage over time, while healing moderate damage.</text:p>
          </table:table-cell>
          <table:table-cell office:value-type="string">
            <text:p>Transfuse (Toggle)- While on, Erika's health slowly drains, and the health of the nearest ally is restored at the same rate.</text:p>
          </table:table-cell>
          <table:table-cell office:value-type="string">
            <text:p>Crimson Shackles- Erika takes significant damage, and throws gravity affected chains. If they strike an enemy, they are Snared for a short time and take moderate damage</text:p>
          </table:table-cell>
          <table:table-cell office:value-type="string">
            <text:p>Blood Ties- Erika takes heavy damage and deals heavy damage to a target enemy. This target is also Slowed, Bleeds for light damage, and is Lifetapped for a short while. Any damage the target takes while Lifetapped is healed to Erika.</text:p>
          </table:table-cell>
          <table:table-cell/>
          <table:table-cell office:value-type="string">
            <text:p>Vampire Erika</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4">
          <table:table-cell office:value-type="string">
            <text:p>Eris</text:p>
          </table:table-cell>
          <table:table-cell office:value-type="string">
            <text:p>the Living Fortress</text:p>
          </table:table-cell>
          <table:table-cell office:value-type="string">
            <text:p>Turtle Power- Eris' shell is her home, her shield, and her lifeline all at once. Eris reduces incoming damage by an amount proportionate to her missing health.</text:p>
          </table:table-cell>
          <table:table-cell office:value-type="string">
            <text:p>Snap- Eris bites in front of her, dealing significant damage in melee range.</text:p>
          </table:table-cell>
          <table:table-cell office:value-type="string">
            <text:p>Skim- Eris curls up and skims along, dashing a short distance along the ground. Enemies struck during the dash take light damage and are sent Airborne.</text:p>
          </table:table-cell>
          <table:table-cell office:value-type="string">
            <text:p>Retract- Eris retracts into her shell, Snaring her briefly but causing her to become Invulnerable for the same amount of time.</text:p>
          </table:table-cell>
          <table:table-cell office:value-type="string">
            <text:p>Shell Smash- Eris explodes her shell outwards, then... hopefully, reforms it. Eris deals significant damage to all nearby enemies, then sets her health proportionate to the number of enemies hit. If no enemies are hit, Eris dies.</text:p>
          </table:table-cell>
          <table:table-cell/>
          <table:table-cell office:value-type="string">
            <text:p>Human Eris</text:p>
          </table:table-cell>
          <table:table-cell office:value-type="string">
            <text:p>Matty Steggles</text:p>
          </table:table-cell>
          <table:table-cell office:value-type="string">
            <text:p>F</text:p>
          </table:table-cell>
          <table:table-cell office:value-type="string">
            <text:p>Thaos</text:p>
          </table:table-cell>
          <table:table-cell table:number-columns-repeated="1012"/>
        </table:table-row>
        <table:table-row table:style-name="ro14">
          <table:table-cell office:value-type="string">
            <text:p>Esther Braid</text:p>
          </table:table-cell>
          <table:table-cell office:value-type="string">
            <text:p>the Severed Sunshine</text:p>
          </table:table-cell>
          <table:table-cell office:value-type="string">
            <text:p>No Light Without Shadow- Happiness imparted by Esther comes at a cost. Whenever Esther heals an ally, she gains one stack of Sorrow for each point of health restored. Esther's maximum health is reduced by one point for every stack of Sorrow she currently has. Sorrow stacks decay slowly over time.</text:p>
          </table:table-cell>
          <table:table-cell office:value-type="string">
            <text:p>Joy- Esther instils joy into an ally, granting them Happy Thoughts for a short time. While an ally has Happy Thoughts, they are healed for significant damage over time, have slightly increased movement speed, and take reduced damage from all sources.</text:p>
          </table:table-cell>
          <table:table-cell office:value-type="string">
            <text:p>Forget the Pain- Esther purges the pain from an ally's mind, healing the target ally for moderate damage.</text:p>
          </table:table-cell>
          <table:table-cell office:value-type="string">
            <text:p>Eternal Sunshine (Toggle)- While on, allies near Esther are periodically healed for slight damage.</text:p>
          </table:table-cell>
          <table:table-cell office:value-type="string">
            <text:p>Anguish- Esther lets loose a mental scream, dealing damage to and Stunning enemies in a wide radius around her. The damage and Stun duration are proportionate to the number of stacks of Sorrow Esther has. Casting Anguish consumes all stacks of Sorrow.</text:p>
          </table:table-cell>
          <table:table-cell/>
          <table:table-cell office:value-type="string">
            <text:p>Masquerade Esther</text:p>
          </table:table-cell>
          <table:table-cell office:value-type="string">
            <text:p>Simon Hudson</text:p>
          </table:table-cell>
          <table:table-cell office:value-type="string">
            <text:p>F</text:p>
          </table:table-cell>
          <table:table-cell office:value-type="string">
            <text:p>Kayne (Oblivion Touched)</text:p>
          </table:table-cell>
          <table:table-cell table:number-columns-repeated="1012"/>
        </table:table-row>
        <table:table-row table:style-name="ro6">
          <table:table-cell office:value-type="string">
            <text:p>Faara Victor</text:p>
          </table:table-cell>
          <table:table-cell office:value-type="string">
            <text:p>the Dervish Blade</text:p>
          </table:table-cell>
          <table:table-cell office:value-type="string">
            <text:p>Inertia- Faara spins up to speed, gaining a stack of Inertia every time she deals damage with an ability, to a cap. Faara does not gain additional Inertia from damaging multiple enemies with the same attack. If Faara does not damage an enemy for a while, all Inertia stacks are lost.</text:p>
          </table:table-cell>
          <table:table-cell office:value-type="string">
            <text:p>Whirl- Faara deals light damage to all nearby foes. This deals slightly increased damage for each Inertia stack</text:p>
          </table:table-cell>
          <table:table-cell office:value-type="string">
            <text:p>Typhoon Break- Faara spins low, dealing significant damage to and Slowing nearby enemies. The duration of the Slow is increased for each stack of Inertia.</text:p>
          </table:table-cell>
          <table:table-cell office:value-type="string">
            <text:p>Cyclonic Rush- Faara spins forward a short distance, dealing significant damage to enemies in her path. The distance is increased for each Inertia stack</text:p>
          </table:table-cell>
          <table:table-cell office:value-type="string">
            <text:p>Great Spin- Faara whirls around at great speeds. She cannot use any other abilities, but nearby enemies take moderate damage per tick, and an increasing amount of Inertia is consumed each tick. Great Spin requires at least 1 Inertia stack to cast, and the effect continues until Faara has no Inertia stacks remaining.</text:p>
          </table:table-cell>
          <table:table-cell/>
          <table:table-cell office:value-type="string">
            <text:p>Hurricane Faara</text:p>
          </table:table-cell>
          <table:table-cell office:value-type="string">
            <text:p>Alistair “Phillammon” Crook</text:p>
          </table:table-cell>
          <table:table-cell office:value-type="string">
            <text:p>F</text:p>
          </table:table-cell>
          <table:table-cell office:value-type="string">
            <text:p>Oblivion</text:p>
          </table:table-cell>
          <table:table-cell table:number-columns-repeated="1012"/>
        </table:table-row>
        <table:table-row table:style-name="ro10">
          <table:table-cell office:value-type="string">
            <text:p>Feldin Rook</text:p>
          </table:table-cell>
          <table:table-cell office:value-type="string">
            <text:p>the Raging Brute</text:p>
          </table:table-cell>
          <table:table-cell office:value-type="string">
            <text:p>Rampage- Hurting Feldin only serves to make him angry. If Feldin takes damage, his movement speed is increased for a few seconds.</text:p>
          </table:table-cell>
          <table:table-cell office:value-type="string">
            <text:p>Mace Smash- Feldin swings his mace, dealing moderate damage.</text:p>
          </table:table-cell>
          <table:table-cell office:value-type="string">
            <text:p>Crushing Blow- Feldin smashes down on his foe, dealing moderate damage and Stunning them for a brief time.</text:p>
          </table:table-cell>
          <table:table-cell office:value-type="string">
            <text:p>Raging Yell- Feldin shouts with fury, dealing damage to all enemies in a wide radius around him proportionate to his missing health</text:p>
          </table:table-cell>
          <table:table-cell office:value-type="string">
            <text:p>Devastate- Feldin deals heavy damage to an enemy in melee range</text:p>
          </table:table-cell>
          <table:table-cell/>
          <table:table-cell office:value-type="string">
            <text:p>Farmer Feldin</text:p>
          </table:table-cell>
          <table:table-cell office:value-type="string">
            <text:p>Jon “Feldin” Grieves</text:p>
          </table:table-cell>
          <table:table-cell office:value-type="string">
            <text:p>M</text:p>
          </table:table-cell>
          <table:table-cell office:value-type="string">
            <text:p>Kayne</text:p>
          </table:table-cell>
          <table:table-cell table:number-columns-repeated="1012"/>
        </table:table-row>
        <table:table-row table:style-name="ro4">
          <table:table-cell office:value-type="string">
            <text:p>Fohrohdren</text:p>
          </table:table-cell>
          <table:table-cell office:value-type="string">
            <text:p>the Fireforged Mercenary</text:p>
          </table:table-cell>
          <table:table-cell office:value-type="string">
            <text:p>Counterstrike- Fohrohdren won't let people touch him, let alone strike him. When Fohrohdren takes damage, he strikes all enemies in a small radius around him, dealing significant damage to each. Counterstrike can only activate once per second.</text:p>
          </table:table-cell>
          <table:table-cell office:value-type="string">
            <text:p>Ma'dhreshi Twinblades- Fohrohdren strikes with his blades, dealing significant damage to an enemy in melee range.</text:p>
          </table:table-cell>
          <table:table-cell office:value-type="string">
            <text:p>Crescent Strike- Fohrohdren strikes in a wide arc, dealing significant damage to and briefly Stunning all enemies in a wide radius around him.</text:p>
          </table:table-cell>
          <table:table-cell office:value-type="string">
            <text:p>Unfettered Strike- Fohrohdren breaks free of his bonds, dashing to the target location. Any foes struck along the path take significant damage. Any disables applied to Fohrohdren during the dash have no effect.</text:p>
          </table:table-cell>
          <table:table-cell office:value-type="string">
            <text:p>Iron Resolve- Fohrohdren refuses to give up, granting him Resolve for a few seconds. While Fohrohdren has Resolve, he takes reduced damage from all sources, and cannot drop below 1 health.</text:p>
          </table:table-cell>
          <table:table-cell/>
          <table:table-cell office:value-type="string">
            <text:p>Unfettered Fohrohdren</text:p>
          </table:table-cell>
          <table:table-cell office:value-type="string">
            <text:p>Daniel “Damos” Jenkins</text:p>
          </table:table-cell>
          <table:table-cell office:value-type="string">
            <text:p>M</text:p>
          </table:table-cell>
          <table:table-cell office:value-type="string">
            <text:p>Ma'dhresh</text:p>
          </table:table-cell>
          <table:table-cell table:number-columns-repeated="1012"/>
        </table:table-row>
        <table:table-row table:style-name="ro7">
          <table:table-cell office:value-type="string">
            <text:p>Freya Erenstochter</text:p>
          </table:table-cell>
          <table:table-cell office:value-type="string">
            <text:p>the Runecaster</text:p>
          </table:table-cell>
          <table:table-cell office:value-type="string">
            <text:p>Stored Power- Freya harnesses the power of her runes. Every time she uses an ability, it is Stored, changing the effect of her next ability. </text:p>
          </table:table-cell>
          <table:table-cell office:value-type="string">
            <text:p>Flamebreak Rune- Freya conjures an elemental burst centred on herself, dealing moderate damage. Stored Power- Freya's next ability deals increased damage.</text:p>
          </table:table-cell>
          <table:table-cell office:value-type="string">
            <text:p>Frostbite Rune- Freya conjures elemental fangs, biting down on an enemy in close range for moderate damage. Stored Power- Freya's next ability Slows damaged foes for a short time.</text:p>
          </table:table-cell>
          <table:table-cell office:value-type="string">
            <text:p>Earthwave Rune- Freya imbues the ground with an element, dealing significant damage and knocking back nearby enemies. Stored Power- Freya's next ability heals Freya for a proportion of her missing health.</text:p>
          </table:table-cell>
          <table:table-cell office:value-type="string">
            <text:p>Windsurge Rune- Freya conjures an elemental bolt, dealing significant damage to the enemy struck by it. Stored Power- Freya's next ability increases her movement speed for a short time.</text:p>
          </table:table-cell>
          <table:table-cell/>
          <table:table-cell office:value-type="string">
            <text:p>Primal Freya</text:p>
          </table:table-cell>
          <table:table-cell table:style-name="ce6" office:value-type="string">
            <text:p>Alistair “Phillammon” Crook</text:p>
          </table:table-cell>
          <table:table-cell office:value-type="string">
            <text:p>F</text:p>
          </table:table-cell>
          <table:table-cell office:value-type="string">
            <text:p>Torska</text:p>
          </table:table-cell>
          <table:table-cell table:number-columns-repeated="1012"/>
        </table:table-row>
        <table:table-row table:style-name="ro11">
          <table:table-cell office:value-type="string">
            <text:p>Garret Magnus</text:p>
          </table:table-cell>
          <table:table-cell office:value-type="string">
            <text:p>the Dutiful Guardian</text:p>
          </table:table-cell>
          <table:table-cell office:value-type="string">
            <text:p>Vengeance- Garret gets more and more dangerous as you harm his friends. Every time an ally takes damage near Garret, he generates a stack of Threat for every point of damage dealt.</text:p>
          </table:table-cell>
          <table:table-cell office:value-type="string">
            <text:p>Avenging Strike- Garret swings his sword, consuming half of his Threat stacks and dealing light damage plus bonus damage proportionate to the number of Threat stacks consumed.</text:p>
          </table:table-cell>
          <table:table-cell office:value-type="string">
            <text:p>Saviour- Garret shields a target ally, causing all damage that would be dealt to them for a few seconds to be dealt to him instead. All damage shielded in this way still adds Threat.</text:p>
          </table:table-cell>
          <table:table-cell office:value-type="string">
            <text:p>Rallying Cry- Garret calls his allies to arms, consuming half of his Threat stacks to heal damage proportionate to the number of Threat stacks consumed to all allies in a wide radius.</text:p>
          </table:table-cell>
          <table:table-cell office:value-type="string">
            <text:p>Wings of Valor- Garret springs to the aid of a target ally, dashing towards them. When he arrives, he consumes all stacks of Threat to heal the ally for an amount proportionate to the number of stacks consumed, and damages enemies in a small radius for the same amount.</text:p>
          </table:table-cell>
          <table:table-cell/>
          <table:table-cell office:value-type="string">
            <text:p>Ruined Garret</text:p>
          </table:table-cell>
          <table:table-cell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15">
          <table:table-cell office:value-type="string">
            <text:p>Gideon</text:p>
          </table:table-cell>
          <table:table-cell office:value-type="string">
            <text:p>the Stitch in Time</text:p>
          </table:table-cell>
          <table:table-cell office:value-type="string">
            <text:p>Tick Tock- Time behaves oddly around Gideon. The cooldowns of allies in a wide radius around Gideon tick down 10% faster than usual.</text:p>
          </table:table-cell>
          <table:table-cell office:value-type="string">
            <text:p>Warp Strike- Gideon twists space, dealing significant damage to the target foe.</text:p>
          </table:table-cell>
          <table:table-cell office:value-type="string">
            <text:p>Spacial Warp- Gideon pushes on space, dealing significant damage to and knocking back enemies in a wide radius around him. Additionally, enemy projectiles in the area of effect have their current direction set directly away from Gideon.</text:p>
          </table:table-cell>
          <table:table-cell office:value-type="string">
            <text:p>Trick Zone- Gideon warps time over an area, placing a Trick Zone around him for a few seconds. Enemies in the Trick Zone are Slowed, and enemy projectiles in the Trick Zone travel at half speed.</text:p>
          </table:table-cell>
          <table:table-cell office:value-type="string">
            <text:p>Chronoport- Gideon drags a Templar through time. The target Templar gains Chronomark for a while. When Chronomark expires, the Templar is transported back to the location they were in when Chronomark was placed, as well as their health and cooldowns being set as they were when Chronomark was placed. Chronomark instantly activates if the Chronomarked Templar dies.</text:p>
          </table:table-cell>
          <table:table-cell/>
          <table:table-cell office:value-type="string">
            <text:p>Resistance Gideon</text:p>
          </table:table-cell>
          <table:table-cell office:value-type="string">
            <text:p>Alistair “Phillammon” Crook and Alex Snow</text:p>
          </table:table-cell>
          <table:table-cell office:value-type="string">
            <text:p>M</text:p>
          </table:table-cell>
          <table:table-cell office:value-type="string">
            <text:p>Future</text:p>
          </table:table-cell>
          <table:table-cell table:number-columns-repeated="1012"/>
        </table:table-row>
        <table:table-row table:style-name="ro6">
          <table:table-cell office:value-type="string">
            <text:p>Grace Mason</text:p>
          </table:table-cell>
          <table:table-cell office:value-type="string">
            <text:p>the Blade Disciple</text:p>
          </table:table-cell>
          <table:table-cell office:value-type="string">
            <text:p>Whirling Blades- Grace swings her chainblades around her as she fights. Grace's Whirling Blades circle at a short distance from her, dealing damage over time to foes intersecting the circle they trace.</text:p>
          </table:table-cell>
          <table:table-cell office:value-type="string">
            <text:p>Alternate (Toggle)- While toggled on, Grace's Whirling Blades circle at a greater distance from her, but deal reduced damage over time to foes intersecting them. When Alternate is toggled, Graces blades cut through foes standing between the two circles, applying Bleeding to them for significant damage over time.</text:p>
          </table:table-cell>
          <table:table-cell office:value-type="string">
            <text:p>Seek Space- Grace launches a kick at the target foe in a close range, dashing towards them. On arrival, she Stuns the targetted foe, then bounces off, dashing directly away from them. This dash ends when the foe is intersecting Grace's Whirling Blades.</text:p>
          </table:table-cell>
          <table:table-cell office:value-type="string">
            <text:p>Reposition- Grace leaps, dashing a short distance towards the cursor. If an enemy projectile passes through Grace's Whirling Blades during the dash, it is destroyed harmlessly.</text:p>
          </table:table-cell>
          <table:table-cell office:value-type="string">
            <text:p>Entangle (Channel)- Grace wraps her chains around a target foe, dealing significant damage to them, then Snaring them for as long as she maintains the channel. Entangle lasts a few seconds, or until cancelled by recasting Entangle. If Entangle lasts the full duration or is manually cancelled, the target takes significant damage again as it ends.</text:p>
          </table:table-cell>
          <table:table-cell/>
          <table:table-cell office:value-type="string">
            <text:p>Silver Style Grace</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14">
          <table:table-cell office:value-type="string">
            <text:p>Gunnia Thrace</text:p>
          </table:table-cell>
          <table:table-cell office:value-type="string">
            <text:p>the Sylvan Exile</text:p>
          </table:table-cell>
          <table:table-cell office:value-type="string">
            <text:p>Sylvan Blades- Gunnia attacks fast and true. Periodically, if Gunnia is within melee range of at least one enemy, he slashes at them with his blades, dealing significant damage to the nearest enemy to him.</text:p>
          </table:table-cell>
          <table:table-cell office:value-type="string">
            <text:p>Thicket of Blades Stance- Gunnia draws into a focused stance. The next time he deals damage to an enemy with Sylvan Blades, the damaged target takes Bleeding for significant damage over time. Additionally, Sylvan Blades triggers more frequently while in Thicket of Blades Stance.</text:p>
          </table:table-cell>
          <table:table-cell office:value-type="string">
            <text:p>Thousand Arms Stance- Gunnia draws into a wide stance. Enemies in a wide radius around Gunnia take significant damage. Additionally, Sylvan Blades deals damage to all enemies in melee range instead of the closest while in Thousand Arms Stance.</text:p>
          </table:table-cell>
          <table:table-cell office:value-type="string">
            <text:p>Adamant Bastion Stance- Gunnia draws into a defensive stance. The next time he deals damage to an enemy with Sylvan Blades, the damaged target is also Stunned briefly. Additionally, Gunnia takes slightly reduced damage from all sources while in Adamant Bastion Stance.</text:p>
          </table:table-cell>
          <table:table-cell office:value-type="string">
            <text:p>Zephyr's Whisper Stance- Gunnia draws into an open stance. Gunnia's movement speed is increased for a few seconds, with the speed boost decaying over time. Additionally, enemies damaged by Sylvan Blades are Slowed briefly while in Zephyr's Whisper Stance.</text:p>
          </table:table-cell>
          <table:table-cell/>
          <table:table-cell office:value-type="string">
            <text:p>Sylvan Gunnia</text:p>
          </table:table-cell>
          <table:table-cell office:value-type="string">
            <text:p>Alistair “Phillammon” Crook</text:p>
          </table:table-cell>
          <table:table-cell office:value-type="string">
            <text:p>M</text:p>
          </table:table-cell>
          <table:table-cell office:value-type="string">
            <text:p>Sylvan Forest</text:p>
          </table:table-cell>
          <table:table-cell table:number-columns-repeated="1012"/>
        </table:table-row>
        <table:table-row table:style-name="ro11">
          <table:table-cell office:value-type="string">
            <text:p>Hannah Tun</text:p>
          </table:table-cell>
          <table:table-cell office:value-type="string">
            <text:p>the Techmaturgist</text:p>
          </table:table-cell>
          <table:table-cell office:value-type="string">
            <text:p>Residual Energy- Hannah's Mech, BECA, builds up residual energy over time, causing odd effects. Every time Hannah uses an ability, she gains a stack of Energy, to a maximum of 4. If an ability is used at 4 Energy, it has a different effect, and all Energy stacks are consumed.</text:p>
          </table:table-cell>
          <table:table-cell office:value-type="string">
            <text:p>Hacking Smash- Hannah smashes down with BECA's sword arm, dealing significant damage to a foe in melee range. On 4 Energy, it sparks out, dealing light damage, briefly Stunning a foe in melee range and Slowing them for a while.</text:p>
          </table:table-cell>
          <table:table-cell office:value-type="string">
            <text:p>Grapple Shot- Hannah launches out BECA's fist, dealing light damage. If it hits an enemy, Hannah immediately dashes to them. On 4 Energy, Hannah launches out BECA's fist, dealing light damage. If it hits an enemy, they are pulled to Hannah.</text:p>
          </table:table-cell>
          <table:table-cell office:value-type="string">
            <text:p>Runic Ward Field- Hannah empowers BECA's defensive runes, dealing significant damage to and Silencing the next enemy to deal damage to her for a few seconds. On 4 Energy, power arcs out of the runes, dealing significant damage to and briefly Silencing all nearby enemies.</text:p>
          </table:table-cell>
          <table:table-cell office:value-type="string">
            <text:p>Coursing Power- Hannah runs more energy through BECA's systems, causing Energy stacks to generate rapidly for a short while. On 4 Energy, Hannah overloads the system. For the next few seconds, Hannah is treated as having 4 Energy, regardless of actual value.</text:p>
          </table:table-cell>
          <table:table-cell/>
          <table:table-cell office:value-type="string">
            <text:p>Augmented Hannah</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7">
          <table:table-cell office:value-type="string">
            <text:p>Horatio Clay</text:p>
          </table:table-cell>
          <table:table-cell office:value-type="string">
            <text:p>the Mage Slayer</text:p>
          </table:table-cell>
          <table:table-cell office:value-type="string">
            <text:p>Magebane- Horatio is skilled at taking down magic users when they are most vulnerable. Silenced enemies in a wide radius around Horatio take light damage periodically until they move out of range or the Silence expires.</text:p>
          </table:table-cell>
          <table:table-cell office:value-type="string">
            <text:p>Disjunction Mark- Horatio places a mark on a foe in close range. If that foe attempts to use an ability while Marked, they take significant damage and are briefly Silenced.</text:p>
          </table:table-cell>
          <table:table-cell office:value-type="string">
            <text:p>Nullify- Horatio disrupts an opponent, Silencing them for a few seconds.</text:p>
          </table:table-cell>
          <table:table-cell office:value-type="string">
            <text:p>Dissipate Power- Horatio channels his power to disrupt incoming attacks. The next ability to strike Horatio deals no damage, and does not apply additional effects.</text:p>
          </table:table-cell>
          <table:table-cell office:value-type="string">
            <text:p>Antimagic Zone- Horatio inscribes a magic draining rune into the area, Silencing all enemies in a wide radius for a while.</text:p>
          </table:table-cell>
          <table:table-cell/>
          <table:table-cell office:value-type="string">
            <text:p>Blackmage Horatio</text:p>
          </table:table-cell>
          <table:table-cell office:value-type="string">
            <text:p>Alistair “Phillammon” Crook</text:p>
          </table:table-cell>
          <table:table-cell office:value-type="string">
            <text:p>M</text:p>
          </table:table-cell>
          <table:table-cell office:value-type="string">
            <text:p>Twilight Remnant</text:p>
          </table:table-cell>
          <table:table-cell table:number-columns-repeated="1012"/>
        </table:table-row>
        <table:table-row table:style-name="ro4">
          <table:table-cell office:value-type="string">
            <text:p>Hunter</text:p>
          </table:table-cell>
          <table:table-cell office:value-type="string">
            <text:p>the Thaos Commander</text:p>
          </table:table-cell>
          <table:table-cell office:value-type="string">
            <text:p>Rocket Jumper- “Danger close” is a concept Hunter never really got the hang of. If Hunter is in the area of effect of one of her own abilities, she is knocked away from the source. Additionally, Hunter can cast all her abilities while Airborne.</text:p>
          </table:table-cell>
          <table:table-cell office:value-type="string">
            <text:p>Thaossian Antipersonnel Missile- Hunter fires a Rocket as a projectile towards her cursor. On striking an enemy or the ground, it deals significant damage to enemies in a small radius around it.</text:p>
          </table:table-cell>
          <table:table-cell office:value-type="string">
            <text:p>Specialist Payload (Toggle)- Hunter switches between payloads. While on, Hunter's Rockets have an increased area of effect if they strike the ground. While off, Hunter's Rockets deal increased damage if they strike an enemy.</text:p>
          </table:table-cell>
          <table:table-cell office:value-type="string">
            <text:p>Salvo- Hunter unleashes a wave of five Rockets beneath her in an equally spaced arc, each dealing significant damage to enemies in a small radius around it on impact with the ground or with an enemy.</text:p>
          </table:table-cell>
          <table:table-cell office:value-type="string">
            <text:p>Thaossian Bloodseeker Missile- Hunter fires a special missile as a projectile. On striking an enemy, it explodes, dealing damage to all enemies in a wide radius around it proportionate to the missing health of the struck enemy.</text:p>
          </table:table-cell>
          <table:table-cell/>
          <table:table-cell office:value-type="string">
            <text:p>Darkforge Hunter</text:p>
          </table:table-cell>
          <table:table-cell office:value-type="string">
            <text:p>Alistair “Phillammon” Crook</text:p>
          </table:table-cell>
          <table:table-cell office:value-type="string">
            <text:p>F</text:p>
          </table:table-cell>
          <table:table-cell office:value-type="string">
            <text:p>Thaos</text:p>
          </table:table-cell>
          <table:table-cell table:number-columns-repeated="1012"/>
        </table:table-row>
        <table:table-row table:style-name="ro17">
          <table:table-cell office:value-type="string">
            <text:p>Illyamna Barrow</text:p>
          </table:table-cell>
          <table:table-cell office:value-type="string">
            <text:p>the Necromantic Adept</text:p>
          </table:table-cell>
          <table:table-cell office:value-type="string">
            <text:p>Vigor Mortis- Illyamna's wraiths are always looking for a body to inhabit. If Illyamna kills a foe with one of her abilities, a Husk is spawned at the foe's location. Husks have heavy health, and run towards the nearest foe, periodically attacking the nearest enemy in melee range for moderate damage. Their health decays over time, but is restored slightly when they deal damage.</text:p>
          </table:table-cell>
          <table:table-cell office:value-type="string">
            <text:p>Wraith Strike- Illyamna calls up a burst of necrotic energy at the target location, dealing significant damage at the target location after a short delay.</text:p>
          </table:table-cell>
          <table:table-cell office:value-type="string">
            <text:p>Shallow Grave- Illyamna calls up a Gravestone at the target location. The Gravestone has heavy health, and stays in place. While the Gravestone is alive, enemies in a wide radius around it periodically take light damage. Additionally, any damage dealt to enemies in this radius is stored in the Gravestone. If the Gravestone has damage stored in it equal to its maximum health, it is destroyed, and a Husk is spawned at its location.</text:p>
          </table:table-cell>
          <table:table-cell office:value-type="string">
            <text:p>Grasping Hands- Illyamna raises ghastly hands from the ground at the target location. For a few seconds, enemies in the target area periodically take a stack of Grasped for a short time. Enemies are Slowed slightly for each stack of Grasped they currently have. If an enemy has three stacks of Grasped, they are Stunned for a short time and take moderate damage.</text:p>
          </table:table-cell>
          <table:table-cell office:value-type="string">
            <text:p>Corpse Party- Illyamna relinquishes her grip on life, becoming a Greater Husk. As a Greater Husk, all nearby Husks (including herself) move faster, inflict more damage with their attacks, and heal more damage on a successful attack. If Illyamna successfully kills a foe while in Greater Husk form, she returns to normal, and the cooldown of Corpse Party is reset.</text:p>
          </table:table-cell>
          <table:table-cell/>
          <table:table-cell table:style-name="ce6" office:value-type="string">
            <text:p>Lich Illyamna</text:p>
          </table:table-cell>
          <table:table-cell office:value-type="string">
            <text:p>Olivia Cherry-Chapman</text:p>
          </table:table-cell>
          <table:table-cell office:value-type="string">
            <text:p>F</text:p>
          </table:table-cell>
          <table:table-cell office:value-type="string">
            <text:p>Kayne</text:p>
          </table:table-cell>
          <table:table-cell table:number-columns-repeated="1012"/>
        </table:table-row>
        <table:table-row table:style-name="ro6">
          <table:table-cell office:value-type="string">
            <text:p>Ingenia Magnus</text:p>
          </table:table-cell>
          <table:table-cell office:value-type="string">
            <text:p>the Arcane Prodigy</text:p>
          </table:table-cell>
          <table:table-cell office:value-type="string">
            <text:p>Firebrand- Ingenia's still learning to master her raw power, but she's got fire figured out. When Ingenia deals damage to a foe, they take Burning, dealing significant damage over time. The duration of Burning stacks on reapplication.</text:p>
          </table:table-cell>
          <table:table-cell office:value-type="string">
            <text:p>Burning Dart- Ingenia fires a firebolt towards the cursor, dealing light damage to the struck foe.</text:p>
          </table:table-cell>
          <table:table-cell office:value-type="string">
            <text:p>Immolate- Ingenia unleashes a wave of fire, dealing significant damage to enemies in a wide radius around her.</text:p>
          </table:table-cell>
          <table:table-cell office:value-type="string">
            <text:p>Torrent of Flame (Channel)- Ingenia produces a stream of searing flames. The stream of fire points towards the cursor at all times. Periodically, Ingenia deals slight damage to the first foe in the stream of fire and Slows them briefly.</text:p>
          </table:table-cell>
          <table:table-cell office:value-type="string">
            <text:p>Blazing Orb- Ingenia launches a flaming orb, homing in on the nearest enemy who is Burning. When it strikes them, they take significant damage. If another Templar in close range is Burning, the orb then bounces to them, moving slightly slower. The orb can bounce indefinitely if there are still Burning targets nearby.</text:p>
          </table:table-cell>
          <table:table-cell/>
          <table:table-cell office:value-type="string">
            <text:p>Icefire Ingenia</text:p>
          </table:table-cell>
          <table:table-cell office:value-type="string">
            <text:p>Olivia Cherry-Chapman</text:p>
          </table:table-cell>
          <table:table-cell office:value-type="string">
            <text:p>F</text:p>
          </table:table-cell>
          <table:table-cell office:value-type="string">
            <text:p>Kayne</text:p>
          </table:table-cell>
          <table:table-cell table:number-columns-repeated="1012"/>
        </table:table-row>
        <table:table-row table:style-name="ro6">
          <table:table-cell office:value-type="string">
            <text:p>Isaac Victor</text:p>
          </table:table-cell>
          <table:table-cell office:value-type="string">
            <text:p>the Masterful Strategist</text:p>
          </table:table-cell>
          <table:table-cell office:value-type="string">
            <text:p>Two Steps Ahead- Isaac plans ahead at all times. Isaac spawns with One Step Ahead: Staff Blast and Two Steps Ahead: Staff Blast. Every time Isaac uses an ability, the Ability in One Step Ahead is triggered, the Ability in Two Steps Ahead is moved to One Step Ahead, and the ability used is placed in Two Steps Ahead.</text:p>
          </table:table-cell>
          <table:table-cell office:value-type="string">
            <text:p>Staff Blast- On Enemy cast, fires a homing bolt of destructive magic, dealing significant damage. On Ally cast, fires a homing bolt of invigorating magic, healing light damage.</text:p>
          </table:table-cell>
          <table:table-cell office:value-type="string">
            <text:p>Sound the Attack- On Enemy cast, the target takes Focus Fire for a few seconds. Every time one of Isaac's allies attacks a Templar with Focus Fire, they heal light damage, and deal slightly increased damage. On Ally cast, the Target takes Lead the Charge for a few seconds, increasing the damage they deal with all abilities and increasing their movement speed.</text:p>
          </table:table-cell>
          <table:table-cell table:style-name="ce6" office:value-type="string">
            <text:p>Sound the Retreat- On Enemy cast, the target is Silenced and Slowed for several seconds. On Ally cast, the target and any allies in a small radius around them gain increased movement speed for a few seconds and are healed for light damage.</text:p>
          </table:table-cell>
          <table:table-cell office:value-type="string">
            <text:p>Plan B- Isaac focuses on the task at hand for a while. For the next few seconds, casting abilities causes them to trigger, as well as triggering Two Steps Ahead. Additionally, Isaac's cooldowns are reduced during this time.</text:p>
          </table:table-cell>
          <table:table-cell/>
          <table:table-cell office:value-type="string">
            <text:p>General Isaac</text:p>
          </table:table-cell>
          <table:table-cell office:value-type="string">
            <text:p>Alistair “Phillammon” Crook</text:p>
          </table:table-cell>
          <table:table-cell office:value-type="string">
            <text:p>M</text:p>
          </table:table-cell>
          <table:table-cell office:value-type="string">
            <text:p>Oblivion</text:p>
          </table:table-cell>
          <table:table-cell table:number-columns-repeated="1012"/>
        </table:table-row>
        <table:table-row table:style-name="ro6">
          <table:table-cell office:value-type="string">
            <text:p>Itch and Scratch</text:p>
          </table:table-cell>
          <table:table-cell office:value-type="string">
            <text:p>the Battle Brothers</text:p>
          </table:table-cell>
          <table:table-cell office:value-type="string">
            <text:p>Got Your Back- Itch and Scratch watch out for each other. Itch and Scratch spawn together, with the inactive brother following behind the active brother. The brothers share a health total.</text:p>
          </table:table-cell>
          <table:table-cell office:value-type="string">
            <text:p>Savage Strike- If Itch is active, he fires his crossbow, shooting a gravity affected bolt that deals significant damage to the struck enemy. If Scratch is active, he slashes with his knives, dealing moderate damage in melee range.</text:p>
          </table:table-cell>
          <table:table-cell office:value-type="string">
            <text:p>Double Team- If Itch is active, Scratch runs out and tackles the target enemy, Stunning them for a short time when Scratch arrives. If Scratch is active, he hurls Itch forward in an arc. When Itch lands, he deals significant damage to and Slows all enemies in a small radius.</text:p>
          </table:table-cell>
          <table:table-cell office:value-type="string">
            <text:p>Tether Kick- Itch and Scratch toss each other a line and pull themselves together. Itch and Scratch fly towards each other, dealing significant damage to enemies they strike along the path. The dash ends when they meet each other, at which point they deal significant damage to and knock back enemies in a wide radius around them.</text:p>
          </table:table-cell>
          <table:table-cell office:value-type="string">
            <text:p>Tag Out- Itch and Scratch switch over. If Itch is currently active, Scratch becomes active. If Scratch is currently active, Itch becomes active. Additionally, if Itch and Scratch are separated, then the inactive brother runs to rejoin the active brother.</text:p>
          </table:table-cell>
          <table:table-cell/>
          <table:table-cell office:value-type="string">
            <text:p>Survivor Itch and Scratch</text:p>
          </table:table-cell>
          <table:table-cell office:value-type="string">
            <text:p>Jon “Feldin” Grieves and Daniel “Damos” Jenkins</text:p>
          </table:table-cell>
          <table:table-cell office:value-type="string">
            <text:p>M</text:p>
          </table:table-cell>
          <table:table-cell office:value-type="string">
            <text:p>Goblin Camp</text:p>
          </table:table-cell>
          <table:table-cell table:number-columns-repeated="1012"/>
        </table:table-row>
        <table:table-row table:style-name="ro13">
          <table:table-cell office:value-type="string">
            <text:p>Ivan Tinkar</text:p>
          </table:table-cell>
          <table:table-cell office:value-type="string">
            <text:p>the Self-Made Man</text:p>
          </table:table-cell>
          <table:table-cell office:value-type="string">
            <text:p>Techmaturgical Pain Capacitor- Ivan's exoskeleton stores and redistributes pain. Ivan can store up to 100 points of incoming damage in his Capacitor. Any additional damage is dealt directly to Ivan. If there is damage stored in the Capacitor, it drains at a rate of light damage per second, which is dealt to Ivan.</text:p>
          </table:table-cell>
          <table:table-cell office:value-type="string">
            <text:p>Techmaturgical Antirespiratory Punch- Ivan punches out with his exoskeleton, dealing significant damage and applying a stack of Choking to the struck foe in melee range. Choking foes take additional damage from the Poisoned damage over time effect, and take slight damage over time. Choking stacks up to 5 times.</text:p>
          </table:table-cell>
          <table:table-cell office:value-type="string">
            <text:p>Techmaturgical Engine Overdrive- Ivan spins his engines up to dangerous speeds, significantly increasing his movement speed and reducing the cooldown of Techmaturgical Antirespiratory Punch for a short time.</text:p>
          </table:table-cell>
          <table:table-cell office:value-type="string">
            <text:p>Techmaturgical Sonic Disruptor- Ivan lets off a blaring racket, dealing significant damage to and briefly Silencing nearby enemies. The disruptor continues wailing for the next few seconds, slightly Slowing all foes in a wide radius around him.</text:p>
          </table:table-cell>
          <table:table-cell office:value-type="string">
            <text:p>Techmaturgical Fog Generator (Toggle)- While on, Ivan does not benefit from Techmaturgical Pain Capacitor, but does not take damage as it drains. In addition, periodically, Ivan releases a Cloud of noxious gas, lingering for a few seconds. Enemies touching the Cloud are Poisoned for significant damage over time. Techmaturgical Fog Generator turns off automatically if Ivan's Capacitor has no damage stored, and cannot be activated if Ivan's Capacitor has no damage stored.</text:p>
          </table:table-cell>
          <table:table-cell/>
          <table:table-cell office:value-type="string">
            <text:p>Full Machine Ivan</text:p>
          </table:table-cell>
          <table:table-cell office:value-type="string">
            <text:p>Alistair “Phillammon” Crook</text:p>
          </table:table-cell>
          <table:table-cell office:value-type="string">
            <text:p>M</text:p>
          </table:table-cell>
          <table:table-cell office:value-type="string">
            <text:p>Thaos</text:p>
          </table:table-cell>
          <table:table-cell table:number-columns-repeated="1012"/>
        </table:table-row>
        <table:table-row table:style-name="ro6">
          <table:table-cell office:value-type="string">
            <text:p>Izumi Hayashi</text:p>
          </table:table-cell>
          <table:table-cell office:value-type="string">
            <text:p>the Crimson Reaper</text:p>
          </table:table-cell>
          <table:table-cell office:value-type="string">
            <text:p>Strikethrough- Izumi's body is like a coiled spring, ready to launch into action. When Izumi casts an ability, she dashes a set distance towards and past the target of her ability. The ability itself triggers when she passes the target. If the target moves outside of the dash range, the ability does not trigger, however, it still goes on cooldown.</text:p>
          </table:table-cell>
          <table:table-cell office:value-type="string">
            <text:p>Clean Cut- Izumi swings her sword, dealing significant damage to the target enemy. Izumi can cast Clean Cut without a target to sheathe her sword, dealing significant damage to Zed Marked foes, and immediately triggering Iaijutsu Mark.</text:p>
          </table:table-cell>
          <table:table-cell office:value-type="string">
            <text:p>Scarlet Whisper- Izumi makes an impossibly fast sweep, dealing moderate damage to the target enemy. Additionally, all enemies in a wide radius around her are caught in the sweep, dealing light damage to them and sending them Airborne.</text:p>
          </table:table-cell>
          <table:table-cell office:value-type="string">
            <text:p>Zed Strike- Izumi swings wide, dealing light damage to her target and any foes she passes through and applying Zed Mark to the target. For the next few seconds, Zed Strike can be recast freely, however, it cannot be cast on a target with Zed Mark. If Zed Strike is cast with no target, it automatically targets the nearest foe who is not Zed Marked.</text:p>
          </table:table-cell>
          <table:table-cell office:value-type="string">
            <text:p>Iaijutsu Strike- Izumi strikes with purpose and direction, applying Iaijutsu Mark to a target enemy in melee range for a short time. When the Iaijutsu Mark expires, the foe takes moderate damage, plus a proportion of the damage dealt to the foe by Izumi while the Iaijutsu Mark was active. This damage cannot be mitigated in any way.</text:p>
          </table:table-cell>
          <table:table-cell/>
          <table:table-cell office:value-type="string">
            <text:p>Wood Style Izumi</text:p>
          </table:table-cell>
          <table:table-cell office:value-type="string">
            <text:p>Alistair “Phillammon” Crook and Peran Truscott</text:p>
          </table:table-cell>
          <table:table-cell office:value-type="string">
            <text:p>F</text:p>
          </table:table-cell>
          <table:table-cell office:value-type="string">
            <text:p>White Hills</text:p>
          </table:table-cell>
          <table:table-cell table:number-columns-repeated="1012"/>
        </table:table-row>
        <table:table-row table:style-name="ro14">
          <table:table-cell office:value-type="string">
            <text:p>Jack Hart</text:p>
          </table:table-cell>
          <table:table-cell office:value-type="string">
            <text:p>the Studious Mage</text:p>
          </table:table-cell>
          <table:table-cell office:value-type="string">
            <text:p>Memorize- Jack learns from what is cast around him. He gains one stack of Knowledge whenever an ability is used near him, to a cap of 30. If he goes beyond this cap, he loses them all, takes moderate damage, and is Stunned briefly. Casting abilities costs Knowledge stacks.</text:p>
          </table:table-cell>
          <table:table-cell office:value-type="string">
            <text:p>Mage Bolt- Jack consumes a stack of Knowledge to fire a homing bolt, dealing moderate damage to the target foe. Mage Bolt deals reduced damage based on how far it travels, to a minimum of significant damage.</text:p>
          </table:table-cell>
          <table:table-cell office:value-type="string">
            <text:p>Arcane Missile- Jack consumes 5 Knowledge stacks to launch a blast towards the cursor, dealing significant damage to the person it strikes and significant damage to anyone in a cone behind them. The first target is hit by both effects.</text:p>
          </table:table-cell>
          <table:table-cell office:value-type="string">
            <text:p>Arcane Shift- Jack consumes 5 Knowledge stacks to synch himself into the ether, instantly blinking a short distance, and dealing moderate damage to any enemy he lands on.</text:p>
          </table:table-cell>
          <table:table-cell office:value-type="string">
            <text:p>Locus- Jack floods the area with raw energy. Jack pulses 5 times, dealing light damage to any foes in a wide radius around him and consuming 4 Knowledge Stacks per pulse. He then continues pulsing, consuming one Knowledge Stack per pulse, until he has no Stacks remaining. Jack can gather Knowledge during Locus.</text:p>
          </table:table-cell>
          <table:table-cell/>
          <table:table-cell office:value-type="string">
            <text:p>Ascended Jack</text:p>
          </table:table-cell>
          <table:table-cell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11">
          <table:table-cell office:value-type="string">
            <text:p>Jared Stroller</text:p>
          </table:table-cell>
          <table:table-cell office:value-type="string">
            <text:p>the Drill Sergeant</text:p>
          </table:table-cell>
          <table:table-cell office:value-type="string">
            <text:p>This Is Not a Drill- Jared keeps his drill spinning. If Jared successfully deals damage with Pierce the Heavens, he immediately triggers Pierce the Heavens again, with no windup, and any benefits from other abilities retained. This Is Not a Drill recurses.</text:p>
          </table:table-cell>
          <table:table-cell office:value-type="string">
            <text:p>Pierce the Heavens- Jared thrusts his drill forward, dealing slight damage to the struck foe in melee range. Jared may still move while casting Pierce the Heavens.</text:p>
          </table:table-cell>
          <table:table-cell office:value-type="string">
            <text:p>Meatgrinder- Jared deploys serrations on his drill. The next time Jared casts Pierce the Heavens, it deals slightly increased damage and briefly Slows the struck enemy. Only one of Meatgrinder and Wide Bore can be active at a time.</text:p>
          </table:table-cell>
          <table:table-cell office:value-type="string">
            <text:p>Wide Bore- Jared applies an enhanced edge to his drill. The next time Jared casts Pierce the Heavens, it ignores all damage mitigation. Only one of Meatgrinder and Wide Bore can be active at a time.</text:p>
          </table:table-cell>
          <table:table-cell office:value-type="string">
            <text:p>Drill Beam- Jared empowers his drill's bit with strange energies. For the next few seconds, when Jared triggers Pierce the Heavens, he fires a beam of energy, dealing slight damage to all foes struck. The damage from Drill Beam triggers This Is Not a Drill.</text:p>
          </table:table-cell>
          <table:table-cell/>
          <table:table-cell office:value-type="string">
            <text:p>Techmaturgical Jared</text:p>
          </table:table-cell>
          <table:table-cell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7">
          <table:table-cell office:value-type="string">
            <text:p>Jedediah Opum</text:p>
          </table:table-cell>
          <table:table-cell office:value-type="string">
            <text:p>the Talented Surgeon</text:p>
          </table:table-cell>
          <table:table-cell office:value-type="string">
            <text:p>Bind and Better- Jedediah binds his own wounds in off moments. If Jedediah has not been damaged in the last few seconds, he rapidly regenerates health.</text:p>
          </table:table-cell>
          <table:table-cell office:value-type="string">
            <text:p>Improvised Surgery- Jedediah slashes with his scalpel, dealing light damage and applying Bleeding for light damage over time.</text:p>
          </table:table-cell>
          <table:table-cell office:value-type="string">
            <text:p>Fix Up- Jedediah applies a quick patch up to a nearby ally, healing them a moderate amount of damage instantly and cleansing all damage over time effects on that ally.</text:p>
          </table:table-cell>
          <table:table-cell office:value-type="string">
            <text:p>Triage (Toggle)- Jedediah prioritizes helping his allies over himself. While on, Bind and Better heals Jedediah's ally with the lowest health in a wide radius around him instead of Jedediah, but at a reduced rate.</text:p>
          </table:table-cell>
          <table:table-cell office:value-type="string">
            <text:p>First Response- Jedediah makes an emergency healing on an ally in melee range, healing them heavy damage and cleansing all crowd control effects on them.</text:p>
          </table:table-cell>
          <table:table-cell/>
          <table:table-cell office:value-type="string">
            <text:p>Field Medic Jedediah</text:p>
          </table:table-cell>
          <table:table-cell table:style-name="ce6"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7">
          <table:table-cell office:value-type="string">
            <text:p>Jenna Mason</text:p>
          </table:table-cell>
          <table:table-cell office:value-type="string">
            <text:p>the Unbound Slave</text:p>
          </table:table-cell>
          <table:table-cell office:value-type="string">
            <text:p>Bone Breaker- Jenna smashes armour and bone alike. Enemies damaged by Jenna take Fragile for a few seconds. If Jenna damages a Fragile opponent, they are Snared briefly, and Fragile is refreshed.</text:p>
          </table:table-cell>
          <table:table-cell office:value-type="string">
            <text:p>Bludgeon- Jenna throws out her chainball to close range, dealing significant damage to the struck enemy.</text:p>
          </table:table-cell>
          <table:table-cell office:value-type="string">
            <text:p>Chainspin- Jenna spins round rapidly. Enemies struck by the ball take moderate damage, enemies struck by the chain take light damage.</text:p>
          </table:table-cell>
          <table:table-cell office:value-type="string">
            <text:p>Wrap Up- Jenna swings her chainball round laterally, dealing significant damage to enemies in close range and pulling them to her.</text:p>
          </table:table-cell>
          <table:table-cell office:value-type="string">
            <text:p>Shatter Crush- Jenna swings her chainball in an enormous arc. After a short cast time, the ball strikes the ground, a short way from Jenna. Any enemies struck by the ball take massive damage.</text:p>
          </table:table-cell>
          <table:table-cell/>
          <table:table-cell office:value-type="string">
            <text:p>Fisherwoman Jenna</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4">
          <table:table-cell office:value-type="string">
            <text:p>Jericho Wall</text:p>
          </table:table-cell>
          <table:table-cell office:value-type="string">
            <text:p>the Stream Bender</text:p>
          </table:table-cell>
          <table:table-cell office:value-type="string">
            <text:p>Clockstopper- Jericho bends time itself to his will. When Jericho uses an ability that is not Time Skip, Time Skip's cooldown is reset. When Jericho uses Time Skip, the cooldowns of all of Jericho's other abilities are reduced.</text:p>
          </table:table-cell>
          <table:table-cell office:value-type="string">
            <text:p>Wither- Jericho accelerates his target's ageing, dealing significant damage over time and Slowing them.</text:p>
          </table:table-cell>
          <table:table-cell office:value-type="string">
            <text:p>Stasis- Jericho freezes a target enemy in time, Stunning them briefly.</text:p>
          </table:table-cell>
          <table:table-cell office:value-type="string">
            <text:p>Negative Entropy- Jericho inverts the flow of time, healing moderate damage on an ally over time.</text:p>
          </table:table-cell>
          <table:table-cell office:value-type="string">
            <text:p>Time Skip- Jericho skips the target Templar forward in time, causing them to Vanish, then reappear a few seconds later at the same location.</text:p>
          </table:table-cell>
          <table:table-cell/>
          <table:table-cell office:value-type="string">
            <text:p>Resistance Jericho</text:p>
          </table:table-cell>
          <table:table-cell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18">
          <table:table-cell office:value-type="string">
            <text:p>Jhz'okh</text:p>
          </table:table-cell>
          <table:table-cell office:value-type="string">
            <text:p>the Eldritch Infestation</text:p>
          </table:table-cell>
          <table:table-cell office:value-type="string">
            <text:p>Desecrated Ground- Jhz'okh's abilities utilize the Scourge, an effect on the ground. When Jhz'okh spawns, the ground in a wide area around him is turned to Scourge. The Scourge slowly expands outwards over time. Periodically along the Scourge are Scourge Tumours. Tumours have very low health. Destroying a Tumour removes the Scourge from a wide area around the Tumour. Jhz'okh is treated as Slowed and Silenced when not standing in the Scourge. While Jhz'okh is in the Scourge, he slowly regenerates health.</text:p>
          </table:table-cell>
          <table:table-cell office:value-type="string">
            <text:p>Scything Appendages- Jhz'okh causes dark tentacles to erupt out of the Scourge. After a moderate cast time, enemies in a wide radius around Jhz'okh who are standing in the Scourge take moderate damage.</text:p>
          </table:table-cell>
          <table:table-cell office:value-type="string">
            <text:p>Scourge Spike- Jhz'okh launches a spike of Scourge as a projectile, dealing significant damage to the struck foe. If the struck foe is not standing in the Scourge, Scourge blossoms around them, applying the Scourge in a wide radius around them. If the struck enemy is in Scourge, they are cocooned in it, dealing additional damage and Stunning them for a while.</text:p>
          </table:table-cell>
          <table:table-cell office:value-type="string">
            <text:p>Summon Scourgeling- Jhz'okh raises a Scourgeling out of the Scourge at the target location. The target location must be in the Scourge. If an enemy is within a wide radius of the Scourgeling, it runs towards them. After a short time or on touching an enemy, the Scourgeling explodes, dealing significant damage to and Slowing enemies in a wide radius around it for a while, and applying Scourge in the same area.</text:p>
          </table:table-cell>
          <table:table-cell office:value-type="string">
            <text:p>Devouring Darkness (Channel)- Jhz'okh extends his reach outwards. If the channel is not interrupted after a while, all enemies in a wide radius around Jhz'okh take heavy damage and are pulled to Jhz'okh. Jhz'okh then heals for moderate damage for every enemy killed by this. If Jhz'okh stops being in the Scourge for any reason, Devouring Darkness is interrupted.</text:p>
          </table:table-cell>
          <table:table-cell/>
          <table:table-cell office:value-type="string">
            <text:p>Techmaturgist Jhz'okh</text:p>
          </table:table-cell>
          <table:table-cell office:value-type="string">
            <text:p>Alistair “Phillammon” Crook</text:p>
          </table:table-cell>
          <table:table-cell office:value-type="string">
            <text:p>M</text:p>
          </table:table-cell>
          <table:table-cell office:value-type="string">
            <text:p>Oblivion</text:p>
          </table:table-cell>
          <table:table-cell table:number-columns-repeated="1012"/>
        </table:table-row>
        <table:table-row table:style-name="ro17">
          <table:table-cell office:value-type="string">
            <text:p>John Tarran</text:p>
          </table:table-cell>
          <table:table-cell office:value-type="string">
            <text:p>the Standard Bearer</text:p>
          </table:table-cell>
          <table:table-cell office:value-type="string">
            <text:p>Inspiration- John inspires greatness in his allies. When John enters the aura radius of one of his Standards, its aura radius is increased and it gains additional effects until he leaves the increased radius.</text:p>
          </table:table-cell>
          <table:table-cell office:value-type="string">
            <text:p>Flagspear of the Templars- John throws the Flagspear of the Templars to the target location, dealing significant damage to enemies at that location and deploying the Flagspear of the Templars for a short time. Enemies in a small radius around the Flagspear are Slowed. Inspiration Bonus- Allies in a small radius around the Flagspear have their speed increased.</text:p>
          </table:table-cell>
          <table:table-cell office:value-type="string">
            <text:p>Banner of the High Templar- John deploys the Banner of the High Templar at a target location, dealing light damage to enemies at that location and deploying the Banner of the High Templar for a while. Allies in a wide radius around the banner slowly regenerate health. Inspiration Bonus- Enemies near the Banner take light damage periodically.</text:p>
          </table:table-cell>
          <table:table-cell office:value-type="string">
            <text:p>Pennant of the Grand Alliance- John erects the Pennant of the Grand alliance at the target location, dealing light damage to enemies at that location and deploying the Pennant of the Grand Alliance for a while. Allies within a wide radius of the Pennant take slightly reduced damage from all sources. Inspiration Bonus- Enemies in a wide radius around the Pennant take slightly increased damage from all sources.</text:p>
          </table:table-cell>
          <table:table-cell office:value-type="string">
            <text:p>Battlestandard of Kayne- John places the Battlestandard of Kayne at the target location, dealing light damage to enemies at that location and deploying the Battlestandard of Kayne for a while, with massive health. Half of all damage dealt to Templars in a wide radius around the Battlestandard is instead dealt to the Battlestandard. Inspiration Bonus- On using an ability, John dashes to the target location, and the ability deals additional damage.</text:p>
          </table:table-cell>
          <table:table-cell/>
          <table:table-cell office:value-type="string">
            <text:p>Festival John</text:p>
          </table:table-cell>
          <table:table-cell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15">
          <table:table-cell office:value-type="string">
            <text:p>Kazu Ko</text:p>
          </table:table-cell>
          <table:table-cell office:value-type="string">
            <text:p>the Typhoon's Force</text:p>
          </table:table-cell>
          <table:table-cell office:value-type="string">
            <text:p>Dust on the Wind- Trying to catch the wind is a feat few have succeeded in. If Kazu would take lethal damage, she instead Vanishes for a short time. During this time, Kazu rapidly regenerates health. Dust on the Wind can only trigger once per minute.</text:p>
          </table:table-cell>
          <table:table-cell office:value-type="string">
            <text:p>Tempest Slash- Kazu strikes with her blades, dealing significant damage in melee range. Additionally, Tempest slash lets off a cutting Shockwave towards the cursor, dealing light damage to and passing through enemies struck.</text:p>
          </table:table-cell>
          <table:table-cell office:value-type="string">
            <text:p>Wind Walk- Kazu surges towards the cursor for a few seconds, dealing significant damage to enemies that she passes and leaving a Trail behind her, lasting a few seconds. During this time, Kazu is treated as Vanished. Wind Walk can only damage each enemy once per casting. Enemies in the Trail are Slowed and take slight damage periodically.</text:p>
          </table:table-cell>
          <table:table-cell office:value-type="string">
            <text:p>Cyclone- Kazu spins rapidly, dealing light damage to foes in a small radius around her. If at least one foe is damaged by Cyclone, Kazu spins again, immediately recasting Cyclone. This effect recurses. Kazu may cast Tempest Slash and Eye of the Storm during Cyclone, but may not move or cast Wind Walk.</text:p>
          </table:table-cell>
          <table:table-cell office:value-type="string">
            <text:p>Eye of the Storm- Kazu whirls her swords, parrying incoming attacks. During this time, any projectiles striking Kazu are destroyed harmlessly. At the end of this time, Kazu unleashes a tempestuous blast, dealing moderate damage to and sending all nearby enemies Airborne. Eye of the Storm deals increased damage proportionate to the number of projectiles destroyed.</text:p>
          </table:table-cell>
          <table:table-cell/>
          <table:table-cell office:value-type="string">
            <text:p>Wind Style Kazu</text:p>
          </table:table-cell>
          <table:table-cell office:value-type="string">
            <text:p>Alistair “Phillammon” Crook</text:p>
          </table:table-cell>
          <table:table-cell office:value-type="string">
            <text:p>F</text:p>
          </table:table-cell>
          <table:table-cell office:value-type="string">
            <text:p>White Hills</text:p>
          </table:table-cell>
          <table:table-cell table:number-columns-repeated="1012"/>
        </table:table-row>
        <table:table-row table:style-name="ro4">
          <table:table-cell office:value-type="string">
            <text:p>Krieg</text:p>
          </table:table-cell>
          <table:table-cell office:value-type="string">
            <text:p>the Thaos General</text:p>
          </table:table-cell>
          <table:table-cell office:value-type="string">
            <text:p>Thaossian Anticoagulant Bullets- Each one of Krieg's bullets is individually crafted and enchanted to prevent clotting and sealing. When Krieg deals damage to an enemy, they take Open Wounds briefly, preventing them from being healed.</text:p>
          </table:table-cell>
          <table:table-cell office:value-type="string">
            <text:p>Clockwork Minigun (Toggle)- While on, Krieg periodically fires a Bullet towards the cursor, dealing light damage to the first foe struck. Clockwork Minigun has a brief delay before turning on. Using any other ability turns off Clockwork Minigun.</text:p>
          </table:table-cell>
          <table:table-cell office:value-type="string">
            <text:p>Death Blossom- Krieg whirls her minigun around rapidly, firing 16 Bullets in a spiral around her in quick succession, firing 2 in each of 8 equally spaced directions.</text:p>
          </table:table-cell>
          <table:table-cell office:value-type="string">
            <text:p>Thaossian Light Grenade- Krieg fires a gravity affected grenade towards the cursor, dealing moderate damage in a small area of effect on striking an enemy or the ground. </text:p>
          </table:table-cell>
          <table:table-cell office:value-type="string">
            <text:p>Overcrank- Krieg fires a relentless barrage of Bullets, firing 8 Bullets towards the cursor in quick succession. Casting Overcrank Silences Krieg for a few seconds.</text:p>
          </table:table-cell>
          <table:table-cell/>
          <table:table-cell office:value-type="string">
            <text:p>Darkforge Krieg</text:p>
          </table:table-cell>
          <table:table-cell office:value-type="string">
            <text:p>Alistair “Phillammon” Crook</text:p>
          </table:table-cell>
          <table:table-cell office:value-type="string">
            <text:p>F</text:p>
          </table:table-cell>
          <table:table-cell office:value-type="string">
            <text:p>Thaos</text:p>
          </table:table-cell>
          <table:table-cell table:number-columns-repeated="1012"/>
        </table:table-row>
        <table:table-row table:style-name="ro19">
          <table:table-cell office:value-type="string">
            <text:p>Kris</text:p>
          </table:table-cell>
          <table:table-cell office:value-type="string">
            <text:p>the Crystal Soul</text:p>
          </table:table-cell>
          <table:table-cell office:value-type="string">
            <text:p>Crystal Energy- Kris is a being of pure energy, and her crystal carapace absorbs any surges. If Kris hasn't used an ability in a while, she gains Crystal Energy. Additionally, the cooldowns of all of Kris's abilities are reduced by a small amount for each of Ruby Energy, Sapphire Energy and Emerald Energy that she has.</text:p>
          </table:table-cell>
          <table:table-cell office:value-type="string">
            <text:p>Prismatic Pulse- Kris focuses energy through a lens, firing a pulse of energy that deals significant damage to the first enemy struck. If Kris has Ruby Energy or Crystal Energy, the pulse ignites the foe, applying Burning for light damage over time. If Kris successfully ignites an enemy with Prismatic Pulse, she gains Sapphire Energy for a short time.</text:p>
          </table:table-cell>
          <table:table-cell office:value-type="string">
            <text:p>Crystal Storm- Kris explodes outwards, Vanishing for a short time. During this time, crystals swarm around her, making enemies in a wide radius around her location take significant damage at frequent intervals. If Kris has Sapphire Energy or Crystal Energy, enemies damaged by Crystal Storm are Slowed until they leave the radius. When Crystal Storm ends, if Kris successfully Slowed an enemy, she gains Emerald Energy for a short time.</text:p>
          </table:table-cell>
          <table:table-cell office:value-type="string">
            <text:p>Encrusted Shield- Kris builds up a crystal shield around her, reducing incoming damage by a small amount for a short time. If Kris has Emerald Energy or Crystal Energy, the shield becomes fragile, dealing light damage to all enemies in a wide radius around Kris when she takes damage while the shield holds. If Encrusted Shield damages an enemy, Kris gains Ruby Energy for a short time.</text:p>
          </table:table-cell>
          <table:table-cell office:value-type="string">
            <text:p>Spectrum Blast- After a short cast time, Kris refracts a beam of brilliant energy out of her, dealing moderate damage to all enemies in the path of the beam. If Kris has Ruby Energy, the beam applies Burning to all enemies struck for significant damage over time. If Kris has Sapphire Energy, all struck enemies are Slowed for a short time. If Kris has Emerald Energy, struck enemies emit shards, dealing light damage to all enemies in a wide radius around struck enemies. Casting Spectrum Blast consumes all Ruby Energy, Sapphire Energy and Emerald Energy, unless Kris has Crystal Energy, in which case she gains Ruby Energy, Sapphire Energy and Emerald Energy for a short time.</text:p>
          </table:table-cell>
          <table:table-cell/>
          <table:table-cell office:value-type="string">
            <text:p>Bloodstone Kris</text:p>
          </table:table-cell>
          <table:table-cell office:value-type="string">
            <text:p>Alistair “Phillammon” Crook and Simon Hudson</text:p>
          </table:table-cell>
          <table:table-cell office:value-type="string">
            <text:p>F</text:p>
          </table:table-cell>
          <table:table-cell office:value-type="string">
            <text:p>Sollux Guild</text:p>
          </table:table-cell>
          <table:table-cell table:number-columns-repeated="1012"/>
        </table:table-row>
        <table:table-row table:style-name="ro6">
          <table:table-cell office:value-type="string">
            <text:p>Lauren Argent</text:p>
          </table:table-cell>
          <table:table-cell office:value-type="string">
            <text:p>the Hand of Midas</text:p>
          </table:table-cell>
          <table:table-cell office:value-type="string">
            <text:p>Miser- Lauren hoards gold as she fights. Once per second, Lauren gains stacks of Coin equal to the number of seconds since she last used an ability, up to a cap.</text:p>
          </table:table-cell>
          <table:table-cell office:value-type="string">
            <text:p>Aggressive Generosity- Lauren distributes her wealth, firing a spray of coins in a cone. Enemies in the cone take damage proportionate to the number of Coin stacks Lauren has, divided among the targets. Casting Aggressive Generosity consumes all Coin stacks.</text:p>
          </table:table-cell>
          <table:table-cell office:value-type="string">
            <text:p>Golden Aegis- Lauren consumes half of her Coin stacks to call up a glimmering shield, protecting her from the next ability to strike her in the next few seconds. If Golden Aegis blocks an ability successfully, the cost is refunded and Lauren gains additional stacks of Coin equal to the cost.</text:p>
          </table:table-cell>
          <table:table-cell office:value-type="string">
            <text:p>Glittering Caltrops- Lauren showers an area with coins, dealing significant damage in a wide area of effect. For a few seconds, Caltrops are left behind. Enemies attempting to move through Caltrops take slight damage over time and are Slowed briefly.</text:p>
          </table:table-cell>
          <table:table-cell office:value-type="string">
            <text:p>Transmute- Lauren turns a foe in melee range to gold, Stunning them for a short time and Slowing them for a while. Additionally, the foe takes Malleable for the duration of the Slow. While Malleable, Templars take increased damage from all sources, and take full damage from Aggressive Generosity even if other targets are affected.</text:p>
          </table:table-cell>
          <table:table-cell/>
          <table:table-cell table:style-name="ce6" office:value-type="string">
            <text:p>Avaricious Lauren</text:p>
          </table:table-cell>
          <table:table-cell office:value-type="string">
            <text:p>Alistair “Phillammon” Crook</text:p>
          </table:table-cell>
          <table:table-cell office:value-type="string">
            <text:p>F</text:p>
          </table:table-cell>
          <table:table-cell office:value-type="string">
            <text:p>Oblivion</text:p>
          </table:table-cell>
          <table:table-cell table:number-columns-repeated="1012"/>
        </table:table-row>
        <table:table-row table:style-name="ro11">
          <table:table-cell office:value-type="string">
            <text:p>Legion</text:p>
          </table:table-cell>
          <table:table-cell office:value-type="string">
            <text:p>the Genius Famine</text:p>
          </table:table-cell>
          <table:table-cell office:value-type="string">
            <text:p>Manyjaws- Legion's body is made up of many biting, clawing creatures. Enemies who overlap with Legion take light damage periodically.</text:p>
          </table:table-cell>
          <table:table-cell office:value-type="string">
            <text:p>Swarm Method- Legion breaks into two groups, firing one ahead a short distance, dealing significant damage to enemies struck. The Swarm remains in place for a few seconds, applying Manyjaws. If reactivated in this time, Legion dashes to the Swarm.</text:p>
          </table:table-cell>
          <table:table-cell office:value-type="string">
            <text:p>Disperse- Legion disperses outwards over a wide area, Vanishing and applying Manyjaws over a wide radius for a short while.</text:p>
          </table:table-cell>
          <table:table-cell office:value-type="string">
            <text:p>Piercing Buzz- Legion raises its voices in unison, Silencing enemies in a wide radius briefly and dealing light damage.</text:p>
          </table:table-cell>
          <table:table-cell office:value-type="string">
            <text:p>Lay Waste (Toggle)- Legion devours all it touches. While on, Legion heals light damage when it deals damage with Manyjaws. While off, enemies damaged by Manyjaws are Slowed briefly.</text:p>
          </table:table-cell>
          <table:table-cell/>
          <table:table-cell office:value-type="string">
            <text:p>Black Legion</text:p>
          </table:table-cell>
          <table:table-cell office:value-type="string">
            <text:p>Alistair “Phillammon” Crook</text:p>
          </table:table-cell>
          <table:table-cell office:value-type="string">
            <text:p>N</text:p>
          </table:table-cell>
          <table:table-cell office:value-type="string">
            <text:p>Oblivion</text:p>
          </table:table-cell>
          <table:table-cell table:number-columns-repeated="1012"/>
        </table:table-row>
        <table:table-row table:style-name="ro7">
          <table:table-cell office:value-type="string">
            <text:p>Lilith</text:p>
          </table:table-cell>
          <table:table-cell office:value-type="string">
            <text:p>the Bone Paragon</text:p>
          </table:table-cell>
          <table:table-cell office:value-type="string">
            <text:p>Boneblades- Lilith's arms have been filed down to wicked blades over the years. When Lilith damages an enemy, they Bleed for light damage over time. This Bleed stacks on reapplication.</text:p>
          </table:table-cell>
          <table:table-cell office:value-type="string">
            <text:p>Doubleslash- Lilith slashes at a foe in melee range with each arm, dealing light damage twice spaced over a split second.</text:p>
          </table:table-cell>
          <table:table-cell office:value-type="string">
            <text:p>Unliving Blender- Lilith spins around rapidly, striking nearby foes for slight damage 4 times over the course of a split second.</text:p>
          </table:table-cell>
          <table:table-cell office:value-type="string">
            <text:p>Bonemerang- Lilith flings a sharpened rib that returns after hitting maximum distance. This damages struck enemies for light damage on the way out, at the apex, and on the way back.</text:p>
          </table:table-cell>
          <table:table-cell office:value-type="string">
            <text:p>Bloodletter- Lilith's blades cut jagged and deep. On activation, all enemies with Bleeding applied double the remaining duration of the Bleed (doubling the remaining damage)</text:p>
          </table:table-cell>
          <table:table-cell/>
          <table:table-cell office:value-type="string">
            <text:p>Techmaturgical Lilith</text:p>
          </table:table-cell>
          <table:table-cell office:value-type="string">
            <text:p>Alistair “Phillammon” Crook</text:p>
          </table:table-cell>
          <table:table-cell office:value-type="string">
            <text:p>F</text:p>
          </table:table-cell>
          <table:table-cell office:value-type="string">
            <text:p>Kayne (Oblivion Touched)</text:p>
          </table:table-cell>
          <table:table-cell table:number-columns-repeated="1012"/>
        </table:table-row>
        <table:table-row table:style-name="ro12">
          <table:table-cell office:value-type="string">
            <text:p>Lita Aquil</text:p>
          </table:table-cell>
          <table:table-cell office:value-type="string">
            <text:p>the Steel Angel</text:p>
          </table:table-cell>
          <table:table-cell office:value-type="string">
            <text:p>On Wings Of Death- Lita follows her targets into the skies. While an enemy is Shadowed, Lita stays at their location. Additionally, while Shadowing an enemy, Lita can cast all abilities despite being Airborne, and takes reduced damage from all sources. If the Shadowed enemy dies, Lita immediately dashes to the ground.</text:p>
          </table:table-cell>
          <table:table-cell office:value-type="string">
            <text:p>Rising Strike- Lita makes a swift upward strike, dealing significant damage to and sending the target enemy in melee range Airborne. If the target is Airborne, the cooldown of Rising Strike is reduced.</text:p>
          </table:table-cell>
          <table:table-cell office:value-type="string">
            <text:p>Aether Wing- Lita leaps into the air, dashing to the target Airborne foe. When she arrives, she Shadows them, deals significant damage to them, and sends them Airborne. If a Shadowed enemy reaches the ground, or if Lita Shadows another foe, Shadowing is lost.</text:p>
          </table:table-cell>
          <table:table-cell office:value-type="string">
            <text:p>Ascending Sweep- Lita spins around rapidly, striking enemies in a wide radius around her three times in quick succession. Struck enemies are sent slightly Airborne and take light damage.</text:p>
          </table:table-cell>
          <table:table-cell office:value-type="string">
            <text:p>Skyfall- Lita strikes three times at the enemy she is Shadowing. The first two strikes deal significant damage to and send the target enemy Airborne. The third strike knocks the Shadowed enemy towards the ground. When they hit the ground, they take damage based on the distance they travelled, and enemies in a wide radius around them take significant damage and are Stunned for a duration proportionate to the distance travelled.</text:p>
          </table:table-cell>
          <table:table-cell/>
          <table:table-cell office:value-type="string">
            <text:p>Angel Lita</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11">
          <table:table-cell office:value-type="string">
            <text:p>Litanus Angelum</text:p>
          </table:table-cell>
          <table:table-cell office:value-type="string">
            <text:p>the Abberant Fang</text:p>
          </table:table-cell>
          <table:table-cell office:value-type="string">
            <text:p>Bloodlust- Like it or not, Litanus is a Vampire. When Litanus deals damage to an enemy, he gains Bloodlust for a few seconds. While Litanus has Bloodlust he takes reduced damage from all sources. When Bloodlust expires, Litanus takes moderate damage.</text:p>
          </table:table-cell>
          <table:table-cell office:value-type="string">
            <text:p>Fleshrake- Litanus slashes with his claws, dealing significant damage and healing Litanus light damage. If this deals damage, Fleshrend has its cooldown reduced to half a second.</text:p>
          </table:table-cell>
          <table:table-cell office:value-type="string">
            <text:p>Fleshrend- Litanus slashes with his other claws, dealing significant damage and healing Litanus light damage. If this deals damage, Fleshrake has its cooldown reduced to half a second.</text:p>
          </table:table-cell>
          <table:table-cell office:value-type="string">
            <text:p>Terrific Speed- Litanus tears forward at ludicrous speed, dashing to a target enemy, dealing moderate damage to them and any enemies he passes, and healing Litanus light damage for every enemy hit.</text:p>
          </table:table-cell>
          <table:table-cell office:value-type="string">
            <text:p>Haemorrhage- Litanus tears into his enemy. For the next few seconds, Litanus deals and heals additional damage with all of his abilities.</text:p>
          </table:table-cell>
          <table:table-cell/>
          <table:table-cell office:value-type="string">
            <text:p>Living Litanus</text:p>
          </table:table-cell>
          <table:table-cell table:style-name="ce6"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20">
          <table:table-cell office:value-type="string">
            <text:p>Lucius Tanner</text:p>
          </table:table-cell>
          <table:table-cell office:value-type="string">
            <text:p>the Shiftsteel Soldier</text:p>
          </table:table-cell>
          <table:table-cell office:value-type="string">
            <text:p>Master of None- Lucius manipulates his weapon as if it were water, and strikes as if it were tempered steel. When Lucius casts a Shift ability, he gains 3 stacks of Master of None, to a cap. The cooldown of Shiftsteel Strike is massively reduced if Lucius has at least one stack of Master of None. Casting Shiftsteel Strike consumes a stack of Master of None.</text:p>
          </table:table-cell>
          <table:table-cell office:value-type="string">
            <text:p>Shiftsteel Strike- Lucius lashes out with his current weapon. If Lucius has Shiftsteel Sword, he deals moderate damage in melee range. If Lucius has Shiftsteel Hammer, he deals significant damage in melee range and slightly knocks back the struck foe. If Lucius has Shiftsteel Glaive, he throws it as a projectile, dealing significant damage to the foe it strikes. On reaching the end of its range or striking an enemy, the Glaive returns, homing in on Lucius and dealing no damage. Until the Glaive has returned to Lucius, he is treated as Silenced.</text:p>
          </table:table-cell>
          <table:table-cell office:value-type="string">
            <text:p>Shift: Sword/ Deadly Helix- Lucius gains Shiftsteel Sword until he next casts a Shift ability. If Lucius already has Shiftsteel Sword, he swings his blade around in a tight spiral, dealing moderate damage to all enemies in a wide radius around him.</text:p>
          </table:table-cell>
          <table:table-cell office:value-type="string">
            <text:p>Shift: Hammer/ Skyslam- Lucius gains Shiftsteel Hammer until he next casts a Shift ability. If Lucius already has Shiftsteel Hammer, he makes a jumping strike, jumping to the target location. When he arrives, all enemies in a small radius around him are briefly Slowed and take significant damage.</text:p>
          </table:table-cell>
          <table:table-cell office:value-type="string">
            <text:p>Shift: Glaive/ Fury Cutter- Lucius gains Shiftsteel Glaive until he next casts a Shift ability. If Lucius already has Shiftsteel Glaive, he throws it forcefully. The glaive is fired as a projectile, dealing significant damage to all foes struck. On reaching the end of its range, it returns, homing in on Lucius and dealing significant damage to all foes it strikes. Until the Glaive has returned to Lucius, he is treated as Silenced.</text:p>
          </table:table-cell>
          <table:table-cell/>
          <table:table-cell office:value-type="string">
            <text:p>Corrupted Lucius</text:p>
          </table:table-cell>
          <table:table-cell office:value-type="string">
            <text:p>Alistair “Phillammon” Crook</text:p>
          </table:table-cell>
          <table:table-cell office:value-type="string">
            <text:p>M</text:p>
          </table:table-cell>
          <table:table-cell office:value-type="string">
            <text:p>Twilight Remnant</text:p>
          </table:table-cell>
          <table:table-cell table:number-columns-repeated="1012"/>
        </table:table-row>
        <table:table-row table:style-name="ro12">
          <table:table-cell office:value-type="string">
            <text:p>Mail</text:p>
          </table:table-cell>
          <table:table-cell office:value-type="string">
            <text:p>the Animate Armour</text:p>
          </table:table-cell>
          <table:table-cell office:value-type="string">
            <text:p>Empty Shell- Armour is always good protection, and Mail is made of the stuff. When Mail takes damage, he takes significantly reduced damage and loses one stack of Sturdy Steel for each point of damage taken, post reduction. If Mail has no stacks of Sturdy Steel, he does not take reduced damage. If Mail has not taken damage for a while, he rapidly regenerates stacks of Sturdy Steel, up to a cap.</text:p>
          </table:table-cell>
          <table:table-cell office:value-type="string">
            <text:p>Clobber- Mail swings his mace, dealing moderate damage in melee range.</text:p>
          </table:table-cell>
          <table:table-cell office:value-type="string">
            <text:p>Special Delivery- Mail encapsulates an ally. After a long casting time, the target ally in melee range Vanishes. If the ally moves out of range, Special Delivery fails but does not go on cooldown. If Special Delivery is cast again, the Vanished ally reappears at Mail's location after a short cast time. If Mail dies, the Vanished ally reappears at his location immediately.</text:p>
          </table:table-cell>
          <table:table-cell office:value-type="string">
            <text:p>Fortify- Mail grants some of his body to an ally, defending them. The target ally in melee range benefits from the effects of Empty Shell for a few seconds, gaining half of Mail's Sturdy Steel stacks.</text:p>
          </table:table-cell>
          <table:table-cell office:value-type="string">
            <text:p>Translocation Runes- Mail surges energy through his translocation runes embossed into his plate. After a moderate cast time, Mail blinks to the target location.</text:p>
          </table:table-cell>
          <table:table-cell/>
          <table:table-cell office:value-type="string">
            <text:p>Royal Mail</text:p>
          </table:table-cell>
          <table:table-cell office:value-type="string">
            <text:p>Alistair “Phillammon” Crook</text:p>
          </table:table-cell>
          <table:table-cell office:value-type="string">
            <text:p>N</text:p>
          </table:table-cell>
          <table:table-cell office:value-type="string">
            <text:p>Torska</text:p>
          </table:table-cell>
          <table:table-cell table:number-columns-repeated="1012"/>
        </table:table-row>
        <table:table-row table:style-name="ro4">
          <table:table-cell office:value-type="string">
            <text:p>Mara Polar</text:p>
          </table:table-cell>
          <table:table-cell office:value-type="string">
            <text:p>the Pathfinder</text:p>
          </table:table-cell>
          <table:table-cell office:value-type="string">
            <text:p>Survivor- You can't survive in the Sylvan forests without learning a thing or two about stopping attacks from above. Dealing damage to an Airborne enemy or sending an enemy Airborne reduces the cooldowns of all of Mara's abilities by a small amount.</text:p>
          </table:table-cell>
          <table:table-cell office:value-type="string">
            <text:p>Pathfinder's Pike- Mara stabs with her spear, dealing significant damage to an enemy in melee range. If the target enemy is out of range but Airborne, Mara fires a bolt of energy from her spear, dealing significant damage to them.</text:p>
          </table:table-cell>
          <table:table-cell office:value-type="string">
            <text:p>Flick Trip- Mara trips her foes with her spear, dealing significant damage to and sending airborne enemies in a short wide cone in front of her.</text:p>
          </table:table-cell>
          <table:table-cell office:value-type="string">
            <text:p>Juggle- Mara makes a swift sweep with her spear, dealing significant damage to enemies struck. If a struck enemy is Airborne, they are sent airborne.</text:p>
          </table:table-cell>
          <table:table-cell office:value-type="string">
            <text:p>Lance Beam- Mara sends a blast of energy from her spear, dealing moderate damage to the first enemy struck and passing through them, and dealing increasing damage to each subsequent enemy hit.</text:p>
          </table:table-cell>
          <table:table-cell/>
          <table:table-cell office:value-type="string">
            <text:p>Ruined Mara</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11">
          <table:table-cell office:value-type="string">
            <text:p>Max Steele</text:p>
          </table:table-cell>
          <table:table-cell office:value-type="string">
            <text:p>the Clearcutter</text:p>
          </table:table-cell>
          <table:table-cell office:value-type="string">
            <text:p>Lumberjack- Max knows his weapon better than most people know themselves. All of Max's abilities use The Saw as a projectile. Additionally, Max can cast any of his abilities during the cast time of any other abilities.</text:p>
          </table:table-cell>
          <table:table-cell office:value-type="string">
            <text:p>Out and Back- Max throws The Saw out, dealing light damage to and passing through struck enemies. On reaching maximum range, The Saw returns, dealing light damage to any foes it strikes on the way back.</text:p>
          </table:table-cell>
          <table:table-cell office:value-type="string">
            <text:p>Whipspin- Max whirls around The Saw. The Saw rapidly arcs around Max at its current radius, dealing moderate damage to all enemies struck.</text:p>
          </table:table-cell>
          <table:table-cell office:value-type="string">
            <text:p>Grapple- Max pulls on The Saw, dashing to The Saw's current location. Additionally, The Saw and any Templars intersecting The Saw are pulled to Max's current location. Any enemies pulled in this way take significant damage.</text:p>
          </table:table-cell>
          <table:table-cell office:value-type="string">
            <text:p>Apex Spin- Max hurls out The Saw, dealing light damage to and passing through any foes it strikes. On reaching the target, it spins twice, dealing significant damage to any enemies intersecting it, then returns, dealing light damage to any foes it strikes on the way back.</text:p>
          </table:table-cell>
          <table:table-cell/>
          <table:table-cell office:value-type="string">
            <text:p>Energy Disc Max</text:p>
          </table:table-cell>
          <table:table-cell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6">
          <table:table-cell table:style-name="ce6" office:value-type="string">
            <text:p>Melody Cadence</text:p>
          </table:table-cell>
          <table:table-cell table:style-name="ce6" office:value-type="string">
            <text:p>the Wardancer</text:p>
          </table:table-cell>
          <table:table-cell table:style-name="ce6" office:value-type="string">
            <text:p>Follow My Rhythm- Melody fights to her own tempo. Every time she uses an ability, she gains Beat for a duration equal to the time since she last used an ability. Using an ability at the end of Beat adds a stack of Rhythm. If the Beat is missed, all Rhythm stacks are lost.</text:p>
          </table:table-cell>
          <table:table-cell table:style-name="ce6" office:value-type="string">
            <text:p>High Kick- Melody kicks high in front of her, dealing light damage in melee range. High Kick deals slightly more damage for every Rhythm stack Melody has.</text:p>
          </table:table-cell>
          <table:table-cell table:style-name="ce6" office:value-type="string">
            <text:p>Feel the Beat- Melody lets the beat flow through her and her target, dealing light damage and healing her for the same amount. If this triggers Follow My Rhythm, she also silences the target for the duration of Beat. Feel the Beat can be cast with no target. Feel The Beat deals slightly more damage for every Rhythm stack Melody has.</text:p>
          </table:table-cell>
          <table:table-cell table:style-name="ce6" office:value-type="string">
            <text:p>Syncopate- Melody strikes off-beat, dealing light damage twice, once as she casts Syncopate and once halfway through Beat. Both strikes of Syncopate deal slightly more damage for every Rhythm stack Melody has.</text:p>
          </table:table-cell>
          <table:table-cell table:style-name="ce6" office:value-type="string">
            <text:p>Jeté, Jeté, Box- Melody leaps through the air, landing a short way forward and dealing significant damage to everyone in the path, and significant damage when she lands. This can be used 3 times before going on cooldown. The third casting of Jeté, Jeté, Box deals significantly more damage for every Rhythm stack Melody has.</text:p>
          </table:table-cell>
          <table:table-cell table:style-name="ce6"/>
          <table:table-cell office:value-type="string">
            <text:p>Fourth House Melody</text:p>
          </table:table-cell>
          <table:table-cell office:value-type="string">
            <text:p>Abigail Crook</text:p>
          </table:table-cell>
          <table:table-cell office:value-type="string">
            <text:p>F</text:p>
          </table:table-cell>
          <table:table-cell office:value-type="string">
            <text:p>Kayne</text:p>
          </table:table-cell>
          <table:table-cell table:number-columns-repeated="1012"/>
        </table:table-row>
        <table:table-row table:style-name="ro4">
          <table:table-cell office:value-type="string">
            <text:p>Miranda Shell</text:p>
          </table:table-cell>
          <table:table-cell office:value-type="string">
            <text:p>the Spellstealer</text:p>
          </table:table-cell>
          <table:table-cell office:value-type="string">
            <text:p>Spellbreaker- Miranda can cast off her spells to protect herself. If Miranda would take fatal damage from an ability while she has a spell Stolen, she loses that spell and takes no damage from the ability.</text:p>
          </table:table-cell>
          <table:table-cell office:value-type="string">
            <text:p>Resonant Blast- Miranda fires a bolt of resonant energy as a projectile, dealing significant damage to the struck. If the struck foe has the ability Miranda currently has Stolen, they take additional damage and are Slowed for a short time.</text:p>
          </table:table-cell>
          <table:table-cell office:value-type="string">
            <text:p>Spellfracture- Miranda places Volatile Magic on the target enemy for a few seconds. If a Templar with Volatile Magic attempts to cast the ability that Miranda currently has Stolen, the ability fails and the Templar is Stunned for a while.</text:p>
          </table:table-cell>
          <table:table-cell office:value-type="string">
            <text:p>Fluctuation Thief- Miranda steals a Templar's magical essence. Miranda's fourth ability becomes the last ability cast by the target Templar. Some abilities cannot be stolen. Stolen abilities are kept until Fluctuation Thief is cast again.</text:p>
          </table:table-cell>
          <table:table-cell office:value-type="string">
            <text:p>Borrowed Power: X- Miranda uses the ability she currently has Stolen.</text:p>
          </table:table-cell>
          <table:table-cell/>
          <table:table-cell office:value-type="string">
            <text:p>Ascendant Miranda</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7">
          <table:table-cell office:value-type="string">
            <text:p>Mordecai Zayne</text:p>
          </table:table-cell>
          <table:table-cell office:value-type="string">
            <text:p>the Mind's Eye</text:p>
          </table:table-cell>
          <table:table-cell office:value-type="string">
            <text:p>Empathy- Mordecai forces his foes into synch. Every time Mordecai deals damage, the nearest enemy to the target within short range takes a proportion of the damage dealt.</text:p>
          </table:table-cell>
          <table:table-cell office:value-type="string">
            <text:p>Mind Knife- Mordecai flings out a mind bolt, dealing significant damage to struck foes.</text:p>
          </table:table-cell>
          <table:table-cell office:value-type="string">
            <text:p>Agony Beam- Mordecai induces pain in a foe, dealing light damage periodically to them until they move out of range.</text:p>
          </table:table-cell>
          <table:table-cell office:value-type="string">
            <text:p>Mind Over Body- Mordecai cripples his foes' nervous systems, Slowing all enemies he damages with Agony Beam or Mindstorm for the next few seconds.</text:p>
          </table:table-cell>
          <table:table-cell office:value-type="string">
            <text:p>Mindstorm- Mordecai assails minds around him. Enemies near Mordecai take significant damage periodically until they leave the Mindstorm radius. Mindstorm ends when there are no enemies left in range.</text:p>
          </table:table-cell>
          <table:table-cell/>
          <table:table-cell office:value-type="string">
            <text:p>Figment Mordecai</text:p>
          </table:table-cell>
          <table:table-cell office:value-type="string">
            <text:p>Steven Atkins</text:p>
          </table:table-cell>
          <table:table-cell office:value-type="string">
            <text:p>M</text:p>
          </table:table-cell>
          <table:table-cell office:value-type="string">
            <text:p>Kayne</text:p>
          </table:table-cell>
          <table:table-cell table:number-columns-repeated="1012"/>
        </table:table-row>
        <table:table-row table:style-name="ro11">
          <table:table-cell office:value-type="string">
            <text:p>Nathaniel Farenze</text:p>
          </table:table-cell>
          <table:table-cell office:value-type="string">
            <text:p>the Second Son</text:p>
          </table:table-cell>
          <table:table-cell office:value-type="string">
            <text:p>The Show Must Go On- Nathaniel won't let anything stop his spotlight. Nathaniel can continue guiding Exactly What I Aimed For and Trickshot while under all forms of crowd control or even while dead, and Nathaniel takes reduced duration on Silences.</text:p>
          </table:table-cell>
          <table:table-cell office:value-type="string">
            <text:p>Chakram Throw- Nathaniel throws a gravity affected chakram, dealing significant damage to the foe it hits.</text:p>
          </table:table-cell>
          <table:table-cell office:value-type="string">
            <text:p>Exactly What I Aimed For- Nathaniel throws a gravity affected chakram, dealing significant damage. When it hits the ground, it bounces towards the cursor, dealing increased damage if it strikes an enemy after the bounce. The chakram can bounce twice.</text:p>
          </table:table-cell>
          <table:table-cell office:value-type="string">
            <text:p>No Sell- Nathaniel was only ever feigning weakness. Nathaniel cleanses all Snares and Slows on himself, and gains Showboating for a short time. While Showboating, all incoming Slows, Snares and Stuns have their duration reduced slightly.</text:p>
          </table:table-cell>
          <table:table-cell office:value-type="string">
            <text:p>Trickshot- Nathaniel throws a trick chakram, dealing moderate damage. If it strikes an enemy, it bounces off them towards the cursor, moving off at its initial speed and dealing slightly increased damage. The trick chakram can bounce indefinitely.</text:p>
          </table:table-cell>
          <table:table-cell/>
          <table:table-cell office:value-type="string">
            <text:p>Fourth House Nathaniel</text:p>
          </table:table-cell>
          <table:table-cell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12">
          <table:table-cell office:value-type="string">
            <text:p>Nevermind</text:p>
          </table:table-cell>
          <table:table-cell office:value-type="string">
            <text:p>the Psychokinetic</text:p>
          </table:table-cell>
          <table:table-cell office:value-type="string">
            <text:p>Circling Stones- Nevermind manoeuvres rocks and debris he pulls up to block incoming attacks. Nevermind takes slightly reduced damage for each stack of Circling Stones he has.</text:p>
          </table:table-cell>
          <table:table-cell office:value-type="string">
            <text:p>Rock Blast- After a brief pause, a rock erupts out of the target location, dealing significant damage to any enemies struck. Nevermind then pulls it into orbit around him, adding a stack of Circling Stones to a cap.</text:p>
          </table:table-cell>
          <table:table-cell office:value-type="string">
            <text:p>Force of Will- Nevermind grabs hold of the target foe, Stunning them for a short time and lifting them into the air.</text:p>
          </table:table-cell>
          <table:table-cell office:value-type="string">
            <text:p>Retribution (Channel)- Nevermind prepares a devastating mental counterattack. While Nevermind is channeling, he gains stacks of Retribution to a cap. If Nevermind takes damage during the channel, the foe that damaged him takes damage proportionate to how many Retribution stacks he had, and the channel ends. If Nevermind reaches full stacks, the channel ends and all stacks are lost.</text:p>
          </table:table-cell>
          <table:table-cell office:value-type="string">
            <text:p>Hurl- Nevermind hefts one of his stones to the target location, consuming a stack of Circling Stones to launch it as a gravity-affected projectile. The struck enemy takes significant damage and is Slowed briefly, and takes a stack of Stoned. Hurl deals additional damage for every stack of Stoned on the struck foe. Hurl can be cast while casting Force of Will and while channeling Retribution.</text:p>
          </table:table-cell>
          <table:table-cell/>
          <table:table-cell office:value-type="string">
            <text:p>Seer Nevermind</text:p>
          </table:table-cell>
          <table:table-cell office:value-type="string">
            <text:p>Chris “coolbutnotreally” Levitt</text:p>
          </table:table-cell>
          <table:table-cell office:value-type="string">
            <text:p>M</text:p>
          </table:table-cell>
          <table:table-cell office:value-type="string">
            <text:p>Kayne</text:p>
          </table:table-cell>
          <table:table-cell table:number-columns-repeated="1012"/>
        </table:table-row>
        <table:table-row table:style-name="ro4">
          <table:table-cell office:value-type="string">
            <text:p>Noriko Nakagawa</text:p>
          </table:table-cell>
          <table:table-cell office:value-type="string">
            <text:p>the Oncoming Storm</text:p>
          </table:table-cell>
          <table:table-cell office:value-type="string">
            <text:p>Boltrider- Noriko assumes a form of pure energy. When Noriko uses an ability, she vanishes until the projectile expires or otherwise stops. When it stops, Noriko reappears at its final location. This is treated as a Dash, not Stealth or a Blink.</text:p>
          </table:table-cell>
          <table:table-cell office:value-type="string">
            <text:p>Surging Bolt- Noriko fires a bolt of electricity, a projectile that deals moderate damage.</text:p>
          </table:table-cell>
          <table:table-cell office:value-type="string">
            <text:p>Arc Spark- Noriko unleashes a surge of energy, homing in on and dealing significant damage to a target enemy. If there is another enemy within a wide radius of this target, Arc Spark bounces to them, dealing moderate damage.</text:p>
          </table:table-cell>
          <table:table-cell office:value-type="string">
            <text:p>Overcharge- Noriko storms towards the target Templar, homing in on them and dealing moderate damage to them if they are a foe. On arrival, Noriko deals significant damage to and briefly Stuns all enemies in a wide area aroind her.</text:p>
          </table:table-cell>
          <table:table-cell office:value-type="string">
            <text:p>Lightning Bolt- Noriko unleashes the storm, launching a bolt straight upwards, dealing significant damage, which then comes down at the target location a second later, dealing heavy damage in a wide area of effect when it reaches the target.</text:p>
          </table:table-cell>
          <table:table-cell/>
          <table:table-cell office:value-type="string">
            <text:p>Surge Style Noriko</text:p>
          </table:table-cell>
          <table:table-cell office:value-type="string">
            <text:p>Alistair “Phillammon” Crook</text:p>
          </table:table-cell>
          <table:table-cell office:value-type="string">
            <text:p>F</text:p>
          </table:table-cell>
          <table:table-cell office:value-type="string">
            <text:p>White Hills</text:p>
          </table:table-cell>
          <table:table-cell table:number-columns-repeated="1012"/>
        </table:table-row>
        <table:table-row table:style-name="ro13">
          <table:table-cell table:style-name="ce5" office:value-type="string">
            <text:p>Omen</text:p>
          </table:table-cell>
          <table:table-cell table:style-name="ce5" office:value-type="string">
            <text:p>the Adaptive Imperator</text:p>
          </table:table-cell>
          <table:table-cell table:style-name="ce5" office:value-type="string">
            <text:p>Evolve or Die- Omen's genetic code is unstable, and always ready to incorporate features from his prey. When Omen spawns or kills an enemy, he gains a stack of Adaptation. If Omen has at least one stack of Adaptation and uses an ability which has not yet gained its Evolve or Die bonus, it gains an additional effect, and a stack of Adaptation is consumed. When Omen dies, he loses all Evolve or Die bonuses and all Adaptation stacks.</text:p>
          </table:table-cell>
          <table:table-cell table:style-name="ce5" office:value-type="string">
            <text:p>Pincer- Omen slashes around him, dealing significant damage to all enemies in a small radius around him. Evolve or Die bonus- Omen's claws grow serrations, giving him Evolve or Die: Claws. While Omen has Evolve or Die: Claws, successfully dealing damage with Pincer grants Omen Bloodied Claws for a few seconds. If Omen uses Pincer with Bloodied Claws, Bloodied Claws is consumed and enemies damaged by Pincer take additional damage and are Slowed for a short time.</text:p>
          </table:table-cell>
          <table:table-cell table:style-name="ce5" office:value-type="string">
            <text:p>Deadly Sting- Omen lances out with his stinger, dealing moderate damage to and briefly Snaring the target enemy in close range. Evolve or Die bonus- Omen's stinger grows venom sacs, giving him Evolve or Die: Venom. While Omen has Evolve or Die: Venom, enemies damaged by Deadly Sting are Stunned instead of Snared, and take Poisoned for significant damage over time.</text:p>
          </table:table-cell>
          <table:table-cell table:style-name="ce5" office:value-type="string">
            <text:p>Skydrop- Omen lunges forward, jumping to the target location and dealing moderate damage to enemies in a wide radius around him on arrival. Evolve or Die bonus- Omen grows wings, giving him Evolve or Die: Wings. While Omen has Evolve or Die: Wings, Skydrop gains additional cast range, and the cooldown of Skydrop is reset if Omen kills an enemy.</text:p>
          </table:table-cell>
          <table:table-cell table:style-name="ce5" office:value-type="string">
            <text:p>Blind Eye- Omen hides himself from a foe, applying Blind Spot to the target enemy. Enemies with Blind Spot treat Omen as Stealthed. Blind Spot is consumed when Omen damages the enemy with Blind Spot. If Blind Eye is cast without a target, it automatically targets the nearest enemy to Omen. Evolve or Die bonus- Omen's eyes subdivide further, giving him Evolve or Die: Optics. While Omen has Evolve or Die: Optics, casting Blind Eye applies Blind Spot to all enemies.</text:p>
          </table:table-cell>
          <table:table-cell table:style-name="ce5"/>
          <table:table-cell office:value-type="string">
            <text:p>Clockwork Omen</text:p>
          </table:table-cell>
          <table:table-cell office:value-type="string">
            <text:p>Alistair “Phillammon” Crook</text:p>
          </table:table-cell>
          <table:table-cell office:value-type="string">
            <text:p>M</text:p>
          </table:table-cell>
          <table:table-cell office:value-type="string">
            <text:p>Space</text:p>
          </table:table-cell>
          <table:table-cell table:number-columns-repeated="1012"/>
        </table:table-row>
        <table:table-row table:style-name="ro4">
          <table:table-cell office:value-type="string">
            <text:p>Omoide Kokoro</text:p>
          </table:table-cell>
          <table:table-cell office:value-type="string">
            <text:p>the Unforgotten Ghost</text:p>
          </table:table-cell>
          <table:table-cell office:value-type="string">
            <text:p>Seal the Curse- Omoide seals her foes. When a foe with a Seal set is struck by one of Omoide's abilities, the Seal triggers. The Seal remains set for a few seconds. This time resets if they are struck by another Seal.</text:p>
          </table:table-cell>
          <table:table-cell office:value-type="string">
            <text:p>Seal of Pain- Sets a Seal of Pain on the target. When it triggers, the target takes considerable damage.</text:p>
          </table:table-cell>
          <table:table-cell office:value-type="string">
            <text:p>Seal of Silence- Sets a Seal of Silence on the target. When it triggers, the target is Silenced for a few seconds, and takes light damage.</text:p>
          </table:table-cell>
          <table:table-cell office:value-type="string">
            <text:p>Seal of Binding- Sets a Seal of Binding on the target. When it triggers, the target is Snared for a few seconds, and takes light damage.</text:p>
          </table:table-cell>
          <table:table-cell office:value-type="string">
            <text:p>Seal of Death- Omoide triggers all of the Seals on a foe, and deals moderate damage to them.</text:p>
          </table:table-cell>
          <table:table-cell/>
          <table:table-cell office:value-type="string">
            <text:p>Living Omoide</text:p>
          </table:table-cell>
          <table:table-cell office:value-type="string">
            <text:p>Simon Hudson</text:p>
          </table:table-cell>
          <table:table-cell office:value-type="string">
            <text:p>F</text:p>
          </table:table-cell>
          <table:table-cell office:value-type="string">
            <text:p>White Hills</text:p>
          </table:table-cell>
          <table:table-cell table:number-columns-repeated="1012"/>
        </table:table-row>
        <table:table-row table:style-name="ro4">
          <table:table-cell office:value-type="string">
            <text:p>Oscar DuBain</text:p>
          </table:table-cell>
          <table:table-cell office:value-type="string">
            <text:p>the Adroit Duelist</text:p>
          </table:table-cell>
          <table:table-cell office:value-type="string">
            <text:p>Agile Riposte- Oscar blocks incoming blows with swift movements. On dealing damage, Oscar gains Parrying for a few seconds. If Oscar is struck by an ability while Parrying, it deals halved damage and Parrying is consumed.</text:p>
          </table:table-cell>
          <table:table-cell office:value-type="string">
            <text:p>Dexterous Thrust- Oscar thrusts with his rapier, dealing significant damage in melee range.</text:p>
          </table:table-cell>
          <table:table-cell office:value-type="string">
            <text:p>Deft Flecheé- Oscar lunges forwards, dashing a short distance forward and dealing significant damage to enemies he passes.</text:p>
          </table:table-cell>
          <table:table-cell office:value-type="string">
            <text:p>Noble Fervour- Oscar makes a veritable flurry of strikes. For the next few seconds, Dexterous Thrust has a significantly reduced cooldown. Noble Fervour's cooldown resets on killing an enemy.</text:p>
          </table:table-cell>
          <table:table-cell office:value-type="string">
            <text:p>Lunging Zornhau- Oscar makes a quick lunge, and a forceful diagonal sweep. After a short windup, he dashes to a target in close range, dealing moderate damage to them when he arrives. </text:p>
          </table:table-cell>
          <table:table-cell/>
          <table:table-cell table:style-name="ce6" office:value-type="string">
            <text:p>Fourth House Oscar</text:p>
          </table:table-cell>
          <table:table-cell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14">
          <table:table-cell office:value-type="string">
            <text:p>Pax Finewinds</text:p>
          </table:table-cell>
          <table:table-cell office:value-type="string">
            <text:p>the Honorable Vagabond</text:p>
          </table:table-cell>
          <table:table-cell office:value-type="string">
            <text:p>Hold the Line- Pax is practised at defending his home. While not moving, Pax takes significantly reduced damage from all incoming abilities</text:p>
          </table:table-cell>
          <table:table-cell office:value-type="string">
            <text:p>Powdershot- Pax fires his pistol, dealing significant damage in a thin cone.</text:p>
          </table:table-cell>
          <table:table-cell office:value-type="string">
            <text:p>Tussle- Pax grabs an enemy and tosses them away, dealing significant damage and knocking them back in melee range.</text:p>
          </table:table-cell>
          <table:table-cell office:value-type="string">
            <text:p>Take One For The Team (Toggle)- While on, allies near Pax take reduced damage, but Pax takes the damage mitigated.</text:p>
          </table:table-cell>
          <table:table-cell office:value-type="string">
            <text:p>Last Stand- Pax sets out to die for his cause. He is fully healed, all of his abilities deal increased damage, he cannot be healed, Hold the Line's benefit gives total immunity to damage while stationary, he mitigates all damage with Take One For The Team, and his health drains quickly over time</text:p>
          </table:table-cell>
          <table:table-cell/>
          <table:table-cell office:value-type="string">
            <text:p>Battlescarred Pax</text:p>
          </table:table-cell>
          <table:table-cell office:value-type="string">
            <text:p>Alistair “Phillammon” Crook</text:p>
          </table:table-cell>
          <table:table-cell office:value-type="string">
            <text:p>M</text:p>
          </table:table-cell>
          <table:table-cell office:value-type="string">
            <text:p>Northport</text:p>
          </table:table-cell>
          <table:table-cell table:number-columns-repeated="1012"/>
        </table:table-row>
        <table:table-row table:style-name="ro4">
          <table:table-cell office:value-type="string">
            <text:p>Persephone Argent</text:p>
          </table:table-cell>
          <table:table-cell office:value-type="string">
            <text:p>the Maid of Storms</text:p>
          </table:table-cell>
          <table:table-cell office:value-type="string">
            <text:p>Two Bodies, One Spirit- Persephone lives her life in two halves. Persephone has a stationary cloudclone of herself, Kore, on the battlefield. If Persephone moves too far away from Kore, Kore is destroyed.</text:p>
          </table:table-cell>
          <table:table-cell office:value-type="string">
            <text:p>Stormsurge- Persephone and Kore launch a burst of energy towards the cursor, dealing moderate damage apiece.</text:p>
          </table:table-cell>
          <table:table-cell office:value-type="string">
            <text:p>Stormburst- Persephone and Kore overflow with power, dealing moderate damage in a small radius around them.</text:p>
          </table:table-cell>
          <table:table-cell office:value-type="string">
            <text:p>Cumulogenesis- Persephone whisks Kore to the target location. Kore cannot perform any other actions until she has arrived at the target location. If Kore is currently destroyed, she is created at Persephone's location before moving to the target location.</text:p>
          </table:table-cell>
          <table:table-cell office:value-type="string">
            <text:p>Gemini Shift- Persephone switches to her other body, swapping position with Kore after a short casting time. The cooldown of Gemini Shift is proportionate to the distance travelled in this way.</text:p>
          </table:table-cell>
          <table:table-cell/>
          <table:table-cell office:value-type="string">
            <text:p>Twin Envoy Persephone</text:p>
          </table:table-cell>
          <table:table-cell office:value-type="string">
            <text:p>Rachel Crook</text:p>
          </table:table-cell>
          <table:table-cell office:value-type="string">
            <text:p>F</text:p>
          </table:table-cell>
          <table:table-cell office:value-type="string">
            <text:p>Kayne</text:p>
          </table:table-cell>
          <table:table-cell table:number-columns-repeated="1012"/>
        </table:table-row>
        <table:table-row table:style-name="ro7">
          <table:table-cell office:value-type="string">
            <text:p>Phoebe Mason</text:p>
          </table:table-cell>
          <table:table-cell office:value-type="string">
            <text:p>the Hook Flinger</text:p>
          </table:table-cell>
          <table:table-cell office:value-type="string">
            <text:p>Hook and Line- Phoebe pins her foes down with her hooks. When Phoebe damages an enemy, they are Snared for a split second.</text:p>
          </table:table-cell>
          <table:table-cell office:value-type="string">
            <text:p>Sling- Phoebe hurls a gravity affected hook out, dealing significant damage and Hooking the first enemy struck.</text:p>
          </table:table-cell>
          <table:table-cell office:value-type="string">
            <text:p>Reel In- Phoebe pulls in her lines, pulling all Hooked foes to her position and dealing light damage to them. This consumes Hooked.</text:p>
          </table:table-cell>
          <table:table-cell office:value-type="string">
            <text:p>Throw Back- Phoebe shakes the chains, dealing significant damage to all Hooked enemies. This consumes Hooked.</text:p>
          </table:table-cell>
          <table:table-cell office:value-type="string">
            <text:p>Trawl- Phoebe hurls hooks around her, dealing significant damage to and Hooking all enemies in a wide radius. She then spins around, pulling all Hooked foes a short distance towards her.</text:p>
          </table:table-cell>
          <table:table-cell/>
          <table:table-cell office:value-type="string">
            <text:p>Flow Adept Phoebe</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14">
          <table:table-cell office:value-type="string">
            <text:p>Quentin Shefal</text:p>
          </table:table-cell>
          <table:table-cell office:value-type="string">
            <text:p>the Horse Archer</text:p>
          </table:table-cell>
          <table:table-cell office:value-type="string">
            <text:p>Gallop- It takes Quentin a little time to get up to speed. If Quentin hasn't taken damage in the last few seconds, his movement speed is significantly increased</text:p>
          </table:table-cell>
          <table:table-cell office:value-type="string">
            <text:p>Cavalry Shot- Quentin fires a gravity-affected arrow towards the cursor, dealing significant damage to the struck enemy.</text:p>
          </table:table-cell>
          <table:table-cell office:value-type="string">
            <text:p>Explosive Shot- Quentin fires an gravity-affected explosive arrow towards the cursor, dealing light damage to and applying Fuse to the struck enemy for a few seconds. When Fuse expires, all foes in a wide radius around the Fused foe take moderate damage, including the Fused foe.</text:p>
          </table:table-cell>
          <table:table-cell office:value-type="string">
            <text:p>Trample- Quentin dashes a short distance in the direction he is facing, dealing moderate damage to foes struck along the way and immediately resetting the damage timer on Gallop.</text:p>
          </table:table-cell>
          <table:table-cell office:value-type="string">
            <text:p>Strafe- Quentin charges forward towards the cursor, dashing a long distance along the ground in the direction he is facing. Over the course of the dash, Quentin fires 6 arrows in quick succession towards the cursor, each dealing significant damage to struck foes.</text:p>
          </table:table-cell>
          <table:table-cell/>
          <table:table-cell office:value-type="string">
            <text:p>Centaur Quentin</text:p>
          </table:table-cell>
          <table:table-cell office:value-type="string">
            <text:p>Beordor</text:p>
          </table:table-cell>
          <table:table-cell office:value-type="string">
            <text:p>M</text:p>
          </table:table-cell>
          <table:table-cell office:value-type="string">
            <text:p>Kayne</text:p>
          </table:table-cell>
          <table:table-cell table:number-columns-repeated="1012"/>
        </table:table-row>
        <table:table-row table:style-name="ro7">
          <table:table-cell office:value-type="string">
            <text:p>Rachel Miah</text:p>
          </table:table-cell>
          <table:table-cell office:value-type="string">
            <text:p>the Spirit's Voice</text:p>
          </table:table-cell>
          <table:table-cell office:value-type="string">
            <text:p>Surrounded by Martyrs- Rachel is empowered by the spirits of the dead, gaining increased movement speed for every dead ally and healing her significant damage every time an ally dies.</text:p>
          </table:table-cell>
          <table:table-cell office:value-type="string">
            <text:p>Ethereal Orb- Rachel throws a ghostly ball, that returns after travelling a short distance. It deals light damage to struck enemies, and can hit each enemy twice, once in each direction.</text:p>
          </table:table-cell>
          <table:table-cell office:value-type="string">
            <text:p>Chilling Grasp- Rachel grabs an enemy in melee range, imbued with the power of the dead. This deals significant damage for every dead ally, and applies a Slow proportionate to the damage dealt for a while.</text:p>
          </table:table-cell>
          <table:table-cell office:value-type="string">
            <text:p>Soul Bind- Rachel binds an ally's spirit to their body for a few seconds, applying Bound to them. While Bound, the ally cannot fall below 1 health.</text:p>
          </table:table-cell>
          <table:table-cell office:value-type="string">
            <text:p>Spirit Burst- Rachel unleashes the power of the vengeful dead, firing 2 moderate damage bolts for every dead ally. These bolts home in on the nearest target.</text:p>
          </table:table-cell>
          <table:table-cell/>
          <table:table-cell office:value-type="string">
            <text:p>Ethereal Rachel</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6">
          <table:table-cell office:value-type="string">
            <text:p>Ragnar Ragnarsson</text:p>
          </table:table-cell>
          <table:table-cell office:value-type="string">
            <text:p>the Frenzied Berserker</text:p>
          </table:table-cell>
          <table:table-cell office:value-type="string">
            <text:p>Tools of the Trade- Ragnar needs very specific equipment, his hammers, to do his job. Ragnar spawns with two stacks of Hammer. These regenerate slowly over time if consumed.</text:p>
          </table:table-cell>
          <table:table-cell office:value-type="string">
            <text:p>Crushing Smash- Requires 1 stack of Hammer. Ragnar strikes an enemy in melee range with his hammers, dealing significant damage. If Ragnar has both stacks of Hammer, it deals bonus damage.</text:p>
          </table:table-cell>
          <table:table-cell office:value-type="string">
            <text:p>Thunderclap Throw- Requires 1 stack of Hammer. Ragnar consumes a stack of Hammer to throw it, dealing significant damage to, Slowing for a short time, and passing through all enemies it strikes. When it strikes a surface, it stays there. If Ragnar moves over the thrown Hammer, he instantly regenerates a stack of Hammer.</text:p>
          </table:table-cell>
          <table:table-cell office:value-type="string">
            <text:p>Warcry- Ragnar lets out a blood-curdling yell, granting him Berserk Rage for a short time. While Ragnar has Berserk Rage, dealing damage grants Ragnar slightly increased movement speed for a split-second.</text:p>
          </table:table-cell>
          <table:table-cell office:value-type="string">
            <text:p>Shattering Strike- Requires 2 stacks of Hammer. Ragnar strikes a foe in melee range with massive force, dealing heavy damage but consuming both stacks of Hammer.</text:p>
          </table:table-cell>
          <table:table-cell/>
          <table:table-cell office:value-type="string">
            <text:p>Blacksmith Ragnar</text:p>
          </table:table-cell>
          <table:table-cell office:value-type="string">
            <text:p>Alistair “Phillammon” Crook</text:p>
          </table:table-cell>
          <table:table-cell office:value-type="string">
            <text:p>M</text:p>
          </table:table-cell>
          <table:table-cell office:value-type="string">
            <text:p>Torska</text:p>
          </table:table-cell>
          <table:table-cell table:number-columns-repeated="1012"/>
        </table:table-row>
        <table:table-row table:style-name="ro4">
          <table:table-cell office:value-type="string">
            <text:p>Raul Eriksson</text:p>
          </table:table-cell>
          <table:table-cell office:value-type="string">
            <text:p>the Battlecaster</text:p>
          </table:table-cell>
          <table:table-cell office:value-type="string">
            <text:p>Pain is Strength- Raul uses his wounds to focus him, to strengthen him. When Raul is below half health, his abilities gain additional effects.</text:p>
          </table:table-cell>
          <table:table-cell office:value-type="string">
            <text:p>Pick Swing- Raul swings his pick, dealing significant damage in melee range. If Raul is below half health, it deals moderate damage.</text:p>
          </table:table-cell>
          <table:table-cell office:value-type="string">
            <text:p>Icy Blast- Raul fires a wide cone of ice, dealing light damage. If Raul is below half health, it deals significant damage and Slows struck enemies for a while.</text:p>
          </table:table-cell>
          <table:table-cell office:value-type="string">
            <text:p>Blood Rush- Raul concentrates himself on a burst of speed, dashing forward a short distance and taking light damage. If Raul is below half health, enemies he strikes along the dash take light damage and are briefly Snared.</text:p>
          </table:table-cell>
          <table:table-cell office:value-type="string">
            <text:p>Share My Pain- Raul shares his wounds with a foe. The target foe has their health reduced to be equal to Raul's. If Raul is below half health, he is also healed for significant damage.</text:p>
          </table:table-cell>
          <table:table-cell/>
          <table:table-cell office:value-type="string">
            <text:p>King Raul</text:p>
          </table:table-cell>
          <table:table-cell office:value-type="string">
            <text:p>Alistair “Phillammon” Crook</text:p>
          </table:table-cell>
          <table:table-cell office:value-type="string">
            <text:p>M</text:p>
          </table:table-cell>
          <table:table-cell office:value-type="string">
            <text:p>Torska</text:p>
          </table:table-cell>
          <table:table-cell table:number-columns-repeated="1012"/>
        </table:table-row>
        <table:table-row table:style-name="ro14">
          <table:table-cell office:value-type="string">
            <text:p>Rebecca Peake</text:p>
          </table:table-cell>
          <table:table-cell office:value-type="string">
            <text:p>the Innovative Brawler</text:p>
          </table:table-cell>
          <table:table-cell office:value-type="string">
            <text:p>Below the Belt- Rebecca aims for pressure points and nasty blows. When Rebecca deals damage to a foe, they are Slowed briefly.</text:p>
          </table:table-cell>
          <table:table-cell office:value-type="string">
            <text:p>Right Hook/Running Toss- Rebecca punches the foe in front of her, dealing significant damage. Unstoppable Force effect- Struck enemies are knocked into the air and take significant damage.</text:p>
          </table:table-cell>
          <table:table-cell office:value-type="string">
            <text:p>Forceful Blow/Explosive Punch- Rebecca punches with incredible force, dealing moderate damage in a short wide cone and knocking back struck enemies. Unstoppable Force Effect- On striking enemies, all enemies in a wide radius take significant damage, including the struck foe.</text:p>
          </table:table-cell>
          <table:table-cell office:value-type="string">
            <text:p>Dynamic Entry/Outta the Way!- Rebecca closes down a foe, dashing to them and dealing significant damage. Unstoppable Force Effect- Struck enemies take significant damage and are knocked in the opposite direction to Rebecca's dash</text:p>
          </table:table-cell>
          <table:table-cell office:value-type="string">
            <text:p>Unstoppable Force- Rebecca prepares for a devastating punch. The next time Rebecca uses an ability, she dashes forward a long distance instead. On colliding with enemies, it applies the Unstoppable Force effect of that ability to the struck foe.</text:p>
          </table:table-cell>
          <table:table-cell/>
          <table:table-cell office:value-type="string">
            <text:p>Transhuman Rebecca</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4">
          <table:table-cell office:value-type="string">
            <text:p>Remus Fang</text:p>
          </table:table-cell>
          <table:table-cell office:value-type="string">
            <text:p>the Silver Bolt</text:p>
          </table:table-cell>
          <table:table-cell office:value-type="string">
            <text:p>Silver and Steel- Remus uses the perfect tools to exploit weaknesses. All of Remus' abilities deal additional damage proportionate to the target's missing health.</text:p>
          </table:table-cell>
          <table:table-cell office:value-type="string">
            <text:p>Boltshot- Remus fires a bolt from his bow, dealing significant damage.</text:p>
          </table:table-cell>
          <table:table-cell office:value-type="string">
            <text:p>Knife Throw- Remus throws his hunting knife, a gravity affected projectile dealing moderate damage.</text:p>
          </table:table-cell>
          <table:table-cell office:value-type="string">
            <text:p>Double Tap- Remus fires a bolt from his offhand bow. If Remus has dealt damage to an enemy in the last second, the enemy he damaged most recently takes significant damage. If not, Double Tap goes on an increased cooldown.</text:p>
          </table:table-cell>
          <table:table-cell office:value-type="string">
            <text:p>Zero In- Remus fires a special bolt, dealing moderate damage, that homes in on the target foe. This bolt can be blocked by Templars.</text:p>
          </table:table-cell>
          <table:table-cell/>
          <table:table-cell office:value-type="string">
            <text:p>Lycan Remus</text:p>
          </table:table-cell>
          <table:table-cell office:value-type="string">
            <text:p>Alistair “Phillammon” Crook</text:p>
          </table:table-cell>
          <table:table-cell office:value-type="string">
            <text:p>M</text:p>
          </table:table-cell>
          <table:table-cell office:value-type="string">
            <text:p>Twilight Remnant</text:p>
          </table:table-cell>
          <table:table-cell table:number-columns-repeated="1012"/>
        </table:table-row>
        <table:table-row table:style-name="ro15">
          <table:table-cell office:value-type="string">
            <text:p>Rhodri</text:p>
          </table:table-cell>
          <table:table-cell office:value-type="string">
            <text:p>the Pugilistic Drunkard</text:p>
          </table:table-cell>
          <table:table-cell office:value-type="string">
            <text:p>Drunken Master- Rhodri is a mean drunk, but he's worse sober. Rhodri gains additional damage on all his abilities and reduced incoming damage according to how many stacks of Inebriated he has. At 5 Inebriated stacks, he has maximum damage reduction and no bonus damage, at no Inebriated stacks, he gains maximum bonus damage and no damage reduction.</text:p>
          </table:table-cell>
          <table:table-cell office:value-type="string">
            <text:p>Jab- Rhodri punches a nearby foe, dealing significant damage to the struck enemy.</text:p>
          </table:table-cell>
          <table:table-cell office:value-type="string">
            <text:p>Kneecapper- Rhodri makes a low sweep, dealing moderate damage shared among all enemies in a small radius around him, and Slowing every struck enemy for a short time. The bonus damage from Drunken Master is applied separately to each struck enemy.</text:p>
          </table:table-cell>
          <table:table-cell office:value-type="string">
            <text:p>Quaff/Sober Up- Rhodri slugs down a drink, gaining a stack of Inebriated. If Rhodri has 5 stacks of Inebriated, he instead sobers himself up, consuming all stacks of Inebriated and throwing his bottle towards the cursor as a gravity-affected projectile, dealing moderate damage to and briefly Slowing the struck enemy. Quaff/Sober Up can be recast during its own cast time.</text:p>
          </table:table-cell>
          <table:table-cell office:value-type="string">
            <text:p>Barrel Down- Rhodri bears down on a foe, dashing to a the target enemy. On arrival, he smashes them into the air, sending them Airborne and dealing significant damage to them. Rhodri follows the foe into the air, and on striking the ground again, deals no damage to and sends all enemies in a small radius around him Airborne, excluding the initial target.</text:p>
          </table:table-cell>
          <table:table-cell/>
          <table:table-cell office:value-type="string">
            <text:p>Bartender Rhodri</text:p>
          </table:table-cell>
          <table:table-cell office:value-type="string">
            <text:p>Beordor</text:p>
          </table:table-cell>
          <table:table-cell office:value-type="string">
            <text:p>M</text:p>
          </table:table-cell>
          <table:table-cell office:value-type="string">
            <text:p>Torska</text:p>
          </table:table-cell>
          <table:table-cell table:number-columns-repeated="1012"/>
        </table:table-row>
        <table:table-row table:style-name="ro7">
          <table:table-cell office:value-type="string">
            <text:p>Ripper</text:p>
          </table:table-cell>
          <table:table-cell office:value-type="string">
            <text:p>the Pack's Claw</text:p>
          </table:table-cell>
          <table:table-cell office:value-type="string">
            <text:p>First Blood- Ripper revels in the hunt. If the target of Ripper's abilities is on full health, he inflicts increased damage with all of his abilities until he leaves combat.</text:p>
          </table:table-cell>
          <table:table-cell office:value-type="string">
            <text:p>Shred- Ripper lashes out with his claws, dealing significant damage.</text:p>
          </table:table-cell>
          <table:table-cell office:value-type="string">
            <text:p>Pounce- Ripper leaps a short distance towards the cursor. Anyone caught in his path takes moderate damage and is pulled along with him</text:p>
          </table:table-cell>
          <table:table-cell office:value-type="string">
            <text:p>Feast- Ripper bites down on an enemy in melee range, dealing a proportion of the target's missing health as damage and healing for half the damage dealt</text:p>
          </table:table-cell>
          <table:table-cell office:value-type="string">
            <text:p>Out for Blood- Ripper leaps forward at breakneck speed, dashing to the closest enemy and dealing moderate damage. If this kills the target, he dashes to the next closest enemy. Out for Blood recurses indefinitely.</text:p>
          </table:table-cell>
          <table:table-cell/>
          <table:table-cell office:value-type="string">
            <text:p>Human Ripper</text:p>
          </table:table-cell>
          <table:table-cell office:value-type="string">
            <text:p>Alistair “Phillammon” Crook</text:p>
          </table:table-cell>
          <table:table-cell office:value-type="string">
            <text:p>M</text:p>
          </table:table-cell>
          <table:table-cell office:value-type="string">
            <text:p>Thaos</text:p>
          </table:table-cell>
          <table:table-cell table:number-columns-repeated="1012"/>
        </table:table-row>
        <table:table-row table:style-name="ro4">
          <table:table-cell office:value-type="string">
            <text:p>Roxanna Nirmata</text:p>
          </table:table-cell>
          <table:table-cell office:value-type="string">
            <text:p>the Combat Technician</text:p>
          </table:table-cell>
          <table:table-cell office:value-type="string">
            <text:p>Mana Battery- Roxanna's power gauntlet runs on mana batteries. Roxanna can hold a maximum of three stacks of Battery, and spawns with three stacks of Battery. Her Activate! abilities cost Battery stacks to cast.</text:p>
          </table:table-cell>
          <table:table-cell office:value-type="string">
            <text:p>Focusing Lenses (Toggle)- Roxanna aligns her Focusing Lenses, applying a damaging effect to her ability. </text:p>
          </table:table-cell>
          <table:table-cell office:value-type="string">
            <text:p>Capacitance Matrix (Toggle)- Roxanna engages her Capacitance Matrix, applying a buffing effect to her ability.</text:p>
          </table:table-cell>
          <table:table-cell office:value-type="string">
            <text:p>Energy Compensator (Toggle)- Roxanna preps her Energy Compensator, applying a debuffing effect to her ability.</text:p>
          </table:table-cell>
          <table:table-cell office:value-type="string">
            <text:p>Activate! -See Sheet 5: Roxanna, the Technician</text:p>
          </table:table-cell>
          <table:table-cell/>
          <table:table-cell office:value-type="string">
            <text:p>Android Roxanna</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4">
          <table:table-cell office:value-type="string">
            <text:p>Rui Verax</text:p>
          </table:table-cell>
          <table:table-cell office:value-type="string">
            <text:p>the Archivist of Lies</text:p>
          </table:table-cell>
          <table:table-cell office:value-type="string">
            <text:p>Truth's Beacon- It is unwise to stray too far from Rui when navigating a mind, even if it is your own. Enemies under the effect of To Thine Own Self or Trapped lose health at a rate proportionate to their distance from Rui.</text:p>
          </table:table-cell>
          <table:table-cell office:value-type="string">
            <text:p>Cut through the Lies- Rui traps his foes in their own thoughts, dealing significant damage to them and applying Trapped to them for a few seconds.</text:p>
          </table:table-cell>
          <table:table-cell office:value-type="string">
            <text:p>Know the Truth- Rui helps an ally see past their weaknesses, purging all debuffs and applying Enlightened to them for a while. Enlightened allies take reduced duration on incoming negative status effects. </text:p>
          </table:table-cell>
          <table:table-cell office:value-type="string">
            <text:p>Glimpse the Unthinkable- Rui imparts horrific blasphemies into the target foe's mind, Stunning them for a short time and dealing significant damage to them.</text:p>
          </table:table-cell>
          <table:table-cell office:value-type="string">
            <text:p>To Thine Own Self- Rui sends his foe to a labyrinth wrought of their own thoughts. Rui and the target enemy become only visible to each other, and are only affected by each other's abilities. To Thine Own Self ends when either Rui or Rui's foe dies.</text:p>
          </table:table-cell>
          <table:table-cell/>
          <table:table-cell office:value-type="string">
            <text:p>Ascended Rui</text:p>
          </table:table-cell>
          <table:table-cell office:value-type="string">
            <text:p>Simon Hudson</text:p>
          </table:table-cell>
          <table:table-cell office:value-type="string">
            <text:p>M</text:p>
          </table:table-cell>
          <table:table-cell office:value-type="string">
            <text:p>Ma'dhresh</text:p>
          </table:table-cell>
          <table:table-cell table:number-columns-repeated="1012"/>
        </table:table-row>
        <table:table-row table:style-name="ro11">
          <table:table-cell office:value-type="string">
            <text:p>Sandra Gate</text:p>
          </table:table-cell>
          <table:table-cell office:value-type="string">
            <text:p>the Last Barrier</text:p>
          </table:table-cell>
          <table:table-cell office:value-type="string">
            <text:p>Eternal Protector- Sandra's job is not to die, and it's a job she's become very good at. When Sandra is killed, an apparition with very low health is spawned on the point of death. If it is not killed within a few seconds, Sandra respawns on that point with half health.</text:p>
          </table:table-cell>
          <table:table-cell office:value-type="string">
            <text:p>Oblivion Grasp- Sandra allows fiends to strike out from Oblivion, dealing moderate damage in a thin cone.</text:p>
          </table:table-cell>
          <table:table-cell office:value-type="string">
            <text:p>Rift- Sandra opens a temporary rift to Oblivion. The selected area becomes a Rift for a short time. Enemies in the Rift are Slowed and periodically take significant damage.</text:p>
          </table:table-cell>
          <table:table-cell office:value-type="string">
            <text:p>Defy- Sandra refuses to be hurt. Sandra becomes Invulnerable for a short time, but still takes status effects.</text:p>
          </table:table-cell>
          <table:table-cell office:value-type="string">
            <text:p>Beyond the Gates- Sandra exposes a foe to the horrors of Oblivion. The Target foe Vanishes for a few seconds and takes heavy damage.</text:p>
          </table:table-cell>
          <table:table-cell/>
          <table:table-cell office:value-type="string">
            <text:p>Oblivion Sandra</text:p>
          </table:table-cell>
          <table:table-cell office:value-type="string">
            <text:p>Alistair “Phillammon” Crook</text:p>
          </table:table-cell>
          <table:table-cell office:value-type="string">
            <text:p>F</text:p>
          </table:table-cell>
          <table:table-cell office:value-type="string">
            <text:p>Avalon</text:p>
          </table:table-cell>
          <table:table-cell table:number-columns-repeated="1012"/>
        </table:table-row>
        <table:table-row table:style-name="ro17">
          <table:table-cell office:value-type="string">
            <text:p>Selena and Rakk</text:p>
          </table:table-cell>
          <table:table-cell office:value-type="string">
            <text:p>the Corrupt Champion</text:p>
          </table:table-cell>
          <table:table-cell office:value-type="string">
            <text:p>Symbiosis- Selena and Rakk give each other something they'd never have on their own- powers, and a body to share. While in Human Form, If Selena reaches 13 Corruption Stacks, she enters Corrupted Form. While in Corrupted Form, if Rakk reaches 13 Humanity stacks, she returns to Human Form. Changing Form consumes all stacks of Corruption and Humanity, and has a long cast time.</text:p>
          </table:table-cell>
          <table:table-cell office:value-type="string">
            <text:p>Chaotic Burst/Rip and Tear- Selena gains a stack of Corruption to unleash an orb of dark energy as a projectile, dealing significant damage to the struck foe. In Corrupted Form, Rakk rends her foes, gaining a stack of Humanity to deal moderate damage to the target foe in melee range. Casting Rip And Tear on a Tainted enemy reduces the cooldown of Rip and Tear, consumes two stacks of Humanity, and consumes Tainted.</text:p>
          </table:table-cell>
          <table:table-cell office:value-type="string">
            <text:p>Desecrate/Affliction- Selena unleashes a pillar of dark energy, draining her foes' humanity. After a short pause, enemies in the target area take significant damage, and Selena consumes half a stack of Corruption for each foe struck, rounded down. In Corrupted Form, Rakk gains a stack of Humanity to expectorate caustic blood onto her foe, applying Tainted to the target enemy in close range for a short time.</text:p>
          </table:table-cell>
          <table:table-cell office:value-type="string">
            <text:p>Rugose Grip/Unseen Threat- Selena unleashes a wave of dark appendages. After a brief pause, enemies in the target area take significant damage and are Snared briefly. Selena gains a stack of Corruption plus one for every foe struck. In Corrupted Form, Rakk gains 3 stacks of Humanity to Stealth briefly. The first ability used after entering Stealth deals increased damage.</text:p>
          </table:table-cell>
          <table:table-cell office:value-type="string">
            <text:p>Oblivion Wave/Void Step- Selena lets off a wave of corrupted energy, dealing significant damage to all nearby foes plus bonus damage proportionate to their missing health. Additionally, Selena instantly gains stacks of Corruption up to 13, and takes light damage for every stack gained in this way. In Corrupted Form, Rakk gains 3 stacks of Humanity to step through Oblivion, blinking to the target location and dealing moderate damage to all nearby enemies.</text:p>
          </table:table-cell>
          <table:table-cell/>
          <table:table-cell office:value-type="string">
            <text:p>Android Selena and Rakk</text:p>
          </table:table-cell>
          <table:table-cell office:value-type="string">
            <text:p>Alistair “Phillammon” Crook</text:p>
          </table:table-cell>
          <table:table-cell office:value-type="string">
            <text:p>F</text:p>
          </table:table-cell>
          <table:table-cell office:value-type="string">
            <text:p>Kayne (Oblivion Touched)</text:p>
          </table:table-cell>
          <table:table-cell table:number-columns-repeated="1012"/>
        </table:table-row>
        <table:table-row table:style-name="ro7">
          <table:table-cell office:value-type="string">
            <text:p>Seth Taxa</text:p>
          </table:table-cell>
          <table:table-cell office:value-type="string">
            <text:p>the Plagueborn</text:p>
          </table:table-cell>
          <table:table-cell office:value-type="string">
            <text:p>Contagion- Seth uses his body as a channel of disease. When Seth uses an ability, he takes moderate damage. When an enemy takes damage due to Infection, he is healed for the damage dealt.</text:p>
          </table:table-cell>
          <table:table-cell office:value-type="string">
            <text:p>Vile Bite- Seth sinks his teeth into an enemy, dealing light damage and applying the Infected status to an enemy in melee range. Infected foes take significant damage over time.</text:p>
          </table:table-cell>
          <table:table-cell office:value-type="string">
            <text:p>Putrid Cloud- Seth exudes a virulent fog, leaving a large cloud in the target area for a few seconds. Enemies in this cloud take the Infected status.</text:p>
          </table:table-cell>
          <table:table-cell office:value-type="string">
            <text:p>Acrid Tendril- Seth flings out a tendril of noxious gases, dealing light damage to the target struck and applying Infected to enemies in a wide radius around the target.</text:p>
          </table:table-cell>
          <table:table-cell office:value-type="string">
            <text:p>Transmission- Seth improves the infectiousness of his diseases. Seth triggers significant damage in a small radius around all enemies with the Infected status, and applies Infected to all foes damaged.</text:p>
          </table:table-cell>
          <table:table-cell/>
          <table:table-cell office:value-type="string">
            <text:p>Plague Doctor Seth</text:p>
          </table:table-cell>
          <table:table-cell office:value-type="string">
            <text:p>Alistair “Phillammon” Crook</text:p>
          </table:table-cell>
          <table:table-cell office:value-type="string">
            <text:p>M</text:p>
          </table:table-cell>
          <table:table-cell office:value-type="string">
            <text:p>Oblivion</text:p>
          </table:table-cell>
          <table:table-cell table:number-columns-repeated="1012"/>
        </table:table-row>
        <table:table-row table:style-name="ro11">
          <table:table-cell office:value-type="string">
            <text:p>Shinji Kamuto</text:p>
          </table:table-cell>
          <table:table-cell office:value-type="string">
            <text:p>the River's Swiftness</text:p>
          </table:table-cell>
          <table:table-cell office:value-type="string">
            <text:p>Move as the Tide- Shinji's movements flow as the river. Every time Shinji damages an enemy, he gains a stack of Tideshift, to a cap of 3 stacks. If Shinji is struck by an ability at 3 stacks of Tideshift, all stacks are consumed and he takes no effect from the ability.</text:p>
          </table:table-cell>
          <table:table-cell office:value-type="string">
            <text:p>Quick Jab- Shinji throws off a quick punch, dealing light damage.</text:p>
          </table:table-cell>
          <table:table-cell office:value-type="string">
            <text:p>Throw Bolas- Shinji throws a set of gravity affected bolas, dealing light damage to and briefly Snaring the first enemy they hit</text:p>
          </table:table-cell>
          <table:table-cell office:value-type="string">
            <text:p>Wavestep (Toggle)- While off, all of Shinji's other abilities deal increased damage. While on, Shinji moves faster and treats incoming Snares as Slows.</text:p>
          </table:table-cell>
          <table:table-cell office:value-type="string">
            <text:p>Furious Blows (Toggle)- While on, Shinji cannot use any other abilities, but enemies in a small radius around him take light damage at frequent intervals</text:p>
          </table:table-cell>
          <table:table-cell/>
          <table:table-cell office:value-type="string">
            <text:p>Water Style Shinji</text:p>
          </table:table-cell>
          <table:table-cell office:value-type="string">
            <text:p>Alistair “Phillammon” Crook</text:p>
          </table:table-cell>
          <table:table-cell office:value-type="string">
            <text:p>M</text:p>
          </table:table-cell>
          <table:table-cell office:value-type="string">
            <text:p>White Hills</text:p>
          </table:table-cell>
          <table:table-cell table:number-columns-repeated="1012"/>
        </table:table-row>
        <table:table-row table:style-name="ro11">
          <table:table-cell office:value-type="string">
            <text:p>Sieglinde Mirastochter</text:p>
          </table:table-cell>
          <table:table-cell office:value-type="string">
            <text:p>the Warshouter</text:p>
          </table:table-cell>
          <table:table-cell office:value-type="string">
            <text:p>Schadenfreude- Sieglinde enjoys bringing people to their knees. Sieglinde takes slightly reduced damage from all sources for every stack of Vile Tongue she has, up to a cap.</text:p>
          </table:table-cell>
          <table:table-cell office:value-type="string">
            <text:p>Word of Pain- Sieglinde speaks a single, evil word, dealing significant damage to the target enemy in close range.</text:p>
          </table:table-cell>
          <table:table-cell office:value-type="string">
            <text:p>Crushing Guilt- Sieglinde induces despair with her words, applying Despair to the target enemy, dealing moderate damage over time. Despair refreshes its duration if the Despairing Templar kills an enemy.</text:p>
          </table:table-cell>
          <table:table-cell office:value-type="string">
            <text:p>Demoralize- Sieglinde's words sap the enemy's morale, applying Demoralized to foes around the target point for a few seconds. Demoralized foes are Slowed. If a foe dies while Demoralized, Demoralize's cooldown is refreshed. The Slow from Demoralized stacks.</text:p>
          </table:table-cell>
          <table:table-cell office:value-type="string">
            <text:p>Malediction (Channel)- Sieglinde crushes her foes with her words. Periodically, Sieglinde gains a stack of Vile Tongue. The target enemy then takes light damage for each stack of Vile Tongue Sieglinde has. If the target enemy is killed by Malediction, its cooldown is immediately refreshed.</text:p>
          </table:table-cell>
          <table:table-cell/>
          <table:table-cell office:value-type="string">
            <text:p>Incantrix Sieglinde</text:p>
          </table:table-cell>
          <table:table-cell office:value-type="string">
            <text:p>Alistair “Phillammon” Crook</text:p>
          </table:table-cell>
          <table:table-cell office:value-type="string">
            <text:p>F</text:p>
          </table:table-cell>
          <table:table-cell office:value-type="string">
            <text:p>Torska</text:p>
          </table:table-cell>
          <table:table-cell table:number-columns-repeated="1012"/>
        </table:table-row>
        <table:table-row table:style-name="ro15">
          <table:table-cell office:value-type="string">
            <text:p>Slim Noir</text:p>
          </table:table-cell>
          <table:table-cell office:value-type="string">
            <text:p>the Dark Practitioner</text:p>
          </table:table-cell>
          <table:table-cell office:value-type="string">
            <text:p>Shadow Pact- Slim's Shadow, Shade, joins him on the battlefield. If Slim strikes a foe with an ability, they take Shadow Magic for a few seconds. If Shade strikes a foe with an ability, they take Magic Shadow for a few seconds. If a foe has both Shadow Magic and Magic Shadow, they are consumed and the foe takes moderate damage and is Stunned briefly.</text:p>
          </table:table-cell>
          <table:table-cell office:value-type="string">
            <text:p>Throatcutter- Slim lashes out with his knife, dealing significant damage to the struck foe in melee range. Shade fires shadowy claws, ready to rend the throats of other shadows, Silencing the struck foe for a few seconds.</text:p>
          </table:table-cell>
          <table:table-cell office:value-type="string">
            <text:p>Demonic Visage- Slim fires a bolt of dark energy, dealing significant damage to the struck foe. Shade adopts a terrifying visage, Fearing enemies in a small radius around him for a few seconds.</text:p>
          </table:table-cell>
          <table:table-cell office:value-type="string">
            <text:p>Shadow Grasp- Slim unleashes a draining pulse, dealing significant damage to enemies in a small radius around him. Shade grabs the shadow of a nearby foe, Stunning the struck foe in melee range for a few seconds.</text:p>
          </table:table-cell>
          <table:table-cell office:value-type="string">
            <text:p>Shadowsteps (Toggle)- While on, when Shade moves rapidly towards the cursor. While off, Shade remains stationary.</text:p>
          </table:table-cell>
          <table:table-cell/>
          <table:table-cell office:value-type="string">
            <text:p>Reverse Slim</text:p>
          </table:table-cell>
          <table:table-cell office:value-type="string">
            <text:p>Alistair “Phillammon” Crook</text:p>
          </table:table-cell>
          <table:table-cell office:value-type="string">
            <text:p>M</text:p>
          </table:table-cell>
          <table:table-cell office:value-type="string">
            <text:p>Northport</text:p>
          </table:table-cell>
          <table:table-cell table:number-columns-repeated="1012"/>
        </table:table-row>
        <table:table-row table:style-name="ro15">
          <table:table-cell office:value-type="string">
            <text:p>Snake Eyes</text:p>
          </table:table-cell>
          <table:table-cell office:value-type="string">
            <text:p>the Impossible Thief</text:p>
          </table:table-cell>
          <table:table-cell office:value-type="string">
            <text:p>Seven Out- Snake Eyes is always ready to swindle another sucker out of their hard earned cash. Every time Snake Eyes places a status effect on himself or a foe, he gains a stack of Shoot. If Snake Eyes has 7 stacks of Shoot, they are consumed, and Snake Eyes' next ability gains an additional effect.</text:p>
          </table:table-cell>
          <table:table-cell office:value-type="string">
            <text:p>Pickpocket- Snake Eyes loots the target enemy in melee range, purging all positive status effects from the target enemy and adding them to himself with the same remaining duration. Seven Out- The status effects stolen with Pickpocket have their durations refreshed, and the target takes significant damage for each buff stolen.</text:p>
          </table:table-cell>
          <table:table-cell office:value-type="string">
            <text:p>Misfortune- Snake Eyes steals a foe's luck, giving them Unlucky for a short time. While Unlucky, Templars take increased damage from all sources. Seven Out- Snake Eyes uses their luck for himself, gaining Lucky for the same time. While Lucky, Snake Eyes takes reduced damage from all sources. Additionally, the target takes moderate damage.</text:p>
          </table:table-cell>
          <table:table-cell office:value-type="string">
            <text:p>Obscurity- Snake Eyes hides from view, entering Stealth for a while. Casting Pickpocket or Misfortune does not break Stealth. Seven Out- Snake Eyes swipes loose bits of armour and the like as he goes. While he is intersecting an enemy in Stealth, Snake Eyes periodically deals slight damage to them and heals himself for the same amount.</text:p>
          </table:table-cell>
          <table:table-cell office:value-type="string">
            <text:p>High Roller- Snake Eyes throws a homing die at the target opponent. When it arrives, it explodes into a cage of force, dealing moderate damage to the target Templar and Stunning them for a few seconds. Seven Out- Snake Eyes shoots two dice. After striking an enemy, the second die homes in on the next nearest enemy, applying the same effect when it arrives.</text:p>
          </table:table-cell>
          <table:table-cell/>
          <table:table-cell office:value-type="string">
            <text:p>Midnight Snake Eyes</text:p>
          </table:table-cell>
          <table:table-cell table:style-name="ce6" office:value-type="string">
            <text:p>Alistair “Phillammon” Crook</text:p>
          </table:table-cell>
          <table:table-cell office:value-type="string">
            <text:p>M</text:p>
          </table:table-cell>
          <table:table-cell office:value-type="string">
            <text:p>Northport</text:p>
          </table:table-cell>
          <table:table-cell table:number-columns-repeated="1012"/>
        </table:table-row>
        <table:table-row table:style-name="ro3">
          <table:table-cell office:value-type="string">
            <text:p>Solomon Mundy</text:p>
          </table:table-cell>
          <table:table-cell office:value-type="string">
            <text:p>the Trueshot Archer</text:p>
          </table:table-cell>
          <table:table-cell office:value-type="string">
            <text:p>Farsight- Solomon shoots for targets that most cannot even see, dealing bonus damage with all his abilities the further away his target is.</text:p>
          </table:table-cell>
          <table:table-cell office:value-type="string">
            <text:p>Arrowshot- Solomon looses an arrow from his bow, dealing significant damage.</text:p>
          </table:table-cell>
          <table:table-cell office:value-type="string">
            <text:p>Crossfire- Solomon looses three arrows in a tight spread, each dealing significant damage (Multiple hits on the same target deal reduced damage)</text:p>
          </table:table-cell>
          <table:table-cell office:value-type="string">
            <text:p>Overdraw- Solomon fires more forcefully. For a short time, Solomon's abilities can pass through a foe, dealing damage to both them and the next enemy to be struck by the arrow.</text:p>
          </table:table-cell>
          <table:table-cell office:value-type="string">
            <text:p>Volley- Solomon fires a huge cluster of gravity affected arrows in a cone, each dealing light damage.</text:p>
          </table:table-cell>
          <table:table-cell/>
          <table:table-cell office:value-type="string">
            <text:p>Arcane Archer Solomon</text:p>
          </table:table-cell>
          <table:table-cell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19">
          <table:table-cell office:value-type="string">
            <text:p>Sonya Gage</text:p>
          </table:table-cell>
          <table:table-cell office:value-type="string">
            <text:p>the Shining Avenger</text:p>
          </table:table-cell>
          <table:table-cell office:value-type="string">
            <text:p>Sollux Gauntlet- Sonya is the wielder of the Sollux Gauntlet, an ancient weapon filled with strange power. Sonya spawns with Sollux Bow. Additionally, when Sonya deals damage with Lightbolt/Lightslash, she gains a stack of Sollux Charge, up to a cap. </text:p>
          </table:table-cell>
          <table:table-cell office:value-type="string">
            <text:p>Lightbolt/Lightslash- If Sonya has Sollux Bow, she looses a gravity affected bolt of energy, dealing light damage to the struck enemy. If it strikes an enemy with Sunfire, the duration of Sunfire is extended by a small amount, to a maximum of double the original duration. If Sonya has Sollux Blade, she slashes with it, dealing significant damage in melee range. If it strikes an enemy with Vengeance, the target is Slowed slightly for a short time. This Slow stacks. Lightbolt/Lightslash's cooldown is reduced by an amount proportionate to the number of Sollux Charge stacks that Sonya has.</text:p>
          </table:table-cell>
          <table:table-cell office:value-type="string">
            <text:p>Sunfire Strike/Avenger's Mark- If Sonya has Sollux Bow, she looses an empowered gravity affected bolt, dealing significant damage to the struck enemy. Additionally, they take Sunfire for a short time, dealing significant damage over time. If Sonya has Sollux Blade, she makes an empowered slash, dealing moderate damage in melee range and applying Vengeance to the target enemy for a short while.</text:p>
          </table:table-cell>
          <table:table-cell office:value-type="string">
            <text:p>Power Shot/Shining Field- If Sonya has Sollux Bow, she draws back. On first activation, Sonya starts charging, disabling her other abilities and Slowing her. On reactivating, she fires the shot, consuming all stacks of Sollux Charge and loosing a gravity affected bolt dealing damage proportionate to the time charged, with bonus damage for every stack of Sollux Charge consumed. If Sonya has Sollux Blade, she bathes herself in a protective Sollux Field, consuming all stacks of Sollux Charge to take no damage from the next ability to strike her. Additionally, Sonya's movement speed is slightly increased for a time proportionate to the number of stacks of Sollux Charge consumed.</text:p>
          </table:table-cell>
          <table:table-cell office:value-type="string">
            <text:p>Transform- Sonya transforms her gauntlet. If Sonya has Sollux Bow, it switches to Sollux Blade. If Sonya has Sollux Blade, it switches to Sollux Bow. Additionally, half of Sonya's current Sollux Charge stacks are consumed, but the next casting of Lightbolt/Lightslash will generate an additional stack of Sollux Charge.</text:p>
          </table:table-cell>
          <table:table-cell/>
          <table:table-cell office:value-type="string">
            <text:p>Corrupted Sonya</text:p>
          </table:table-cell>
          <table:table-cell office:value-type="string">
            <text:p>Alistair “Phillammon” Crook</text:p>
          </table:table-cell>
          <table:table-cell office:value-type="string">
            <text:p>F</text:p>
          </table:table-cell>
          <table:table-cell office:value-type="string">
            <text:p>Sollux Guild</text:p>
          </table:table-cell>
          <table:table-cell table:number-columns-repeated="1012"/>
        </table:table-row>
        <table:table-row table:style-name="ro7">
          <table:table-cell office:value-type="string">
            <text:p>Stefan Porter</text:p>
          </table:table-cell>
          <table:table-cell office:value-type="string">
            <text:p>the Flashstepper</text:p>
          </table:table-cell>
          <table:table-cell office:value-type="string">
            <text:p>Spatial Anomaly- Stefan makes his position uncertain. Immediately after using an ability, Stefan briefly takes reduced damage from all sources.</text:p>
          </table:table-cell>
          <table:table-cell office:value-type="string">
            <text:p>Ma'dhreshi Hookblade- Stefan swings his hookblade, dealing significant damage in melee range.</text:p>
          </table:table-cell>
          <table:table-cell office:value-type="string">
            <text:p>Step To- Stefan blinks to a target enemy, dealing moderate damage to them when he arrives.</text:p>
          </table:table-cell>
          <table:table-cell office:value-type="string">
            <text:p>Disengage- Stefan slashes in front of him for significant damage, then blinks a short distance towards the cursor.</text:p>
          </table:table-cell>
          <table:table-cell office:value-type="string">
            <text:p>Blink Blitz- Stefan launches a series of pinpoint teleports, Blinking to and attacking the nearest enemy 5 times for significant damage each. No two consecutive attacks can strike the same enemy.</text:p>
          </table:table-cell>
          <table:table-cell/>
          <table:table-cell office:value-type="string">
            <text:p>Resistance Stefan</text:p>
          </table:table-cell>
          <table:table-cell office:value-type="string">
            <text:p>Daniel “Damos” Jenkins</text:p>
          </table:table-cell>
          <table:table-cell office:value-type="string">
            <text:p>M</text:p>
          </table:table-cell>
          <table:table-cell office:value-type="string">
            <text:p>Ma'dhresh</text:p>
          </table:table-cell>
          <table:table-cell table:number-columns-repeated="1012"/>
        </table:table-row>
        <table:table-row table:style-name="ro4">
          <table:table-cell table:style-name="ce4" office:value-type="string">
            <text:p>Sto'hmi</text:p>
          </table:table-cell>
          <table:table-cell table:style-name="ce4" office:value-type="string">
            <text:p>the Gatekeeper of Avalon</text:p>
          </table:table-cell>
          <table:table-cell table:style-name="ce4" office:value-type="string">
            <text:p>Interdiction- Sto'hmi can't afford to let people past him. Dealing damage with Sto'hmi's abilities applies Interdiction to the target. While affected by Interdiction, Templars cannot attempt to Dash or Blink. </text:p>
          </table:table-cell>
          <table:table-cell table:style-name="ce4" office:value-type="string">
            <text:p>Harrow- Sto'hmi strikes out with his blade, dealing significant damage to a foe in melee range. If Sto'hmi has Consecration, it instead deals significant damage in a small radius around the target area in close range. </text:p>
          </table:table-cell>
          <table:table-cell table:style-name="ce4" office:value-type="string">
            <text:p>Consecrated Blade- Sto'hmi fills his blade with great power. For a short time, Sto'hmi gains Consecration. While Sto'hmi has Consecration, his movement speed is increased. </text:p>
          </table:table-cell>
          <table:table-cell table:style-name="ce4" office:value-type="string">
            <text:p>Taxing Strikes- Sto'hmi saps the vibrancy from his foes. For a short time, Sto'hmi gains Taxing. While Sto'hmi has Taxing, dealing damage with Harrow Slows the target for a short time. The amount and duration of this Slow stack, to a cap. </text:p>
          </table:table-cell>
          <table:table-cell table:style-name="ce4" office:value-type="string">
            <text:p>Abjure- Sto'hmi focuses his inner power, gaining Abjuration for a while. While Sto'hmi has Abjuration, he takes reduced damage from all sources and slowly regenerates health.</text:p>
          </table:table-cell>
          <table:table-cell table:style-name="ce4"/>
          <table:table-cell table:style-name="ce4" office:value-type="string">
            <text:p>Oblivion Sto'hmi</text:p>
          </table:table-cell>
          <table:table-cell table:style-name="ce4" office:value-type="string">
            <text:p>Daniel “Damos” Jenkins</text:p>
          </table:table-cell>
          <table:table-cell table:style-name="ce4" office:value-type="string">
            <text:p>M</text:p>
          </table:table-cell>
          <table:table-cell office:value-type="string">
            <text:p>Avalon</text:p>
          </table:table-cell>
          <table:table-cell table:number-columns-repeated="1012"/>
        </table:table-row>
        <table:table-row table:style-name="ro14">
          <table:table-cell office:value-type="string">
            <text:p>Tho Haan</text:p>
          </table:table-cell>
          <table:table-cell office:value-type="string">
            <text:p>the Bellringer</text:p>
          </table:table-cell>
          <table:table-cell office:value-type="string">
            <text:p>Flourish in Adversity- Tho Haan uses adverse effects to focus himself. While Tho Haan is Silenced, he gains increased movement speed. While Tho Haan's movement is impaired, he takes reduced damage from all sources. While Tho Haan is taking damage over time, he deals increased damage with all abilities.</text:p>
          </table:table-cell>
          <table:table-cell office:value-type="string">
            <text:p>Ringing Strike- Tho Haan strikes out with his staff, dealing significant damage to a foe in melee range and granting him a stack of Ring Out. If Ringing Strike is cast with 3 stacks of Ring Out, all 3 stacks are consumed, and the staff's bell sounds, applying Tho Haan's current Chime effect to the target for a while.</text:p>
          </table:table-cell>
          <table:table-cell office:value-type="string">
            <text:p>Sound the Bell- Tho Haan strikes his staff against the ground, letting out a resonant chime. All enemies in a wide radius around Tho Haan take the effect of his current Chime effect for a duration proportionate to how close they are to Tho Haan. Tho Haan also takes the Chime effect for the full duration.</text:p>
          </table:table-cell>
          <table:table-cell office:value-type="string">
            <text:p>Staff Leap- Tho Haan jumps onto his staff, dashing towards the target location and onto his Staff. After a short time, Tho Haan drops down, dealing significant damage to foes he lands on. If Sound the Bell is cast during Staff Leap, Tho Haan is unaffected by the Chime effect.</text:p>
          </table:table-cell>
          <table:table-cell office:value-type="string">
            <text:p>Temple Chimes- Tho Haan chooses a chime, passively granting him one of Chime: Silence, Chime: Slow or Chime: Burning. Activating Temple Chimes cycles through Chime effects.</text:p>
          </table:table-cell>
          <table:table-cell/>
          <table:table-cell office:value-type="string">
            <text:p>Silence Style Tho Haan</text:p>
          </table:table-cell>
          <table:table-cell office:value-type="string">
            <text:p>Alistair “Phillammon” Crook</text:p>
          </table:table-cell>
          <table:table-cell office:value-type="string">
            <text:p>M</text:p>
          </table:table-cell>
          <table:table-cell office:value-type="string">
            <text:p>White Hills</text:p>
          </table:table-cell>
          <table:table-cell table:number-columns-repeated="1012"/>
        </table:table-row>
        <table:table-row table:style-name="ro14">
          <table:table-cell office:value-type="string">
            <text:p>Tsubasa Hayashi</text:p>
          </table:table-cell>
          <table:table-cell office:value-type="string">
            <text:p>the Blade's Will</text:p>
          </table:table-cell>
          <table:table-cell office:value-type="string">
            <text:p>Wanderer's Step- Tsubasa has grown practised at moving between callings. If Tsubasa has not used an ability or taken damage in a while, her movement speed is greatly increased. Additionally, Tsubasa can cast all her abilities while airborne.</text:p>
          </table:table-cell>
          <table:table-cell office:value-type="string">
            <text:p>Ki Strike- Tsubasa makes a lunging strike, dashing a set distance towards the cursor and dealing significant damage to enemies struck along the path. Ki Strike can send Tsubasa Airborne.</text:p>
          </table:table-cell>
          <table:table-cell office:value-type="string">
            <text:p>Spiral Carve- After a short pause, Tsubasa sweeps her sword around, dealing significant damage to nearby enemies. Casting Ki Strike or Falling Blade during the pause will cause Spiral Carve to activate at the end of the dash.</text:p>
          </table:table-cell>
          <table:table-cell office:value-type="string">
            <text:p>Falling Blade- Tsubasa strikes downwards, dashing to the ground at the target location and dealing moderate damage to and briefly Slowing nearby enemies. The range and area of effect of Falling Blade is proportionate to Tsubasa's distance above the ground. Falling Blade can only be cast while Airborne.</text:p>
          </table:table-cell>
          <table:table-cell office:value-type="string">
            <text:p>Ki Focus- Tsubasa focuses herself. For a short time, enemies near Tsubasa are Slowed. During this time, Tsubasa is unaffected by gravity and displacement effects, Ki Strike's cooldown is sharply reduced, and Ki Strike deals increased damage.</text:p>
          </table:table-cell>
          <table:table-cell/>
          <table:table-cell office:value-type="string">
            <text:p>Steel Style Tsubasa</text:p>
          </table:table-cell>
          <table:table-cell office:value-type="string">
            <text:p>Alistair “Phillammon” Crook</text:p>
          </table:table-cell>
          <table:table-cell office:value-type="string">
            <text:p>F</text:p>
          </table:table-cell>
          <table:table-cell office:value-type="string">
            <text:p>White Hills</text:p>
          </table:table-cell>
          <table:table-cell table:number-columns-repeated="1012"/>
        </table:table-row>
        <table:table-row table:style-name="ro4">
          <table:table-cell office:value-type="string">
            <text:p>Twig the Smash</text:p>
          </table:table-cell>
          <table:table-cell office:value-type="string">
            <text:p>the Furious Oak</text:p>
          </table:table-cell>
          <table:table-cell office:value-type="string">
            <text:p>Lumber- Twig's mass makes him hard to shift. Twig is immune to displacement effects.</text:p>
          </table:table-cell>
          <table:table-cell office:value-type="string">
            <text:p>Mighty Blow- Twig punches with great force, dealing light damage and knocking back struck enemies.</text:p>
          </table:table-cell>
          <table:table-cell office:value-type="string">
            <text:p>Sweep Aside- Twig bursts through a foe, dealing light damage to all enemies in melee range and knocking them behind Twig.</text:p>
          </table:table-cell>
          <table:table-cell office:value-type="string">
            <text:p>Fling- Twig draws back, shifting his hand behind him onto the floor and Snaring himself. When Fling is recast, all Templars standing over his hand are sent Airborne in a wide arc forward, and the Snare ends.</text:p>
          </table:table-cell>
          <table:table-cell office:value-type="string">
            <text:p>Uproot- After channeling for a short time, Twig grows in size, sending nearby enemies Airborne. For a while, Twig has a larger hitbox, he takes reduced damage from all sources, and all of his abilities have an increased range and hitbox.</text:p>
          </table:table-cell>
          <table:table-cell/>
          <table:table-cell office:value-type="string">
            <text:p>Human Twig</text:p>
          </table:table-cell>
          <table:table-cell office:value-type="string">
            <text:p>Alistair “Phillammon” Crook</text:p>
          </table:table-cell>
          <table:table-cell office:value-type="string">
            <text:p>M</text:p>
          </table:table-cell>
          <table:table-cell office:value-type="string">
            <text:p>Sylvan Forest</text:p>
          </table:table-cell>
          <table:table-cell table:number-columns-repeated="1012"/>
        </table:table-row>
        <table:table-row table:style-name="ro14">
          <table:table-cell office:value-type="string">
            <text:p>Twylyth Tyrg</text:p>
          </table:table-cell>
          <table:table-cell office:value-type="string">
            <text:p>the Moon's Mystery</text:p>
          </table:table-cell>
          <table:table-cell office:value-type="string">
            <text:p>See as the Moon- Twylyth does not rely on his eyes, but instead listens to the Flow. Twylyth's abilities apply Flowmarked to enemies. Flowmarked enemies are revealed through Stealth, and Twylyth gains bonus movement speed when moving towards a Flowmarked foe.</text:p>
          </table:table-cell>
          <table:table-cell office:value-type="string">
            <text:p>Staff Strike- Twylyth lashes out with his staff, dealing significant damage and applying Flowmarked for a few seconds to struck foes in melee range. If cast on a Flowmarked enemy at range, Twylyth dashes to their location and deals significant damage to them instead, consuming the Flowmark.</text:p>
          </table:table-cell>
          <table:table-cell office:value-type="string">
            <text:p>Breakspin- Twylyth whirls his staff around, destroying enemy projectiles in a small radius around him and Flowmarking the source of any projectiles destroyed in this way. Additionally, enemies in this radius take significant damage and are Flowmarked.</text:p>
          </table:table-cell>
          <table:table-cell office:value-type="string">
            <text:p>Blindstrike- Twylyth makes a wild blow, dealing moderate damage to foes struck in melee range. If the struck enemy is Flowmarked, Blindstrike instead deals heavy damage. Blindstrike deals increased damage to Stealthed targets.</text:p>
          </table:table-cell>
          <table:table-cell office:value-type="string">
            <text:p>Eyes of Twilight- Twylyth attunes himself to the Flow, entering Stealth and Flowmarking all enemy Templars for several seconds. During this time, Twylyth may cast Eyes of Twilight again to Blink to the target enemy.</text:p>
          </table:table-cell>
          <table:table-cell/>
          <table:table-cell office:value-type="string">
            <text:p>Moon Style Twylyth</text:p>
          </table:table-cell>
          <table:table-cell office:value-type="string">
            <text:p>Alistair “Phillammon” Crook</text:p>
          </table:table-cell>
          <table:table-cell office:value-type="string">
            <text:p>M</text:p>
          </table:table-cell>
          <table:table-cell office:value-type="string">
            <text:p>White Hills</text:p>
          </table:table-cell>
          <table:table-cell table:number-columns-repeated="1012"/>
        </table:table-row>
        <table:table-row table:style-name="ro6">
          <table:table-cell office:value-type="string">
            <text:p>Tycho</text:p>
          </table:table-cell>
          <table:table-cell office:value-type="string">
            <text:p>the Sleeping Behemoth</text:p>
          </table:table-cell>
          <table:table-cell office:value-type="string">
            <text:p>Perchance to Dream- Tycho burns a lot of energy fighting, but he can sleep it off. On using an ability, Tycho gains Drowsy for a few seconds. When Drowsy expires, Tycho gains Asleep for a period of time proportionate to the number of abilities used while Drowsy plus a base amount. Asleep cannot be cleansed, but is otherwise a Stun.</text:p>
          </table:table-cell>
          <table:table-cell office:value-type="string">
            <text:p>Pummel- Tycho throws a monstrous punch, dealing moderate damage.</text:p>
          </table:table-cell>
          <table:table-cell office:value-type="string">
            <text:p>Ground Pound- Tycho strikes the ground with phenomenal force, dealing moderate damage to and knocking nearby enemies into the air.</text:p>
          </table:table-cell>
          <table:table-cell office:value-type="string">
            <text:p>Dash and Smash- Tycho jumps to a target enemy. On arrival, he smashes them into the ground, knocking them downwards and and dealing significant damage. When they reach the ground they take significant damage, and are Stunned briefly. If they are already on the ground, they are instead Snared briefly.</text:p>
          </table:table-cell>
          <table:table-cell office:value-type="string">
            <text:p>Yawn- Passively grants Tycho either Nightmare or Sweet Dreams. On activation, Tycho switches between modes, and Slows nearby enemies for a few seconds. While in Nightmare mode, Tycho sleeps fitfully, halving the duration of Asleep. While in Sweet Dreams mode, Tycho sleeps restfully, slowly regenerating his health over time while Asleep.</text:p>
          </table:table-cell>
          <table:table-cell/>
          <table:table-cell office:value-type="string">
            <text:p>Slothful Tycho</text:p>
          </table:table-cell>
          <table:table-cell office:value-type="string">
            <text:p>Alistair “Phillammon” Crook</text:p>
          </table:table-cell>
          <table:table-cell office:value-type="string">
            <text:p>M</text:p>
          </table:table-cell>
          <table:table-cell office:value-type="string">
            <text:p>Oblivion</text:p>
          </table:table-cell>
          <table:table-cell table:number-columns-repeated="1012"/>
        </table:table-row>
        <table:table-row table:style-name="ro7">
          <table:table-cell office:value-type="string">
            <text:p>Tyr Cyrikold</text:p>
          </table:table-cell>
          <table:table-cell office:value-type="string">
            <text:p>the Shadowed Blade</text:p>
          </table:table-cell>
          <table:table-cell office:value-type="string">
            <text:p>Mortal Strike- Tyr seeks out weakness in his foes, then ends them in a single blow. If Tyr remains close to a foe for a few seconds, he Identifies them until he moves away from them.</text:p>
          </table:table-cell>
          <table:table-cell office:value-type="string">
            <text:p>Backstab- Tyr stabs with his knife, dealing significant damage in melee range. If Tyr is Stealthed, it deals bonus damage. If the target is Identified, Backstab deals double damage.</text:p>
          </table:table-cell>
          <table:table-cell office:value-type="string">
            <text:p>Tumble- Tyr tumbles ahead, instantly moving forward a short distance. During Tumble, Tyr takes no damage from incoming abilities.</text:p>
          </table:table-cell>
          <table:table-cell office:value-type="string">
            <text:p>Smoke Bomb- Tyr throws a dark Haze over an area centred on himself for a while. While Tyr is in this area, he is Stealthed. Using Backstab while in the Haze clears it instantly</text:p>
          </table:table-cell>
          <table:table-cell office:value-type="string">
            <text:p>To the Shadows- Tyr stalks in the shadows, becoming Stealthed for a while. Using Backstab makes him visible again, regardless of duration left.</text:p>
          </table:table-cell>
          <table:table-cell/>
          <table:table-cell office:value-type="string">
            <text:p>Undercover Tyr</text:p>
          </table:table-cell>
          <table:table-cell office:value-type="string">
            <text:p>Sam “KhaoticPhoenix” Smethurst</text:p>
          </table:table-cell>
          <table:table-cell office:value-type="string">
            <text:p>M</text:p>
          </table:table-cell>
          <table:table-cell office:value-type="string">
            <text:p>Kayne</text:p>
          </table:table-cell>
          <table:table-cell table:number-columns-repeated="1012"/>
        </table:table-row>
        <table:table-row table:style-name="ro4">
          <table:table-cell office:value-type="string">
            <text:p>Umbra</text:p>
          </table:table-cell>
          <table:table-cell office:value-type="string">
            <text:p>the Wordweaver</text:p>
          </table:table-cell>
          <table:table-cell office:value-type="string">
            <text:p>With Great Power- Every time Umbra casts an “Intone” ability, she gains a stack of Umbral Tongue. The cooldown of all Intone abilities is proportionate to the number of stacks of Umbral Tongue Umbra has. Umbral Tongue stacks decay over time.</text:p>
          </table:table-cell>
          <table:table-cell office:value-type="string">
            <text:p>See Sheet 2: Umbra, the Wordweaver</text:p>
          </table:table-cell>
          <table:table-cell office:value-type="string">
            <text:p>See Sheet 2: Umbra, the Wordweaver</text:p>
          </table:table-cell>
          <table:table-cell office:value-type="string">
            <text:p>See Sheet 2: Umbra, the Wordweaver</text:p>
          </table:table-cell>
          <table:table-cell office:value-type="string">
            <text:p>See Sheet 2: Umbra, the Wordweaver</text:p>
          </table:table-cell>
          <table:table-cell/>
          <table:table-cell office:value-type="string">
            <text:p>Primal Umbra</text:p>
          </table:table-cell>
          <table:table-cell office:value-type="string">
            <text:p>Alistair “Phillammon” Crook</text:p>
          </table:table-cell>
          <table:table-cell office:value-type="string">
            <text:p>F</text:p>
          </table:table-cell>
          <table:table-cell office:value-type="string">
            <text:p>Ma'dhresh</text:p>
          </table:table-cell>
          <table:table-cell table:number-columns-repeated="1012"/>
        </table:table-row>
        <table:table-row table:style-name="ro10">
          <table:table-cell office:value-type="string">
            <text:p>Vance Morata</text:p>
          </table:table-cell>
          <table:table-cell office:value-type="string">
            <text:p>the Just Executioner</text:p>
          </table:table-cell>
          <table:table-cell office:value-type="string">
            <text:p>Mark of Justice- Vance lives for the death of the guilty. Vance's consecutive attacks against the same target deal increasing damage.</text:p>
          </table:table-cell>
          <table:table-cell office:value-type="string">
            <text:p>Hack- Vance lashes out with his axe, dealing significant damage to struck enemies in melee range.</text:p>
          </table:table-cell>
          <table:table-cell office:value-type="string">
            <text:p>Uppercut- Vance sweeps upwards at a target in melee range, dealing significant damage and sending the target Airborne for a short time.</text:p>
          </table:table-cell>
          <table:table-cell office:value-type="string">
            <text:p>Seize- Vance pulls in with his axe in close range, dealing significant damage to all struck foes and Pulling them to him.</text:p>
          </table:table-cell>
          <table:table-cell table:style-name="ce6" office:value-type="string">
            <text:p>Execute- Vance smashes downwards, dealing heavy damage to all foes his axe strikes.</text:p>
          </table:table-cell>
          <table:table-cell table:style-name="ce6"/>
          <table:table-cell office:value-type="string">
            <text:p>Wrathful Vance</text:p>
          </table:table-cell>
          <table:table-cell office:value-type="string">
            <text:p>Alistair “Phillammon” Crook</text:p>
          </table:table-cell>
          <table:table-cell office:value-type="string">
            <text:p>M</text:p>
          </table:table-cell>
          <table:table-cell office:value-type="string">
            <text:p>Oblivion</text:p>
          </table:table-cell>
          <table:table-cell table:number-columns-repeated="1012"/>
        </table:table-row>
        <table:table-row table:style-name="ro4">
          <table:table-cell office:value-type="string">
            <text:p>Vivian Lune</text:p>
          </table:table-cell>
          <table:table-cell office:value-type="string">
            <text:p>the Nightstalker's Bane</text:p>
          </table:table-cell>
          <table:table-cell office:value-type="string">
            <text:p>Ascendant's Zeal- Vivian lives for the thrill of the kill. When Vivian kills an enemy, all of her abilities used for the next few seconds gain an additional effect, and the remaining cooldown of all of her abilities is sharply reduced.</text:p>
          </table:table-cell>
          <table:table-cell office:value-type="string">
            <text:p>Silver Axes- Vivian lashes out with a silver axe, dealing significant damage in melee range. With Ascendant's Zeal active, the target also takes Bleeding for light damage over time.</text:p>
          </table:table-cell>
          <table:table-cell office:value-type="string">
            <text:p>Weaving Strike- Vivian makes an agile strike, dealing significant damage to a target in close range and blinking behind them. With Ascendant's Zeal active, Vivian is Invulnerable for a split second on arriving.</text:p>
          </table:table-cell>
          <table:table-cell office:value-type="string">
            <text:p>Blood Flask- Vivian quaffs from a flask of her own blood, healing light damage and increasing her movement speed for a few seconds. With Ascendant's Zeal active, moderate damage is healed, and the speed bonus lasts longer.</text:p>
          </table:table-cell>
          <table:table-cell office:value-type="string">
            <text:p>Bleeding Trail- Vivian hacks at arteries, making it easier to track her foe. Vivian deals moderate damage and applies Bleeding for significant damage over a long time to an enemy in melee range. With Ascendant's Zeal active, the target is also Slowed.</text:p>
          </table:table-cell>
          <table:table-cell/>
          <table:table-cell table:style-name="ce6" office:value-type="string">
            <text:p>Vampire Vivian</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14">
          <table:table-cell office:value-type="string">
            <text:p>Volos</text:p>
          </table:table-cell>
          <table:table-cell office:value-type="string">
            <text:p>the Indomitable Minotaur</text:p>
          </table:table-cell>
          <table:table-cell office:value-type="string">
            <text:p>Defiance- As far as Volos is concerned, “retreat” is just a fancy word for cowardice. Volos takes slightly reduced damage from all sources for each enemy in a wide radius around him.</text:p>
          </table:table-cell>
          <table:table-cell office:value-type="string">
            <text:p>Wallop- Volos punches out, dealing moderate damage to an enemy in melee range. The cooldown of Wallop is very slightly reduced every time Volos takes damage.</text:p>
          </table:table-cell>
          <table:table-cell office:value-type="string">
            <text:p>Bull Rush- Volos slams into the target opponent, dashing a set distance towards them. When Volos strikes the foe, they are pulled along with him and take significant damage. If Volos strikes another foe while pulling the target, the dash ends, and the struck foe and target take significant damage and are Stunned for a short time.</text:p>
          </table:table-cell>
          <table:table-cell office:value-type="string">
            <text:p>Roar- Volos lets off a triumphant yell, Slowing enemies in a wide radius around Volos for a duration proportionate to the number of enemies affected. Enemies in a small radius around Volos are Snared instead of Slowed for the same duration.</text:p>
          </table:table-cell>
          <table:table-cell office:value-type="string">
            <text:p>Tremor Wave- Volos slams the ground with incredible force, causing a Shockwave to move out across the ground. Any enemies struck by this Shockwave take significant damage and emit a Shockwave from their location. Subsequent Shockwaves striking the same Templar do not emit Shockwaves and deal half damage.</text:p>
          </table:table-cell>
          <table:table-cell/>
          <table:table-cell office:value-type="string">
            <text:p>Armoured Volos</text:p>
          </table:table-cell>
          <table:table-cell office:value-type="string">
            <text:p>Alistair “Phillammon” Crook</text:p>
          </table:table-cell>
          <table:table-cell office:value-type="string">
            <text:p>M</text:p>
          </table:table-cell>
          <table:table-cell office:value-type="string">
            <text:p>Thaos</text:p>
          </table:table-cell>
          <table:table-cell table:number-columns-repeated="1012"/>
        </table:table-row>
        <table:table-row table:style-name="ro14">
          <table:table-cell office:value-type="string">
            <text:p>Vox Populi</text:p>
          </table:table-cell>
          <table:table-cell office:value-type="string">
            <text:p>the Cacophonous Banshee</text:p>
          </table:table-cell>
          <table:table-cell office:value-type="string">
            <text:p>Piercing Noise- Standing near to Vox Populi is inadvisable. When Vox uses an ability, nearby enemies take light damage.</text:p>
          </table:table-cell>
          <table:table-cell office:value-type="string">
            <text:p>Feral Shriek- Vox lets out a deafening shout, dealing moderate damage to and briefly Silencing foes in a wide cone.</text:p>
          </table:table-cell>
          <table:table-cell office:value-type="string">
            <text:p>Wall of Sound- Vox gives off a percussive wave, dealing moderate damage to and knocking back foes in a wide cone.</text:p>
          </table:table-cell>
          <table:table-cell office:value-type="string">
            <text:p>Amplify (Toggle)- While on, all of Vox's abilities deal increased damage, Wall of Sound and Feral Shriek have increased range, Feral Shriek's Silence lasts longer, Wail's Stun lasts longer, and Wall of Sound Knocks targets back further, but Vox is Stunned for a short time on casting any other ability.</text:p>
          </table:table-cell>
          <table:table-cell office:value-type="string">
            <text:p>Wail (Channel)- Vox Populi prepares a haunting cry. While channeling, Vox gains stacks of Banshee up to a cap. When the Channel ends, all enemies in a radius proportionate to the number of stacks of Banshee on Vox are Stunned for a short time and take moderate damage.</text:p>
          </table:table-cell>
          <table:table-cell/>
          <table:table-cell office:value-type="string">
            <text:p>Proud Vox</text:p>
          </table:table-cell>
          <table:table-cell office:value-type="string">
            <text:p>Alistair “Phillammon” Crook</text:p>
          </table:table-cell>
          <table:table-cell office:value-type="string">
            <text:p>F</text:p>
          </table:table-cell>
          <table:table-cell office:value-type="string">
            <text:p>Oblivion</text:p>
          </table:table-cell>
          <table:table-cell table:number-columns-repeated="1012"/>
        </table:table-row>
        <table:table-row table:style-name="ro14">
          <table:table-cell office:value-type="string">
            <text:p>Wasure Kokoro</text:p>
          </table:table-cell>
          <table:table-cell office:value-type="string">
            <text:p>the Forgotten Ghast</text:p>
          </table:table-cell>
          <table:table-cell office:value-type="string">
            <text:p>Out of Mind, Out of Sight- Wasure has the sort of face that you forget... instantly. If Wasure has not been damaged and has not used an ability in a while, she enters Stealth until she next uses an ability or takes damage.</text:p>
          </table:table-cell>
          <table:table-cell office:value-type="string">
            <text:p>Ghastly Slash- Wasure strikes with the power of shadows, dealing significant damage to a foe in front of her.</text:p>
          </table:table-cell>
          <table:table-cell office:value-type="string">
            <text:p>Thoughtripper- Wasure slashes spectral claws in a wide arc around her, dealing moderate damage to enemies in a small radius and healing light damage for each enemy damaged.</text:p>
          </table:table-cell>
          <table:table-cell office:value-type="string">
            <text:p>Mind Thrust- Wasure projects herself herself into the thoughts of others, firing an short range orb, passing through Templars and dealing moderate damage. For a few seconds after it expires, Wasure may reactivate Mind Thrust to blink to the location of the last enemy struck by the orb</text:p>
          </table:table-cell>
          <table:table-cell office:value-type="string">
            <text:p>Mindblank- Wasure fogs the mind of those around her, briefly Silencing enemies in a wide radius around her and instantly triggering Out of Mind, Out of Sight.</text:p>
          </table:table-cell>
          <table:table-cell/>
          <table:table-cell office:value-type="string">
            <text:p>Living Wasure</text:p>
          </table:table-cell>
          <table:table-cell office:value-type="string">
            <text:p>Simon Hudson and Rachel Crook</text:p>
          </table:table-cell>
          <table:table-cell table:style-name="ce6" office:value-type="string">
            <text:p>F</text:p>
          </table:table-cell>
          <table:table-cell office:value-type="string">
            <text:p>White Hills</text:p>
          </table:table-cell>
          <table:table-cell table:number-columns-repeated="1012"/>
        </table:table-row>
        <table:table-row table:style-name="ro18">
          <table:table-cell office:value-type="string">
            <text:p>Xanthe Nebula</text:p>
          </table:table-cell>
          <table:table-cell office:value-type="string">
            <text:p>the Wispmother</text:p>
          </table:table-cell>
          <table:table-cell office:value-type="string">
            <text:p>Elementalist- Xanthe harnesses the power of the elements. Xanthe cycles between the following elements: Fire- Applies Burning for light damage over time, and deals increased damage to Burning enemies. Ice- Applies a Slow for a short time. Sand- Applies a Silence for a short time. Lightning- Deals significant damage to all enemies in a wide area of effect around the target. Rock- deals increased damage. Water- Applies Soaked for a short time. Soaked enemies take additional damage from attacks from Wisps.</text:p>
          </table:table-cell>
          <table:table-cell office:value-type="string">
            <text:p>Coalesce- Xanthe calls vapour together into a Wisp, creating a Wisp at the target location, up to a cap of 3 Wisps.</text:p>
          </table:table-cell>
          <table:table-cell office:value-type="string">
            <text:p>Empower Wisp- Xanthe empowers the target Wisp with her current Element. Empowered Wisps last for a while, making up to 3 attacks on foes in a wide radius. Each attack deals significant damage and applies the effect of the Empowered Wisp's Element. </text:p>
          </table:table-cell>
          <table:table-cell office:value-type="string">
            <text:p>Element Shift- Xanthe cycles through her elements, switching her current element to the next element in Elementalist.</text:p>
          </table:table-cell>
          <table:table-cell office:value-type="string">
            <text:p>Elemental Blast- Xanthe unleashes a blast of her current Element, firing an elemental ball towards the cursor, dealing significant damage and applying the effect of Xanthe's current element to the foe struck.</text:p>
          </table:table-cell>
          <table:table-cell/>
          <table:table-cell office:value-type="string">
            <text:p>Aeleimancer Xanthe</text:p>
          </table:table-cell>
          <table:table-cell office:value-type="string">
            <text:p>Rachel Crook</text:p>
          </table:table-cell>
          <table:table-cell office:value-type="string">
            <text:p>F</text:p>
          </table:table-cell>
          <table:table-cell office:value-type="string">
            <text:p>Kayne</text:p>
          </table:table-cell>
          <table:table-cell table:number-columns-repeated="1012"/>
        </table:table-row>
        <table:table-row table:style-name="ro10">
          <table:table-cell office:value-type="string">
            <text:p>Xeev</text:p>
          </table:table-cell>
          <table:table-cell office:value-type="string">
            <text:p>the Mutator</text:p>
          </table:table-cell>
          <table:table-cell office:value-type="string">
            <text:p>Unstable Genetics- Xeev adapts absurdly quickly to the situation. Xeev gains a different passive effect based on its current form.</text:p>
          </table:table-cell>
          <table:table-cell office:value-type="string">
            <text:p>See Sheet 3: Xeev, the Mutator.</text:p>
          </table:table-cell>
          <table:table-cell office:value-type="string">
            <text:p>See Sheet 3: Xeev, the Mutator.</text:p>
          </table:table-cell>
          <table:table-cell office:value-type="string">
            <text:p>See Sheet 3: Xeev, the Mutator.</text:p>
          </table:table-cell>
          <table:table-cell office:value-type="string">
            <text:p>See Sheet 3: Xeev, the Mutator.</text:p>
          </table:table-cell>
          <table:table-cell/>
          <table:table-cell office:value-type="string">
            <text:p>Clockwork Xeev</text:p>
          </table:table-cell>
          <table:table-cell office:value-type="string">
            <text:p>Alistair “Phillammon” Crook</text:p>
          </table:table-cell>
          <table:table-cell office:value-type="string">
            <text:p>N</text:p>
          </table:table-cell>
          <table:table-cell office:value-type="string">
            <text:p>Space</text:p>
          </table:table-cell>
          <table:table-cell table:number-columns-repeated="1012"/>
        </table:table-row>
        <table:table-row table:style-name="ro6">
          <table:table-cell office:value-type="string">
            <text:p>Yumiko Mimura</text:p>
          </table:table-cell>
          <table:table-cell office:value-type="string">
            <text:p>the Fire's Strength</text:p>
          </table:table-cell>
          <table:table-cell office:value-type="string">
            <text:p>Burn as the Flame- If Yumiko kills you, you'll be the last one to know. Instead of damaging enemies, Yumiko applies stacks of Delayed Wounds. If Yumiko does not apply Delayed Wounds to anyone for several seconds, all enemies have all stacks of Delayed Wounds consumed, and they take significant damage for each stack consumed in this way.</text:p>
          </table:table-cell>
          <table:table-cell office:value-type="string">
            <text:p>Clawslash- Yumiko rakes an opponent, applying one stack of Delayed Wounds to an enemy in melee range. If the target already has at least one stack of Delayed Wounds, Clawslash's cooldown is reduced.</text:p>
          </table:table-cell>
          <table:table-cell office:value-type="string">
            <text:p>Clawcleave- Yumiko strikes out, applying one stack of Delayed Wounds to all enemies in a short wide cone. If a struck enemy has at least one stack of Delayed Wounds, Clawcleave applies an additional stack of Delayed Wounds to every struck Templar. This does not recurse.</text:p>
          </table:table-cell>
          <table:table-cell office:value-type="string">
            <text:p>Clawrush- Yumiko closes down an opponent, blinking to the target enemy and applying one stack of Delayed Wounds to them. If the target already has at least one stack of Delayed Wounds, it also applies a stack of Delayed Wounds to enemies in a small radius around Yumiko.</text:p>
          </table:table-cell>
          <table:table-cell office:value-type="string">
            <text:p>You Are Already Dead- Yumiko ignites her opponent's wounds. All stacks of Delayed Wounds on a target enemy are consumed, and they take moderate damage for each stack consumed, but all other enemies have their stacks of Delayed Wounds consumed harmlessly.</text:p>
          </table:table-cell>
          <table:table-cell/>
          <table:table-cell office:value-type="string">
            <text:p>Fire Style Yumiko</text:p>
          </table:table-cell>
          <table:table-cell office:value-type="string">
            <text:p>Alistair “Phillammon” Crook</text:p>
          </table:table-cell>
          <table:table-cell table:style-name="ce4" office:value-type="string">
            <text:p>F</text:p>
          </table:table-cell>
          <table:table-cell office:value-type="string">
            <text:p>White Hills</text:p>
          </table:table-cell>
          <table:table-cell table:number-columns-repeated="1012"/>
        </table:table-row>
        <table:table-row table:style-name="ro3">
          <table:table-cell office:value-type="string">
            <text:p>Zero</text:p>
          </table:table-cell>
          <table:table-cell office:value-type="string">
            <text:p>the First Experiment</text:p>
          </table:table-cell>
          <table:table-cell office:value-type="string">
            <text:p>Blast Absorbers- Zero's subdermal plating shields her from blasts. If Zero is damaged by an area of effect ability, Zero's allies take no damage from it.</text:p>
          </table:table-cell>
          <table:table-cell office:value-type="string">
            <text:p>Zero Beam- Zero fires a burst of energy from her arm, dealing significant damage to the first foe it strikes.</text:p>
          </table:table-cell>
          <table:table-cell office:value-type="string">
            <text:p>Electron Storm- For the next few seconds, enemies near Zero are Slowed and periodically take slight damage.</text:p>
          </table:table-cell>
          <table:table-cell office:value-type="string">
            <text:p>Kinetic Sweep- Enemies directly behind Zero take significant damage and are knocked a set distance towards Zero.</text:p>
          </table:table-cell>
          <table:table-cell office:value-type="string">
            <text:p>Shield Wall (Toggle)- Zero establishes a shield. While on, Zero cannot move or turn around, but projectiles striking the front of Zero are destroyed harmlessly.</text:p>
          </table:table-cell>
          <table:table-cell/>
          <table:table-cell office:value-type="string">
            <text:p>Full Machine Zero</text:p>
          </table:table-cell>
          <table:table-cell office:value-type="string">
            <text:p>Alistair “Phillammon” Crook</text:p>
          </table:table-cell>
          <table:table-cell table:style-name="ce4" office:value-type="string">
            <text:p>M</text:p>
          </table:table-cell>
          <table:table-cell office:value-type="string">
            <text:p>Thaos</text:p>
          </table:table-cell>
          <table:table-cell table:number-columns-repeated="1012"/>
        </table:table-row>
        <table:table-row table:style-name="ro6">
          <table:table-cell office:value-type="string">
            <text:p>Zeta</text:p>
          </table:table-cell>
          <table:table-cell office:value-type="string">
            <text:p>the Protean Shifter</text:p>
          </table:table-cell>
          <table:table-cell office:value-type="string">
            <text:p>Fickle- Zeta has no reason to keep a single shape, allowing him to ignore Snares and Slows, and turning all Stuns on him to Silences of the same duration.</text:p>
          </table:table-cell>
          <table:table-cell office:value-type="string">
            <text:p>Flail- Zeta flails a pseudopod, dealing significant damage at a short range.</text:p>
          </table:table-cell>
          <table:table-cell office:value-type="string">
            <text:p>Imbibe- Zeta hurls out a gravity affected pseudopod, dealing moderate damage and healing him moderate damage if it hits an enemy.</text:p>
          </table:table-cell>
          <table:table-cell office:value-type="string">
            <text:p>Rapid Mitosis- Zeta explodes outwards, dealing significant damage to nearby enemies, Vanishing, and placing three Amorphous Blobs nearby, each with a third of Zeta's health. Reactivating Rapid Mitosis causes Zeta to reappear at the target Blob, setting his health to the total health of the Blobs and destroying them.</text:p>
          </table:table-cell>
          <table:table-cell office:value-type="string">
            <text:p>Mimic- Zeta echoes the form of his foes, allowing him to use the abilities of the targeted foe until he leaves combat.</text:p>
          </table:table-cell>
          <table:table-cell/>
          <table:table-cell office:value-type="string">
            <text:p>Envious Zeta</text:p>
          </table:table-cell>
          <table:table-cell office:value-type="string">
            <text:p>Alistair “Phillammon” Crook</text:p>
          </table:table-cell>
          <table:table-cell office:value-type="string">
            <text:p>N</text:p>
          </table:table-cell>
          <table:table-cell office:value-type="string">
            <text:p>Oblivion</text:p>
          </table:table-cell>
          <table:table-cell table:number-columns-repeated="1012"/>
        </table:table-row>
        <table:table-row table:style-name="ro16">
          <table:table-cell table:number-columns-repeated="1024"/>
        </table:table-row>
        <table:table-row table:style-name="ro4">
          <table:table-cell office:value-type="string">
            <text:p>Iofur Winterborn</text:p>
          </table:table-cell>
          <table:table-cell office:value-type="string">
            <text:p>the Torskan Paragon</text:p>
          </table:table-cell>
          <table:table-cell office:value-type="string">
            <text:p>Pride of Torska- Iofur radiates the glory of his homeland as he fights. When Iofur uses an ability, for a short time, allies in a small radius around Iofur regenerate health rapidly.</text:p>
          </table:table-cell>
          <table:table-cell office:value-type="string">
            <text:p>Mighty Fists- Iofur throws a mighty punch, dealing significant damage in melee range. If Mighty Fists strikes a foe, Iofur gains One-Two Punch for a few seconds. If Iofur has One-Two Punch, Mighty Fists also knocks back and briefly Slows struck foes.</text:p>
          </table:table-cell>
          <table:table-cell office:value-type="string">
            <text:p>Take it Like a Man- For a few seconds, Iofur gains a stack of Steel Abs whenever he takes damage. Iofur takes slightly reduced damage from all sources for every stack of Steel Abs. At the end of this time, all stacks of Steel Abs are removed.</text:p>
          </table:table-cell>
          <table:table-cell office:value-type="string">
            <text:p>Centre of Attention- Iofur taunts his foes. For a few seconds, enemies in a wide radius around Iofur have their cursors treated as being directly over Iofur.</text:p>
          </table:table-cell>
          <table:table-cell office:value-type="string">
            <text:p>Glorious!- Iofur lets his glory show, purging all crowd control effects from himself and gaining Glory for a short time. While Iofur has Glory, he is immune to crowd control effects and displacement.</text:p>
          </table:table-cell>
          <table:table-cell/>
          <table:table-cell office:value-type="string">
            <text:p>King Iofur</text:p>
          </table:table-cell>
          <table:table-cell office:value-type="string">
            <text:p>Alistair “Phillammon” Crook</text:p>
          </table:table-cell>
          <table:table-cell office:value-type="string">
            <text:p>M</text:p>
          </table:table-cell>
          <table:table-cell office:value-type="string">
            <text:p>Torska</text:p>
          </table:table-cell>
          <table:table-cell table:number-columns-repeated="1012"/>
        </table:table-row>
        <table:table-row table:style-name="ro11">
          <table:table-cell office:value-type="string">
            <text:p>Octavia</text:p>
          </table:table-cell>
          <table:table-cell office:value-type="string">
            <text:p>the Heartstopper</text:p>
          </table:table-cell>
          <table:table-cell office:value-type="string">
            <text:p>False Love- Octavia emits strange pheromones. Enemies in a wide radius around Octavia periodically gain stacks of Attracted for a short time, to a cap. Templars are Slowed slightly for every stack of Attracted they have.</text:p>
          </table:table-cell>
          <table:table-cell office:value-type="string">
            <text:p>Agony's Embrace- Octavia rakes foes with her claws, dealing significant damage in melee range.</text:p>
          </table:table-cell>
          <table:table-cell office:value-type="string">
            <text:p>Heartbreaker- Octavia worms her way into a foe's heart. The target foe gains Open Heart for a short time. Open Heart is lost if the foe moves more than a short distance from Octavia. If Open Heart expires, the foe takes moderate damage and is briefly Stunned.</text:p>
          </table:table-cell>
          <table:table-cell office:value-type="string">
            <text:p>Hearts and Minds- Octavia closes in on the target foe, dashing to their location. On arrival, enemies in a small radius around Octavia take light damage and take Won Over for a short time. Octavia takes reduced damage from foes with Won Over.</text:p>
          </table:table-cell>
          <table:table-cell office:value-type="string">
            <text:p>Infatuation- Octavia lets out a pulse of desire. Enemies in a wide radius around Octavia are Silenced and Infatuated for a short time. Infatuated foes are forced to walk towards Octavia.</text:p>
          </table:table-cell>
          <table:table-cell/>
          <table:table-cell office:value-type="string">
            <text:p>Lustful Octavia</text:p>
          </table:table-cell>
          <table:table-cell office:value-type="string">
            <text:p>Alistair “Phillammon” Crook, Brandon “axtenzik” Verducci, Hope Shaw and William Marshall</text:p>
          </table:table-cell>
          <table:table-cell office:value-type="string">
            <text:p>F</text:p>
          </table:table-cell>
          <table:table-cell office:value-type="string">
            <text:p>Oblivion</text:p>
          </table:table-cell>
          <table:table-cell table:number-columns-repeated="1012"/>
        </table:table-row>
        <table:table-row table:style-name="ro6">
          <table:table-cell office:value-type="string">
            <text:p>Shun Jusei</text:p>
          </table:table-cell>
          <table:table-cell office:value-type="string">
            <text:p>the Gun Wanderer</text:p>
          </table:table-cell>
          <table:table-cell office:value-type="string">
            <text:p>Grit- Shun does what he has to do. If an enemy who was recently damaged by Shun dies, the remaining cooldown on all of Shun's abilities are reduced by 70%.</text:p>
          </table:table-cell>
          <table:table-cell office:value-type="string">
            <text:p>Buckshot- Shun fires a Bullet towards the cursor, dealing significant damage to the foe struck. Buckshot deals increased damage based on how close Shun is to the struck foe, up to moderate damage.</text:p>
          </table:table-cell>
          <table:table-cell office:value-type="string">
            <text:p>Quickdraw- Shun dashes a short distance forward, applying Line of Fire to enemies he passes through for a split second. At the end of the dash, Shun fires a shot towards where the cursor was when Quickdraw was cast, dealing significant damage to the foe it hits. If the struck foe has Line of Fire, Quickdraw instead deals moderate damage.</text:p>
          </table:table-cell>
          <table:table-cell office:value-type="string">
            <text:p>Rapidfire- Shun gains Deadeye for a few seconds. While Shun has Deadeye, dealing damage to enemies reduces the cooldowns of all of Shun's abilities by a small amount. Additionally, the cooldown of Buckshot is reduced and Shun's movement speed is increased.</text:p>
          </table:table-cell>
          <table:table-cell office:value-type="string">
            <text:p>Parting Shot- Shun fires a large shot towards the cursor, dealing significant damage to and passing through struck enemies. On reaching the target distance, or at the end of its range, the shot explodes, dealing damage to enemies intersecting it proportionate to their missing health.</text:p>
          </table:table-cell>
          <table:table-cell/>
          <table:table-cell office:value-type="string">
            <text:p>Lead Style Shun</text:p>
          </table:table-cell>
          <table:table-cell table:style-name="ce4" office:value-type="string">
            <text:p>Alistair “Phillammon” Crook</text:p>
          </table:table-cell>
          <table:table-cell table:style-name="ce4" office:value-type="string">
            <text:p>M</text:p>
          </table:table-cell>
          <table:table-cell table:style-name="ce4" office:value-type="string">
            <text:p>White Hills</text:p>
          </table:table-cell>
          <table:table-cell table:number-columns-repeated="1012"/>
        </table:table-row>
        <table:table-row table:style-name="ro6">
          <table:table-cell office:value-type="string">
            <text:p>Evelyn Frey</text:p>
          </table:table-cell>
          <table:table-cell office:value-type="string">
            <text:p>the Interrogator</text:p>
          </table:table-cell>
          <table:table-cell office:value-type="string">
            <text:p>Tormentor- Evelyn has invented a multitude of techniques for breaking her victims. Evelyn's abilities apply stacks of Torment up to a cap of six, that decay quickly over time. Foes with one or more stacks of Torment are Slowed, foes with three or more stacks of Torment are Silenced, and foes with five or more stacks of Torment are Feared.</text:p>
          </table:table-cell>
          <table:table-cell office:value-type="string">
            <text:p>Flay- Evelyn rakes a foe in melee range with her gauntlet, dealing significant damage to them and applying a stack of Torment and applying Bleeding for significant damage over time.</text:p>
          </table:table-cell>
          <table:table-cell office:value-type="string">
            <text:p>Soulscream- Evelyn unleashes a wave of agony, dealing significant damage to all foes it passes through. Additionally, all foes in a wide radius around each foe it passes through gain a stack of Torment. This effect stacks with itself.</text:p>
          </table:table-cell>
          <table:table-cell office:value-type="string">
            <text:p>Shattershield- Evelyn prepares herself to lash out. If Evelyn is struck by an enemy projectile in the next few seconds, it is destroyed harmlessly. Additionally, the fragments fly out, dealing significant damage to and applying a stack of Torment to all foes in a thin cone sourced from Evelyn, aimed towards the destroyed projectile.</text:p>
          </table:table-cell>
          <table:table-cell office:value-type="string">
            <text:p>Metal Screech- Evelyn scrapes her gauntlet along the ground, dealing moderate damage to all enemies in a wide radius around her. Foes with stacks of Torment who are damaged by this immediately gain a number of Torment stacks equal to the number of stacks they currently have.</text:p>
          </table:table-cell>
          <table:table-cell/>
          <table:table-cell office:value-type="string">
            <text:p>Shackled Evelyn</text:p>
          </table:table-cell>
          <table:table-cell table:style-name="ce4" office:value-type="string">
            <text:p>Alistair “Phillammon” Crook</text:p>
          </table:table-cell>
          <table:table-cell table:style-name="ce4" office:value-type="string">
            <text:p>F</text:p>
          </table:table-cell>
          <table:table-cell table:style-name="ce4" office:value-type="string">
            <text:p>Kayne</text:p>
          </table:table-cell>
          <table:table-cell table:number-columns-repeated="1012"/>
        </table:table-row>
        <table:table-row table:style-name="ro15">
          <table:table-cell office:value-type="string">
            <text:p>Bianca Reed</text:p>
          </table:table-cell>
          <table:table-cell office:value-type="string">
            <text:p>the Half-Dragon</text:p>
          </table:table-cell>
          <table:table-cell office:value-type="string">
            <text:p>Knife Juggler- Bianca is a big proponent of knife reuse. When one of Bianca's knives strikes an opponent, it bounces back in a high arc towards Bianca. If she catches it, the cooldowns of all of Bianca's abilities are slightly reduced.</text:p>
          </table:table-cell>
          <table:table-cell office:value-type="string">
            <text:p>Toss- Bianca throws one of her knives as a gravity affected projectile, dealing significant damage to the struck foe. If Bianca has at least one stack of Venom, a stack is consumed and the struck foe is Slowed for a short time and takes Septic for significant damage over time. If Bianca has Spinning Knife, it is consumed, and the struck foe takes additional damage.</text:p>
          </table:table-cell>
          <table:table-cell office:value-type="string">
            <text:p>Envenomnate- Bianca licks her knives, gaining two stacks of Venom after a short casting time. Additionally, if Bianca catches a knife that had Venom on it, she immediately gains a stack of Venom. If Bianca does not gain any Venom stacks for a few seconds, all remaining Venom stacks are lost.</text:p>
          </table:table-cell>
          <table:table-cell office:value-type="string">
            <text:p>Flick- Bianca spins one of her knives into the air. If she catches it when it comes down, she gains Spinning Knife for a few seconds. If Bianca catches a knife that was used to apply Spinning Knife, she gains Spinning Knife for a few seconds.</text:p>
          </table:table-cell>
          <table:table-cell office:value-type="string">
            <text:p>Torrent of Steel- Until Bianca next fails to catch a knife or fails to strike an enemy with Toss, Bianca immediately casts Toss on catching a knife. This free casting of Toss is independent of Toss's cooldown. Torrent of Steel does not go on cooldown until it ends. During Torrent of Steel, Knife Juggler does not reduce the cooldown of Toss.</text:p>
          </table:table-cell>
          <table:table-cell/>
          <table:table-cell office:value-type="string">
            <text:p>Axemistress Bianca</text:p>
          </table:table-cell>
          <table:table-cell table:style-name="ce4" office:value-type="string">
            <text:p>Alistair “Phillammon” Crook</text:p>
          </table:table-cell>
          <table:table-cell table:style-name="ce4" office:value-type="string">
            <text:p>F</text:p>
          </table:table-cell>
          <table:table-cell table:style-name="ce4" office:value-type="string">
            <text:p>Thaos</text:p>
          </table:table-cell>
          <table:table-cell table:number-columns-repeated="1012"/>
        </table:table-row>
        <table:table-row table:style-name="ro15">
          <table:table-cell table:style-name="ce4" office:value-type="string">
            <text:p>Sehra Graw</text:p>
          </table:table-cell>
          <table:table-cell table:style-name="ce4" office:value-type="string">
            <text:p>the Drowned Fisherwoman</text:p>
          </table:table-cell>
          <table:table-cell table:style-name="ce4" office:value-type="string">
            <text:p>Surging Tides- Sehra's power ebbs and flows as she fights. When Sehra uses an ability that is not Hydropulse, she gains Surge for a few seconds and her movement speed is slightly increased for a short time.</text:p>
          </table:table-cell>
          <table:table-cell table:style-name="ce4" office:value-type="string">
            <text:p>Hydropulse- Sehra fires a pulse of water, dealing significant damage to and briefly Slowing the first foe it strikes. If Sehra has Surge, it is consumed, and the Hydropulse splashes out at the end of range or on striking an enemy, dealing light damage to and briefly Slowing all enemies in a wide radius around it.</text:p>
          </table:table-cell>
          <table:table-cell table:style-name="ce4" office:value-type="string">
            <text:p>Geyser- Sehra targets an area. After a short delay, a Geyser erupts out of that area, dealing significant damage to foes in that area and sends them Airborne. If the target area is in the Tidepool, Geyser sends the struck foes further into the air.</text:p>
          </table:table-cell>
          <table:table-cell table:style-name="ce4" office:value-type="string">
            <text:p>Rip Tide- Sehra sends out a slow wave that passes through foes in the target direction, dealing significant damage to and slightly knocking back struck foes. After reaching the end of its range, it comes back, pulling foes that it strikes along with it. The pulled foes are deposited at the position that the Rip Tide was cast from.</text:p>
          </table:table-cell>
          <table:table-cell table:style-name="ce4" office:value-type="string">
            <text:p>Tidepool- Sehra conjures a Tidepool centred on herself, which remains in place for a few seconds. Enemies in the Tidepool are Slowed, whereas allies in the Tidepool have their movement speed increased. Additionally, Rip Tide travels faster while in the Tidepool, and Hydropulse Snares damaged enemies who are standing in the Tidepool for a split second.</text:p>
          </table:table-cell>
          <table:table-cell table:style-name="ce4"/>
          <table:table-cell table:style-name="ce4" office:value-type="string">
            <text:p>Hydrowraith Sehra</text:p>
          </table:table-cell>
          <table:table-cell table:style-name="ce4" office:value-type="string">
            <text:p>Alistair “Phillammon” Crook</text:p>
          </table:table-cell>
          <table:table-cell table:style-name="ce4" office:value-type="string">
            <text:p>F</text:p>
          </table:table-cell>
          <table:table-cell table:style-name="ce4" office:value-type="string">
            <text:p>Northport</text:p>
          </table:table-cell>
          <table:table-cell table:style-name="ce4" table:number-columns-repeated="242"/>
          <table:table-cell table:number-columns-repeated="770"/>
        </table:table-row>
        <table:table-row table:style-name="ro4">
          <table:table-cell office:value-type="string">
            <text:p>Squall</text:p>
          </table:table-cell>
          <table:table-cell office:value-type="string">
            <text:p>the Dust Devil</text:p>
          </table:table-cell>
          <table:table-cell office:value-type="string">
            <text:p>Free as the Wind- Squall can't be held down for long. Crowd control applied to Squall has a reduced duration.</text:p>
          </table:table-cell>
          <table:table-cell office:value-type="string">
            <text:p>Buffet- Squall unleashes a wave of pressure as a projectile, dealing significant damage to the first foe it strikes and briefly Slowing them.</text:p>
          </table:table-cell>
          <table:table-cell office:value-type="string">
            <text:p>Bluster- Squall blinks to the target location. On arrival, all enemies in a small radius around Squall take significant damage and are knocked away from him.</text:p>
          </table:table-cell>
          <table:table-cell office:value-type="string">
            <text:p>Twister- Squall conjures a whirlwind at his location that immediately surges forward The first Templar the whirlwind strikes is swept up, Vanishing. When the whirlwind reaches the end of its range or is destroyed, the Vanished Templar reappears at its final location.</text:p>
          </table:table-cell>
          <table:table-cell office:value-type="string">
            <text:p>Crosswind- Squall conjures an aura around the target Templar for a few seconds. Any enemy projectiles in the Crosswind aura are deflected upwards.</text:p>
          </table:table-cell>
          <table:table-cell/>
          <table:table-cell office:value-type="string">
            <text:p>Firestorm Squall</text:p>
          </table:table-cell>
          <table:table-cell table:style-name="ce4" office:value-type="string">
            <text:p>Alistair “Phillammon” Crook</text:p>
          </table:table-cell>
          <table:table-cell table:style-name="ce4" office:value-type="string">
            <text:p>M</text:p>
          </table:table-cell>
          <table:table-cell table:style-name="ce4" office:value-type="string">
            <text:p>Northport</text:p>
          </table:table-cell>
          <table:table-cell table:number-columns-repeated="1012"/>
        </table:table-row>
        <table:table-row table:style-name="ro12">
          <table:table-cell office:value-type="string">
            <text:p>Captain Vegas</text:p>
          </table:table-cell>
          <table:table-cell office:value-type="string">
            <text:p>the Airship Captain</text:p>
          </table:table-cell>
          <table:table-cell office:value-type="string">
            <text:p>Open Skies- Even when backed into a corner, Vegas still has a direction to run. When reduced to zero heath, Vegas is healed for moderate health and grapples up to the Tranquility. If he makes it to the Tranquility alive and without being interrupted, he Vanishes and is moved back to the base, Reappearing at the base with full health after an amount of time proportionate to his distance from the base.</text:p>
          </table:table-cell>
          <table:table-cell office:value-type="string">
            <text:p>Captain's Pistol- Vegas fires his pistol at the target foe in close range, dealing significant damage to them. Signal Flare- The Tranquility fires an exploding shot, dealing moderate damage to enemies in a wide radius around the flare.</text:p>
          </table:table-cell>
          <table:table-cell office:value-type="string">
            <text:p>Throw a Line- Vegas' crew toss him a line, which he pulls up on, Vanishing for a short time. If Vegas reactivates Throw a Line in this time, he jumps down to the target location, otherwise he Reappears at the same location. Signal Flare- The Tranquility fires a harpoon towards the flare. If it strikes an enemy, that enemy takes moderate damage, is Stunned, and is pulled to above Vegas' head for a short time.</text:p>
          </table:table-cell>
          <table:table-cell office:value-type="string">
            <text:p>Flash Flare- Vegas fires a bright flare, dealing moderate damage to the foe it strikes and afflicting them with Blindness for a second. Templars suffering from Blindness treat all enemy Templars as Stealthed. Signal Flare- The Tranquility fires a smoke cannister, leaving a Smoke Screen in a wide radius around the target location. Allies in the Smoke Screen are treated as Stealthed.</text:p>
          </table:table-cell>
          <table:table-cell office:value-type="string">
            <text:p>Signal Flare- Vegas fires a gravity affected target flare, dealing moderate damage to the foe it strikes and sticking in the ground or in the foe that it strikes for a few seconds. While the flare is in place, Vegas' other abilities consume the flare to fire a shot from Tranquility.</text:p>
          </table:table-cell>
          <table:table-cell/>
          <table:table-cell office:value-type="string">
            <text:p>Resistance Vegas</text:p>
          </table:table-cell>
          <table:table-cell table:style-name="ce4" office:value-type="string">
            <text:p>Alistair “Phillammon” Crook</text:p>
          </table:table-cell>
          <table:table-cell table:style-name="ce4" office:value-type="string">
            <text:p>M</text:p>
          </table:table-cell>
          <table:table-cell table:style-name="ce4" office:value-type="string">
            <text:p>Kayne</text:p>
          </table:table-cell>
          <table:table-cell table:number-columns-repeated="1012"/>
        </table:table-row>
        <table:table-row table:style-name="ro15">
          <table:table-cell office:value-type="string">
            <text:p>Blitz</text:p>
          </table:table-cell>
          <table:table-cell office:value-type="string">
            <text:p>the Thaos Vanguard</text:p>
          </table:table-cell>
          <table:table-cell office:value-type="string">
            <text:p>No Mercy- Nobody escapes Blitz's clutches. If Blitz deals damage to a foe that brings the foe below 40% of their maximum health, or slays the foe, she gains a stack of Merciless, and the ability she just used gains an additional effect. When Blitz is out of combat, her stacks of Merciless slowly decay or regenerate to three stacks.</text:p>
          </table:table-cell>
          <table:table-cell office:value-type="string">
            <text:p>Stopping Power- Blitz fires her gun, shooting 5 pellets in a cone in front of her. These pellets deal light damage each to the first foe they hit, passing through the foe if the foe has Battered. No Mercy- Blitz fires again, shooting 5 more pellets. These pellets only deal slight damage each, but also briefly Slow the foe they strike. The Slow is more powerful the more pellets strike the foe.</text:p>
          </table:table-cell>
          <table:table-cell office:value-type="string">
            <text:p>Batter- Blitz smashes the target foe with the butt of her gun, dealing moderate damage to them and Stunning them for a short time. No Mercy- Blitz fires at point blank range, dealing significant damage to all foes in a long thin cone, aimed towards the target foe. Additionally, the target foe takes Battered for a short time.</text:p>
          </table:table-cell>
          <table:table-cell office:value-type="string">
            <text:p>Thaossian Heavy Grenade- Blitz fires a grenade that bounces off the ground and enemy Templars. The second time it bounces, it explodes, dealing moderate damage to and briefly Stunning all foes in a wide radius around it. No Mercy- The Grenade continues bouncing after exploding, detonating again on the fourth bounce for the same effect.</text:p>
          </table:table-cell>
          <table:table-cell office:value-type="string">
            <text:p>Unrelenting- Blitz chases down her foes, consuming a stack of Merciless to dash a very short distance forwards. On arrival, Blitz deals slight damage to foes in a tiny radius around her. No Mercy- Blitz sticks to her foes, dealing slightly increased damage to all foes in the radius, and Slowing them briefly.</text:p>
          </table:table-cell>
          <table:table-cell/>
          <table:table-cell office:value-type="string">
            <text:p>Darkforge Blitz</text:p>
          </table:table-cell>
          <table:table-cell table:style-name="ce4" office:value-type="string">
            <text:p>Alistair “Phillammon” Crook</text:p>
          </table:table-cell>
          <table:table-cell table:style-name="ce4" office:value-type="string">
            <text:p>F</text:p>
          </table:table-cell>
          <table:table-cell table:style-name="ce4" office:value-type="string">
            <text:p>Thaos</text:p>
          </table:table-cell>
          <table:table-cell table:number-columns-repeated="1012"/>
        </table:table-row>
        <table:table-row table:style-name="ro6">
          <table:table-cell office:value-type="string">
            <text:p>Brutus Hooke</text:p>
          </table:table-cell>
          <table:table-cell office:value-type="string">
            <text:p>the Dark Star</text:p>
          </table:table-cell>
          <table:table-cell office:value-type="string">
            <text:p>Lighten Up!- Brutus has always treated gravity as if it were a suggestion. When an enemy Templar is sent Airborne by one of Brutus' abilities, they take reduced effect from gravity until they land.</text:p>
          </table:table-cell>
          <table:table-cell office:value-type="string">
            <text:p>Impulse- Brutus sends out an impulse behind the target enemy Templar, knocking enemy Templars in a small radius away from the impulse and dealing significant damage to them.</text:p>
          </table:table-cell>
          <table:table-cell office:value-type="string">
            <text:p>Fatal Attraction- Brutus marks a target Templar. If he casts Fatal Attraction again within the next few seconds, he marks a second Templar. The two marked Templars are then pulled towards each other, stopping when they meet. Enemy Templars pulled by Fatal Attraction take significant damage and are sent slightly Airborne on arrival.</text:p>
          </table:table-cell>
          <table:table-cell office:value-type="string">
            <text:p>Gravity Well- Brutus slightly amplifies gravity in an area, marking it as a Gravity Well for a few seconds. Enemies in the Gravity Well are Slowed. When the Gravity Well expires, it inverts, sending enemies in the Gravity Well Airborne and dealing significant damage to them.</text:p>
          </table:table-cell>
          <table:table-cell office:value-type="string">
            <text:p>Event Horizon- Brutus massively increases gravity at the target point. All enemy Templars above or below the target point snap to the ground. Additionally, they take significant damage for every foe in the Event Horizon, take additional damage based on the total distance fallen by all foes through its effect, and are then sent slightly Airborne.</text:p>
          </table:table-cell>
          <table:table-cell/>
          <table:table-cell office:value-type="string">
            <text:p>Resistance Brutus</text:p>
          </table:table-cell>
          <table:table-cell table:style-name="ce4" office:value-type="string">
            <text:p>Alistair “Phillammon” Crook</text:p>
          </table:table-cell>
          <table:table-cell table:style-name="ce4" office:value-type="string">
            <text:p>M</text:p>
          </table:table-cell>
          <table:table-cell table:style-name="ce4" office:value-type="string">
            <text:p>Kayne</text:p>
          </table:table-cell>
          <table:table-cell table:number-columns-repeated="1012"/>
        </table:table-row>
        <table:table-row table:style-name="ro16">
          <table:table-cell table:number-columns-repeated="9"/>
          <table:table-cell table:style-name="ce4" table:number-columns-repeated="3"/>
          <table:table-cell table:number-columns-repeated="1012"/>
        </table:table-row>
        <table:table-row table:style-name="ro23">
          <table:table-cell office:value-type="string">
            <text:p>Marilyn Vaen</text:p>
          </table:table-cell>
          <table:table-cell office:value-type="string">
            <text:p>the Whisper and Spark</text:p>
          </table:table-cell>
          <table:table-cell office:value-type="string">
            <text:p>Lingering Power- The Spark and the Whisper leave traces as they leave. When Marilyn heals an ally, for the next few seconds or until the ally walks out of range, they are periodically healed slight damage. When Marilyn damages an enemy, for the next few seconds or until the target walks out of range, they periodically take slight damage.</text:p>
          </table:table-cell>
          <table:table-cell office:value-type="string">
            <text:p>Lay on Hands/Finger of Death- Marilyn strikes a Templar in melee range with her power. If the target is an ally, they are healed for significant damage plus a proportion of their missing health. If the target is an enemy, they take significant damage plus a proportion of their missing health.</text:p>
          </table:table-cell>
          <table:table-cell office:value-type="string">
            <text:p>Lifeburst/Deathbloom- Marilyn unleashes the power of the Whisper or the Spark. All Templars under the effects of Lingering Power overflow with energy. If the nearest Templar to a Templar under the effects of Lingering Power is an enemy, that Templar takes significant damage. If the nearest Templar to a Templar under the effects of Lingering Power is an ally, that Templar is healed for significant damage. Each Templar can only be healed or damaged up to three times by one casting of Lifeburst/Deathbloom, and all damage and healing after the first is reduced by half.</text:p>
          </table:table-cell>
          <table:table-cell office:value-type="string">
            <text:p>Stardust- Stardust can target either Marilyn or a Templar under the effects of Lingering Power. Marilyn conjures five Motes around the target Templar under the effects of Lingering Power, which radiate outwards from the target's position. Marilyn may recast Stardust to make the Motes orbit around the target at their current radius. If a Mote collides with an ally, it is destroyed, and the ally is healed for light damage. If a Mote collides with an enemy, it is destroyed, and the enemy takes light damage. The target of Stardust cannot be healed or damaged by the Motes.</text:p>
          </table:table-cell>
          <table:table-cell office:value-type="string">
            <text:p>Ocean Star Falling- After a short casting time, Marilyn creates an orb of conflicting energies above herself, the Ocean Star. The Ocean Star then falls to the target location, exploding as it strikes the ground. Enemies caught in the radius take damage proportionate to their missing health, and allies caught in it are healed for an amount proportionate to their missing health. If Marilyn's corpse is caught in the Ocean Star, she revives with one health, then is healed as normal. Marilyn and Templars under the effects of Lingering Power take increased healing or damage from Ocean Star Falling.</text:p>
          </table:table-cell>
          <table:table-cell/>
          <table:table-cell office:value-type="string">
            <text:p>Deeplight Marilyn</text:p>
          </table:table-cell>
          <table:table-cell table:style-name="ce4" office:value-type="string">
            <text:p>Alistair “Phillammon” Crook</text:p>
          </table:table-cell>
          <table:table-cell table:style-name="ce4" office:value-type="string">
            <text:p>F</text:p>
          </table:table-cell>
          <table:table-cell table:style-name="ce4" office:value-type="string">
            <text:p>Kayne</text:p>
          </table:table-cell>
          <table:table-cell table:number-columns-repeated="1012"/>
        </table:table-row>
        <table:table-row table:style-name="ro4">
          <table:table-cell office:value-type="string">
            <text:p>Dirge</text:p>
          </table:table-cell>
          <table:table-cell office:value-type="string">
            <text:p>the Wrathful Revenant</text:p>
          </table:table-cell>
          <table:table-cell office:value-type="string">
            <text:p>Disrupt- Dirge's disruptive strikes prevent spellcasting. Templars damaged by Dirge have the current cooldowns of their abilities increased by a proportion of their current remaining cooldown.</text:p>
          </table:table-cell>
          <table:table-cell office:value-type="string">
            <text:p>Wrathstrike- Dirge swings his sword, dealing significant damage to foes in melee range in front of him. If cast during Runebreaker Flurry, Wrathstrike instead immediately recasts Runebreaker Flurry.</text:p>
          </table:table-cell>
          <table:table-cell office:value-type="string">
            <text:p>Revenant's Charge- For the next few seconds, when Dirge casts an ability, he dashes a tiny distance forwards. Additionally, his movement speed is slightly increased, and he takes slightly increased damage from enemy abilities.</text:p>
          </table:table-cell>
          <table:table-cell office:value-type="string">
            <text:p>Dispel- After a long cast time, Dirge strikes into the ground in front of him, dealing moderate damage to and Stunning enemies struck for a while. While Dirge is casting Dispel, enemies may not move or dash past him, however they may blink past.</text:p>
          </table:table-cell>
          <table:table-cell office:value-type="string">
            <text:p>Runebreaker Flurry- Dirge whirls around, dealing significant damage to foes around Dirge in melee range. If Dirge is struck by an enemy ability during Runebreaker Flurry, he immediately recasts Runebreaker Flurry and is unaffected by the ability.</text:p>
          </table:table-cell>
          <table:table-cell/>
          <table:table-cell office:value-type="string">
            <text:p>Human Dirge</text:p>
          </table:table-cell>
          <table:table-cell table:style-name="ce4" office:value-type="string">
            <text:p>Alistair “Phillammon” Crook</text:p>
          </table:table-cell>
          <table:table-cell table:style-name="ce4" office:value-type="string">
            <text:p>M</text:p>
          </table:table-cell>
          <table:table-cell table:style-name="ce4" office:value-type="string">
            <text:p>Kayne</text:p>
          </table:table-cell>
          <table:table-cell table:number-columns-repeated="1012"/>
        </table:table-row>
        <table:table-row table:style-name="ro4">
          <table:table-cell office:value-type="string">
            <text:p>Zaka</text:p>
          </table:table-cell>
          <table:table-cell office:value-type="string">
            <text:p>the Nightmare Shaman</text:p>
          </table:table-cell>
          <table:table-cell office:value-type="string">
            <text:p>Anvwa Droo- Spirits of the dead cling to those who dare to strike Zaka. Foes dealing damage to Zaka take a stack of Death Grip for a while. Templars with Death Grip are Slowed slightly for each stack of Death Grip they have.</text:p>
          </table:table-cell>
          <table:table-cell office:value-type="string">
            <text:p>Death Pulse- Zaka unleashes shadowy powers on the target foe, dealing significant damage to them.</text:p>
          </table:table-cell>
          <table:table-cell office:value-type="string">
            <text:p>Slumber- Sweet herbs and strange magics send the target Templar to sleep, applying Slumber to them for a while. While a Templar has Slumber, they regenerate health rapidly, but are Stunned. If a Templar with Slumber takes damage, Slumber is purged.</text:p>
          </table:table-cell>
          <table:table-cell office:value-type="string">
            <text:p>Grave Charm- Zaka places a charm on the target foe, applying Graven for significant damage over time. Whenever Zaka deals damage to a Graven enemy, they take additional damage proportionate to their missing health.</text:p>
          </table:table-cell>
          <table:table-cell office:value-type="string">
            <text:p>Sending of the Dead- The target foe is swarmed by spirits, rapidly gaining stacks of Death Grip for a short time. At the end of this time, the spirits ravage the foe, dealing slight damage for every stack of Death Grip the foe has and Silencing them for a while.</text:p>
          </table:table-cell>
          <table:table-cell/>
          <table:table-cell office:value-type="string">
            <text:p>Spirit Zaka</text:p>
          </table:table-cell>
          <table:table-cell table:style-name="ce4" office:value-type="string">
            <text:p>Alistair “Phillammon” Crook</text:p>
          </table:table-cell>
          <table:table-cell table:style-name="ce4" office:value-type="string">
            <text:p>N</text:p>
          </table:table-cell>
          <table:table-cell table:style-name="ce4" office:value-type="string">
            <text:p>Ma'dhresh</text:p>
          </table:table-cell>
          <table:table-cell table:number-columns-repeated="1012"/>
        </table:table-row>
        <table:table-row table:style-name="ro15">
          <table:table-cell office:value-type="string">
            <text:p>Davin the Rat</text:p>
          </table:table-cell>
          <table:table-cell office:value-type="string">
            <text:p>the Gutter Lord</text:p>
          </table:table-cell>
          <table:table-cell office:value-type="string">
            <text:p>Scavenge- When you're a Gutterer, you learn to take what you can get. If Davin kills an enemy Templar, for the next few moments he gains Acquire. While Davin has Acquire, using any ability makes Davin lose that ability and replaces it with the equivalent ability from the dead Templar, consuming Acquire. Scavenged abilities are lost when Davin dies. Some abilities cannot be Scavenged.</text:p>
          </table:table-cell>
          <table:table-cell office:value-type="string">
            <text:p>Jackknife- Davin stabs the target foe in melee range, dealing significant damage to them.</text:p>
          </table:table-cell>
          <table:table-cell office:value-type="string">
            <text:p>Boot- Davin isn't above kicking someone while they're down. Davin deals significant damage to the target foe in melee range. If the target of Boot is currently Stunned, Snared, Slowed, or Silenced, the remaining duration of the Stun, Snare, Slow or Silence is doubled.</text:p>
          </table:table-cell>
          <table:table-cell office:value-type="string">
            <text:p>Headcrack- Davin slams the target foe in melee range, dealing significant damage to them and briefly Stunning them.</text:p>
          </table:table-cell>
          <table:table-cell office:value-type="string">
            <text:p>Shakedown- Davin deals significant damage to a foe in melee range. If Davin deals damage with Shakedown, he gains Acquire for a few moments as if he had killed the damaged foe.</text:p>
          </table:table-cell>
          <table:table-cell/>
          <table:table-cell office:value-type="string">
            <text:p>Resistance Davin</text:p>
          </table:table-cell>
          <table:table-cell table:style-name="ce4" office:value-type="string">
            <text:p>Alistair “Phillammon” Crook</text:p>
          </table:table-cell>
          <table:table-cell table:style-name="ce4" office:value-type="string">
            <text:p>M</text:p>
          </table:table-cell>
          <table:table-cell table:style-name="ce4" office:value-type="string">
            <text:p>Thaos</text:p>
          </table:table-cell>
          <table:table-cell table:number-columns-repeated="1012"/>
        </table:table-row>
        <table:table-row table:style-name="ro12">
          <table:table-cell office:value-type="string">
            <text:p>P'kree</text:p>
          </table:table-cell>
          <table:table-cell office:value-type="string">
            <text:p>the Apex Predator</text:p>
          </table:table-cell>
          <table:table-cell office:value-type="string">
            <text:p>Alien Biology- P'kree's bodily systems aren't even slightly comparable to those of her fellow Templars. P'kree takes halved damage from all damage over time abilities, and takes a reduced duration from incoming crowd control abilities.</text:p>
          </table:table-cell>
          <table:table-cell office:value-type="string">
            <text:p>Mangle- P'kree crushes and rends the target foe in melee range, dealing moderate damage to them. If P'kree dies with Mangle available, she lashes out as she goes down, dealing significant damage to all foes in a wide radius around her.</text:p>
          </table:table-cell>
          <table:table-cell office:value-type="string">
            <text:p>Gastric Acid- P'kree spits acid at the target foe, applying Gastric Acid to them. While a Templar has Gastric Acid, they take significant damage over time, are Slowed, and are revealed if they try to enter Stealth. If P'kree dies with Gastric Acid available, she explodes, applying Gastric Acid to all foes in a wide radius around her and dealing significant damage to them.</text:p>
          </table:table-cell>
          <table:table-cell office:value-type="string">
            <text:p>Chitinous Spikes- P'kree extrudes spines from her carapace. For the next few seconds, foes dealing damage to P'kree take damage proportionate to how close they are to P'kree and are briefly Stunned. If P'kree dies with Chitinous Spikes available, spikes erupt outwards, Stunning all foes in a wide radius around her for a while and dealing significant damage to them.</text:p>
          </table:table-cell>
          <table:table-cell office:value-type="string">
            <text:p>Envelop and Devour- P'kree pulls the target foe in close range into her gaping maw, dealing moderate damage to them and making them Vanish for a few seconds. While Vanished, the foe takes moderate damage over time. If they survive this, they reappear at P'kree's location. If they are killed by Envelop and Devour, P'kree heals for moderate health, and the cooldown of Envelop and Devour is refreshed.</text:p>
          </table:table-cell>
          <table:table-cell/>
          <table:table-cell office:value-type="string">
            <text:p>Clockwork P'kree</text:p>
          </table:table-cell>
          <table:table-cell table:style-name="ce4" office:value-type="string">
            <text:p>Alistair “Phillammon” Crook</text:p>
          </table:table-cell>
          <table:table-cell table:style-name="ce4" office:value-type="string">
            <text:p>F</text:p>
          </table:table-cell>
          <table:table-cell table:style-name="ce4" office:value-type="string">
            <text:p>Space</text:p>
          </table:table-cell>
          <table:table-cell table:number-columns-repeated="1012"/>
        </table:table-row>
        <table:table-row table:style-name="ro14">
          <table:table-cell office:value-type="string">
            <text:p>Xenon Ypomenon</text:p>
          </table:table-cell>
          <table:table-cell office:value-type="string">
            <text:p>the Lone Hoplite</text:p>
          </table:table-cell>
          <table:table-cell office:value-type="string">
            <text:p>Memories of a Fallen Empire- Xenon is the last to know the glory of his people, and the memory shall live on. When Xenon uses an ability, a Fallen Soldier is created at his location. When Xenon casts abilities, all of his Fallen Soldiers use the same ability too. Fallen Soldiers expire after a while.</text:p>
          </table:table-cell>
          <table:table-cell office:value-type="string">
            <text:p>Engage- Xenon takes a step forward and lances out with his spear, dealing significant damage to foes in melee range in front of him.</text:p>
          </table:table-cell>
          <table:table-cell office:value-type="string">
            <text:p>Shield Slam- Xenon thrusts his shield forward, dealing significant damage to and knocking back struck foes.</text:p>
          </table:table-cell>
          <table:table-cell office:value-type="string">
            <text:p>Javelin- Xenon throws a javelin in a high arc towards the target location, after a short cast time. Fallen Soldiers will miss the target location by a small, random amount. Enemies struck by javelins take light damage. Any foes struck by three or more javelins are Stunned briefly.</text:p>
          </table:table-cell>
          <table:table-cell office:value-type="string">
            <text:p>Form Up- Xenon raises his spear until he next moves or uses an ability. Fallen Soldiers keep their spear up until Xenon next uses an ability. Enemies running into a raised spear take moderate damage. Additionally, enemies who are intersecting a Fallen Soldier or Xenon with spear raised are Slowed.</text:p>
          </table:table-cell>
          <table:table-cell/>
          <table:table-cell office:value-type="string">
            <text:p>Resistance Xenon</text:p>
          </table:table-cell>
          <table:table-cell table:style-name="ce4" office:value-type="string">
            <text:p>Alistair “Phillammon” Crook</text:p>
          </table:table-cell>
          <table:table-cell table:style-name="ce4" office:value-type="string">
            <text:p>M</text:p>
          </table:table-cell>
          <table:table-cell office:value-type="string">
            <text:p>Ancient Thaos</text:p>
          </table:table-cell>
          <table:table-cell table:number-columns-repeated="1012"/>
        </table:table-row>
        <table:table-row table:style-name="ro17">
          <table:table-cell office:value-type="string">
            <text:p>Mortara Nox</text:p>
          </table:table-cell>
          <table:table-cell office:value-type="string">
            <text:p>the Haunted Love</text:p>
          </table:table-cell>
          <table:table-cell office:value-type="string">
            <text:p>In Memoriam- Mortara will never forget Naveem, and Naveem will never leave Mortara. After a while, Mortara gains Witching Hour. If Mortara uses an ability while she has Witching Hour, it is consumed, and Naveem joins her for a while, giving her abilities additional effects.</text:p>
          </table:table-cell>
          <table:table-cell office:value-type="string">
            <text:p>Upheaval (Channel)- Mortara performs a ritual, Slowing enemies in a wide radius around her and amplifying damage dealt to them. The damage amplification and Slow increase based on how long Upheaval is channelled. In Memoriam- Naveem draws a bead on the enemy Templar with the least health in Upheaval's radius, doubling the Slow and damage amplification on that target and periodically shooting them for significant damage.</text:p>
          </table:table-cell>
          <table:table-cell office:value-type="string">
            <text:p>Ghastlight- Mortara throws a candle to the target location, revealing Stealthed enemies in a wide radius around it for a few seconds, and Slowing all enemies in that radius. In Memoriam- Naveem takes a shot at the enemy in the radius with the lowest health, dealing moderate damage, plus bonus damage proportionate to the target's missing health. The shot deals significant bonus damage if the target is Stealthed.</text:p>
          </table:table-cell>
          <table:table-cell office:value-type="string">
            <text:p>Shotcaller- Mortara exposes vulnerabilities in the target foe, giving them a stack of Vulnerable for a few seconds. Taking damage from Templars other than Mortara adds a stack of Vulnerable. If a Templar has five stacks of Vulnerable, they are consumed, dealing moderate damage and Stunning them for a while. In Memoriam- If a foe is Stunned by Shotcaller, Naveem shoots them, dealing significant damage and adding a Vulnerable stack.</text:p>
          </table:table-cell>
          <table:table-cell office:value-type="string">
            <text:p>Twilight Barrage- Mortara makes a series of shots in the target direction, shooting six times over a few seconds, each shot dealing light damage. Mortara can move during Twilight Barrage. In Memoriam- Naveem takes shots in the same direction in between Mortara's shots, shooting five times for significant damage each.</text:p>
          </table:table-cell>
          <table:table-cell table:style-name="Default"/>
          <table:table-cell office:value-type="string">
            <text:p>Reverse Mortara</text:p>
          </table:table-cell>
          <table:table-cell table:style-name="ce4" office:value-type="string">
            <text:p>Alistair “Phillammon” Crook</text:p>
          </table:table-cell>
          <table:table-cell table:style-name="ce4" office:value-type="string">
            <text:p>F</text:p>
          </table:table-cell>
          <table:table-cell office:value-type="string">
            <text:p>Twilight Remnant</text:p>
          </table:table-cell>
          <table:table-cell table:number-columns-repeated="1012"/>
        </table:table-row>
        <table:table-row table:style-name="ro18">
          <table:table-cell office:value-type="string">
            <text:p>Jesska</text:p>
          </table:table-cell>
          <table:table-cell office:value-type="string">
            <text:p>the Gutter Runner</text:p>
          </table:table-cell>
          <table:table-cell office:value-type="string">
            <text:p>Chronocharge- When an ability is used by an enemy in a small radius around Jesska, Jesska gains a stack of Chronoptic Resonance for every second in the cooldown of that ability. Chronoptic Resonance stacks decay or regenerate to 60 stacks over time. Jesska's movement speed is slightly increased for every stack of Chronoptic Resonance she has. Additionally, killing an enemy grants Jesska stacks of Chronoptic Resonance equal to their Chronopotential, which Jesska sees above all enemies.</text:p>
          </table:table-cell>
          <table:table-cell/>
          <table:table-cell office:value-type="string">
            <text:p>Out of Phase- Jesska shifts to a separate dimension for a split second, Vanishing for that time. During this time, any projectiles that were homing in on Jesska are destroyed harmlessly and Jesska gains ten stacks of Chronoptic Resonance for every ability that passes through her location while she is Vanished.</text:p>
          </table:table-cell>
          <table:table-cell office:value-type="string">
            <text:p>Resonance Drive Jump- Jesska blinks to the target location, then stabs with her sword in the direction she came from. The stab deals significant damage. If Resonance Drive Jump strikes an enemy who is casting or channelling an ability in the back, the ability is cancelled and the struck foe is Stunned.</text:p>
          </table:table-cell>
          <table:table-cell office:value-type="string">
            <text:p>Chrononihillator- Jesska unleashes the power stored in her Chronoptic Blade, dealing moderate damage to the target foe, applying a stack of Chronophage to the foe, and dealing light bonus damage for every stack of Chronophage the target foe has. When Chrononihillator is cast, up to twenty stacks of Chronoptic Resonance are consumed to reduce the cooldown of Chrononihillator by a number of seconds equal to the stacks consumed.</text:p>
          </table:table-cell>
          <table:table-cell/>
          <table:table-cell office:value-type="string">
            <text:p>Resistance Jesska</text:p>
          </table:table-cell>
          <table:table-cell table:style-name="ce4" office:value-type="string">
            <text:p>Alistair “Phillammon” Crook</text:p>
          </table:table-cell>
          <table:table-cell table:style-name="ce4" office:value-type="string">
            <text:p>F</text:p>
          </table:table-cell>
          <table:table-cell office:value-type="string">
            <text:p>Thaos</text:p>
          </table:table-cell>
          <table:table-cell table:number-columns-repeated="1012"/>
        </table:table-row>
        <table:table-row table:style-name="ro16">
          <table:table-cell table:number-columns-repeated="1024"/>
        </table:table-row>
        <table:table-row table:style-name="ro1">
          <table:table-cell table:number-columns-repeated="6"/>
          <table:table-cell table:style-name="Default"/>
          <table:table-cell/>
          <table:table-cell table:style-name="ce7"/>
          <table:table-cell table:style-name="ce8" office:value-type="string">
            <text:p>Filter</text:p>
          </table:table-cell>
          <table:table-cell table:style-name="ce8"/>
          <table:table-cell table:style-name="ce7" table:number-columns-repeated="2"/>
          <table:table-cell table:number-columns-repeated="1011"/>
        </table:table-row>
        <table:table-row table:style-name="ro16">
          <table:table-cell table:number-columns-repeated="8"/>
          <table:table-cell table:style-name="ce7"/>
          <table:table-cell table:style-name="ce8" table:number-columns-repeated="2"/>
          <table:table-cell table:style-name="ce7" table:number-columns-repeated="2"/>
          <table:table-cell table:number-columns-repeated="1011"/>
        </table:table-row>
        <table:table-row table:style-name="ro1">
          <table:table-cell table:number-columns-repeated="8"/>
          <table:table-cell table:style-name="ce7"/>
          <table:table-cell table:style-name="ce9" office:value-type="string">
            <text:p>Alistair “Phillammon” Crook</text:p>
          </table:table-cell>
          <table:table-cell table:style-name="ce13"/>
          <table:table-cell table:style-name="ce7" table:number-columns-repeated="2"/>
          <table:table-cell table:number-columns-repeated="1011"/>
        </table:table-row>
        <table:table-row table:style-name="ro1">
          <table:table-cell table:number-columns-repeated="8"/>
          <table:table-cell table:style-name="ce7"/>
          <table:table-cell table:style-name="ce10" office:value-type="string">
            <text:p>(empty)</text:p>
          </table:table-cell>
          <table:table-cell table:style-name="ce14"/>
          <table:table-cell table:style-name="ce7" table:number-columns-repeated="2"/>
          <table:table-cell table:number-columns-repeated="1011"/>
        </table:table-row>
        <table:table-row table:style-name="ro1">
          <table:table-cell table:number-columns-repeated="8"/>
          <table:table-cell table:style-name="ce7"/>
          <table:table-cell table:style-name="ce11" office:value-type="string">
            <text:p>Abigail Crook</text:p>
          </table:table-cell>
          <table:table-cell table:style-name="ce15" office:value-type="float" office:value="1">
            <text:p>1</text:p>
          </table:table-cell>
          <table:table-cell table:style-name="ce7" table:number-columns-repeated="2"/>
          <table:table-cell table:number-columns-repeated="1011"/>
        </table:table-row>
        <table:table-row table:style-name="ro1">
          <table:table-cell table:number-columns-repeated="8"/>
          <table:table-cell table:style-name="ce7"/>
          <table:table-cell table:style-name="ce11" office:value-type="string">
            <text:p>Alistair “Phillammon” Crook</text:p>
          </table:table-cell>
          <table:table-cell table:style-name="ce15" office:value-type="float" office:value="105">
            <text:p>105</text:p>
          </table:table-cell>
          <table:table-cell table:style-name="ce7" table:number-columns-repeated="2"/>
          <table:table-cell table:number-columns-repeated="1011"/>
        </table:table-row>
        <table:table-row table:style-name="ro21">
          <table:table-cell table:number-columns-repeated="8"/>
          <table:table-cell table:style-name="ce7"/>
          <table:table-cell table:style-name="ce11" office:value-type="string">
            <text:p>Alistair “Phillammon” Crook and Alex Snow</text:p>
          </table:table-cell>
          <table:table-cell table:style-name="ce15" office:value-type="float" office:value="1">
            <text:p>1</text:p>
          </table:table-cell>
          <table:table-cell table:style-name="ce7" table:number-columns-repeated="2"/>
          <table:table-cell table:number-columns-repeated="1011"/>
        </table:table-row>
        <table:table-row table:style-name="ro21">
          <table:table-cell table:number-columns-repeated="8"/>
          <table:table-cell table:style-name="ce7"/>
          <table:table-cell table:style-name="ce11" office:value-type="string">
            <text:p>Alistair “Phillammon” Crook and Peran Truscott</text:p>
          </table:table-cell>
          <table:table-cell table:style-name="ce15" office:value-type="float" office:value="1">
            <text:p>1</text:p>
          </table:table-cell>
          <table:table-cell table:style-name="ce7" table:number-columns-repeated="2"/>
          <table:table-cell table:number-columns-repeated="1011"/>
        </table:table-row>
        <table:table-row table:style-name="ro21">
          <table:table-cell table:number-columns-repeated="8"/>
          <table:table-cell table:style-name="ce7"/>
          <table:table-cell table:style-name="ce11" office:value-type="string">
            <text:p>Alistair “Phillammon” Crook and Simon Hudson</text:p>
          </table:table-cell>
          <table:table-cell table:style-name="ce15" office:value-type="float" office:value="1">
            <text:p>1</text:p>
          </table:table-cell>
          <table:table-cell table:style-name="ce7" table:number-columns-repeated="2"/>
          <table:table-cell table:number-columns-repeated="1011"/>
        </table:table-row>
        <table:table-row table:style-name="ro10">
          <table:table-cell table:number-columns-repeated="8"/>
          <table:table-cell table:style-name="ce7"/>
          <table:table-cell table:style-name="ce11" office:value-type="string">
            <text:p>Alistair “Phillammon” Crook, Brandon “axtenzik” Verducci, Hope Shaw and William Marshall</text:p>
          </table:table-cell>
          <table:table-cell table:style-name="ce15" office:value-type="float" office:value="1">
            <text:p>1</text:p>
          </table:table-cell>
          <table:table-cell table:style-name="ce7" table:number-columns-repeated="2"/>
          <table:table-cell table:number-columns-repeated="1011"/>
        </table:table-row>
        <table:table-row table:style-name="ro1">
          <table:table-cell table:number-columns-repeated="8"/>
          <table:table-cell table:style-name="ce7"/>
          <table:table-cell table:style-name="ce11" office:value-type="string">
            <text:p>Beordor</text:p>
          </table:table-cell>
          <table:table-cell table:style-name="ce15" office:value-type="float" office:value="2">
            <text:p>2</text:p>
          </table:table-cell>
          <table:table-cell table:style-name="ce7" table:number-columns-repeated="2"/>
          <table:table-cell table:number-columns-repeated="1011"/>
        </table:table-row>
        <table:table-row table:style-name="ro1">
          <table:table-cell table:number-columns-repeated="8"/>
          <table:table-cell table:style-name="ce7"/>
          <table:table-cell table:style-name="ce11" office:value-type="string">
            <text:p>Chris “coolbutnotreally” Levitt</text:p>
          </table:table-cell>
          <table:table-cell table:style-name="ce15" office:value-type="float" office:value="1">
            <text:p>1</text:p>
          </table:table-cell>
          <table:table-cell table:style-name="ce7" table:number-columns-repeated="2"/>
          <table:table-cell table:number-columns-repeated="1011"/>
        </table:table-row>
        <table:table-row table:style-name="ro1">
          <table:table-cell table:number-columns-repeated="8"/>
          <table:table-cell table:style-name="ce7"/>
          <table:table-cell table:style-name="ce11" office:value-type="string">
            <text:p>Daniel “Damos” Jenkins</text:p>
          </table:table-cell>
          <table:table-cell table:style-name="ce15" office:value-type="float" office:value="4">
            <text:p>4</text:p>
          </table:table-cell>
          <table:table-cell table:style-name="ce7" table:number-columns-repeated="2"/>
          <table:table-cell table:number-columns-repeated="1011"/>
        </table:table-row>
        <table:table-row table:style-name="ro1">
          <table:table-cell table:number-columns-repeated="8"/>
          <table:table-cell table:style-name="ce7"/>
          <table:table-cell table:style-name="ce11" office:value-type="string">
            <text:p>Jon “Feldin” Grieves</text:p>
          </table:table-cell>
          <table:table-cell table:style-name="ce15" office:value-type="float" office:value="1">
            <text:p>1</text:p>
          </table:table-cell>
          <table:table-cell table:style-name="ce7" table:number-columns-repeated="2"/>
          <table:table-cell table:number-columns-repeated="1011"/>
        </table:table-row>
        <table:table-row table:style-name="ro21">
          <table:table-cell table:number-columns-repeated="8"/>
          <table:table-cell table:style-name="ce7"/>
          <table:table-cell table:style-name="ce11" office:value-type="string">
            <text:p>Jon “Feldin” Grieves and Daniel “Damos” Jenkins</text:p>
          </table:table-cell>
          <table:table-cell table:style-name="ce15" office:value-type="float" office:value="1">
            <text:p>1</text:p>
          </table:table-cell>
          <table:table-cell table:style-name="ce7" table:number-columns-repeated="2"/>
          <table:table-cell table:number-columns-repeated="1011"/>
        </table:table-row>
        <table:table-row table:style-name="ro1">
          <table:table-cell table:number-columns-repeated="8"/>
          <table:table-cell table:style-name="ce7"/>
          <table:table-cell table:style-name="ce11" office:value-type="string">
            <text:p>Matty Steggles</text:p>
          </table:table-cell>
          <table:table-cell table:style-name="ce15" office:value-type="float" office:value="1">
            <text:p>1</text:p>
          </table:table-cell>
          <table:table-cell table:style-name="ce7" table:number-columns-repeated="2"/>
          <table:table-cell table:number-columns-repeated="1011"/>
        </table:table-row>
        <table:table-row table:style-name="ro1">
          <table:table-cell table:number-columns-repeated="8"/>
          <table:table-cell table:style-name="ce7"/>
          <table:table-cell table:style-name="ce11" office:value-type="string">
            <text:p>Olivia Cherry-Chapman</text:p>
          </table:table-cell>
          <table:table-cell table:style-name="ce15" office:value-type="float" office:value="2">
            <text:p>2</text:p>
          </table:table-cell>
          <table:table-cell table:style-name="ce7" table:number-columns-repeated="2"/>
          <table:table-cell table:number-columns-repeated="1011"/>
        </table:table-row>
        <table:table-row table:style-name="ro1">
          <table:table-cell table:number-columns-repeated="8"/>
          <table:table-cell table:style-name="ce7"/>
          <table:table-cell table:style-name="ce11" office:value-type="string">
            <text:p>Rachel and Abigail Crook</text:p>
          </table:table-cell>
          <table:table-cell table:style-name="ce15" office:value-type="float" office:value="1">
            <text:p>1</text:p>
          </table:table-cell>
          <table:table-cell table:style-name="ce7" table:number-columns-repeated="2"/>
          <table:table-cell table:number-columns-repeated="1011"/>
        </table:table-row>
        <table:table-row table:style-name="ro1">
          <table:table-cell table:number-columns-repeated="8"/>
          <table:table-cell table:style-name="ce7"/>
          <table:table-cell table:style-name="ce11" office:value-type="string">
            <text:p>Rachel Crook</text:p>
          </table:table-cell>
          <table:table-cell table:style-name="ce15" office:value-type="float" office:value="2">
            <text:p>2</text:p>
          </table:table-cell>
          <table:table-cell table:style-name="ce7" table:number-columns-repeated="2"/>
          <table:table-cell table:number-columns-repeated="1011"/>
        </table:table-row>
        <table:table-row table:style-name="ro21">
          <table:table-cell table:number-columns-repeated="8"/>
          <table:table-cell table:style-name="ce7"/>
          <table:table-cell table:style-name="ce11" office:value-type="string">
            <text:p>Sam “KhaoticPhoenix” Smethurst</text:p>
          </table:table-cell>
          <table:table-cell table:style-name="ce15" office:value-type="float" office:value="1">
            <text:p>1</text:p>
          </table:table-cell>
          <table:table-cell table:style-name="ce7" table:number-columns-repeated="2"/>
          <table:table-cell table:number-columns-repeated="1011"/>
        </table:table-row>
        <table:table-row table:style-name="ro1">
          <table:table-cell table:number-columns-repeated="8"/>
          <table:table-cell table:style-name="ce7"/>
          <table:table-cell table:style-name="ce11" office:value-type="string">
            <text:p>Simon Hudson</text:p>
          </table:table-cell>
          <table:table-cell table:style-name="ce15" office:value-type="float" office:value="3">
            <text:p>3</text:p>
          </table:table-cell>
          <table:table-cell table:style-name="ce7" table:number-columns-repeated="2"/>
          <table:table-cell table:number-columns-repeated="1011"/>
        </table:table-row>
        <table:table-row table:style-name="ro21">
          <table:table-cell table:number-columns-repeated="8"/>
          <table:table-cell table:style-name="ce7"/>
          <table:table-cell table:style-name="ce11" office:value-type="string">
            <text:p>Simon Hudson and Rachel Crook</text:p>
          </table:table-cell>
          <table:table-cell table:style-name="ce15" office:value-type="float" office:value="1">
            <text:p>1</text:p>
          </table:table-cell>
          <table:table-cell table:style-name="ce7" table:number-columns-repeated="2"/>
          <table:table-cell table:number-columns-repeated="1011"/>
        </table:table-row>
        <table:table-row table:style-name="ro1">
          <table:table-cell table:number-columns-repeated="8"/>
          <table:table-cell table:style-name="ce7"/>
          <table:table-cell table:style-name="ce11" office:value-type="string">
            <text:p>Steven Atkins</text:p>
          </table:table-cell>
          <table:table-cell table:style-name="ce18" office:value-type="float" office:value="1">
            <text:p>1</text:p>
          </table:table-cell>
          <table:table-cell table:style-name="ce7" table:number-columns-repeated="2"/>
          <table:table-cell table:number-columns-repeated="1011"/>
        </table:table-row>
        <table:table-row table:style-name="ro1">
          <table:table-cell table:number-columns-repeated="8"/>
          <table:table-cell table:style-name="ce7"/>
          <table:table-cell table:style-name="ce12" office:value-type="string">
            <text:p>Total Result</text:p>
          </table:table-cell>
          <table:table-cell table:style-name="ce19" office:value-type="float" office:value="131">
            <text:p>131</text:p>
          </table:table-cell>
          <table:table-cell table:style-name="ce7" table:number-columns-repeated="2"/>
          <table:table-cell table:number-columns-repeated="1011"/>
        </table:table-row>
        <table:table-row table:style-name="ro1" table:number-rows-repeated="6">
          <table:table-cell table:number-columns-repeated="8"/>
          <table:table-cell table:style-name="ce7" table:number-columns-repeated="5"/>
          <table:table-cell table:number-columns-repeated="1011"/>
        </table:table-row>
        <table:table-row table:style-name="ro1" table:number-rows-repeated="1048409">
          <table:table-cell table:number-columns-repeated="1024"/>
        </table:table-row>
        <table:table-row table:style-name="ro1">
          <table:table-cell table:number-columns-repeated="1024"/>
        </table:table-row>
        <table:named-expressions/>
      </table:table>
      <table:table table:name="Umbra, the Wordweaver" table:style-name="ta2" table:print="false">
        <table:table-column table:style-name="co10" table:default-cell-style-name="ce1"/>
        <table:table-column table:style-name="co11" table:default-cell-style-name="ce1"/>
        <table:table-column table:style-name="co7"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6" table:number-columns-repeated="245" table:default-cell-style-name="ce1"/>
        <table:table-row table:style-name="ro1">
          <table:table-cell office:value-type="string">
            <text:p>First Word</text:p>
          </table:table-cell>
          <table:table-cell office:value-type="string">
            <text:p>Second Word</text:p>
          </table:table-cell>
          <table:table-cell office:value-type="string">
            <text:p>Third Word</text:p>
          </table:table-cell>
          <table:table-cell office:value-type="string">
            <text:p>Ability 4 (Intone: X)</text:p>
          </table:table-cell>
          <table:table-cell office:value-type="string">
            <text:p>Ability 4 Effect</text:p>
          </table:table-cell>
          <table:table-cell table:number-columns-repeated="247"/>
        </table:table-row>
        <table:table-row table:style-name="ro21">
          <table:table-cell office:value-type="string" table:number-columns-spanned="1" table:number-rows-spanned="9">
            <text:p>Ability 1: Dod (You)</text:p>
          </table:table-cell>
          <table:table-cell office:value-type="string" table:number-columns-spanned="1" table:number-rows-spanned="3">
            <text:p>Ability 1: Stii (Pain)</text:p>
          </table:table-cell>
          <table:table-cell office:value-type="string">
            <text:p>Ability 1: Vun (Wound)</text:p>
          </table:table-cell>
          <table:table-cell office:value-type="string">
            <text:p>Ur's Strike</text:p>
          </table:table-cell>
          <table:table-cell office:value-type="string">
            <text:p>Umbra fires a projectile, dealing significant damage to the struck foe.</text:p>
          </table:table-cell>
          <table:table-cell table:number-columns-repeated="247"/>
        </table:table-row>
        <table:table-row table:style-name="ro3">
          <table:covered-table-cell office:value-type="string">
            <text:p>Dod (You)- Activate to change Word 1 to Dan</text:p>
          </table:covered-table-cell>
          <table:covered-table-cell office:value-type="string">
            <text:p>Stii (Pain)- Activate to change Word 2 to Ka</text:p>
          </table:covered-table-cell>
          <table:table-cell office:value-type="string">
            <text:p>Ability 2: Ko (Future)</text:p>
          </table:table-cell>
          <table:table-cell office:value-type="string">
            <text:p>Pain Echoes</text:p>
          </table:table-cell>
          <table:table-cell office:value-type="string">
            <text:p>Umbra Painmarks a target for a few seconds. When the Painmark expires, the Painmarked foe takes damage equal to the amount of damage they took while Painmarked</text:p>
          </table:table-cell>
          <table:table-cell table:number-columns-repeated="247"/>
        </table:table-row>
        <table:table-row table:style-name="ro22">
          <table:covered-table-cell office:value-type="string">
            <text:p>Dod (You)- Activate to change Word 1 to Dan</text:p>
          </table:covered-table-cell>
          <table:covered-table-cell office:value-type="string">
            <text:p>Stii (Pain)- Activate to change Word 2 to Ka</text:p>
          </table:covered-table-cell>
          <table:table-cell office:value-type="string">
            <text:p>Ability 3: Rik (Now)</text:p>
          </table:table-cell>
          <table:table-cell office:value-type="string">
            <text:p>Painwrack</text:p>
          </table:table-cell>
          <table:table-cell office:value-type="string">
            <text:p>For the next few seconds, when Umbra deals damage to a foe, they are also Slowed briefly.</text:p>
          </table:table-cell>
          <table:table-cell table:number-columns-repeated="247"/>
        </table:table-row>
        <table:table-row table:style-name="ro1">
          <table:covered-table-cell office:value-type="string">
            <text:p>Dod (You)- Activate to change Word 1 to Dan</text:p>
          </table:covered-table-cell>
          <table:table-cell office:value-type="string" table:number-columns-spanned="1" table:number-rows-spanned="3">
            <text:p>Ability 2: Ka (Not)</text:p>
          </table:table-cell>
          <table:table-cell office:value-type="string">
            <text:p>Ability 1: Al (Go)</text:p>
          </table:table-cell>
          <table:table-cell office:value-type="string">
            <text:p>Ur's Binding</text:p>
          </table:table-cell>
          <table:table-cell office:value-type="string">
            <text:p>The target foe is Snared briefly</text:p>
          </table:table-cell>
          <table:table-cell table:number-columns-repeated="247"/>
        </table:table-row>
        <table:table-row table:style-name="ro1">
          <table:covered-table-cell office:value-type="string">
            <text:p>Dod (You)- Activate to change Word 1 to Dan</text:p>
          </table:covered-table-cell>
          <table:covered-table-cell office:value-type="string">
            <text:p>Ka (Not)- Activate to change Word 2 to Al</text:p>
          </table:covered-table-cell>
          <table:table-cell office:value-type="string">
            <text:p>Ability 2: Bra (Speak)</text:p>
          </table:table-cell>
          <table:table-cell office:value-type="string">
            <text:p>Counterspeak</text:p>
          </table:table-cell>
          <table:table-cell office:value-type="string">
            <text:p>The target foe is Silenced briefly</text:p>
          </table:table-cell>
          <table:table-cell table:number-columns-repeated="247"/>
        </table:table-row>
        <table:table-row table:style-name="ro21">
          <table:covered-table-cell office:value-type="string">
            <text:p>Dod (You)- Activate to change Word 1 to Dan</text:p>
          </table:covered-table-cell>
          <table:covered-table-cell office:value-type="string">
            <text:p>Ka (Not)- Activate to change Word 2 to Al</text:p>
          </table:covered-table-cell>
          <table:table-cell office:value-type="string">
            <text:p>Ability 3: Roh (To)</text:p>
          </table:table-cell>
          <table:table-cell office:value-type="string">
            <text:p>Sapped Steps</text:p>
          </table:table-cell>
          <table:table-cell office:value-type="string">
            <text:p>Foes in a wide radius around the target location are Slowed briefly</text:p>
          </table:table-cell>
          <table:table-cell table:number-columns-repeated="247"/>
        </table:table-row>
        <table:table-row table:style-name="ro21">
          <table:covered-table-cell office:value-type="string">
            <text:p>Dod (You)- Activate to change Word 1 to Dan</text:p>
          </table:covered-table-cell>
          <table:table-cell office:value-type="string" table:number-columns-spanned="1" table:number-rows-spanned="3">
            <text:p>Ability 3: Al (Go)</text:p>
          </table:table-cell>
          <table:table-cell office:value-type="string">
            <text:p>Ability 1: Lei (Air)</text:p>
          </table:table-cell>
          <table:table-cell office:value-type="string">
            <text:p>Toss Up</text:p>
          </table:table-cell>
          <table:table-cell office:value-type="string">
            <text:p>Umbra fires a projectile. The struck foe is sent Airborne.</text:p>
          </table:table-cell>
          <table:table-cell table:number-columns-repeated="247"/>
        </table:table-row>
        <table:table-row table:style-name="ro21">
          <table:covered-table-cell office:value-type="string">
            <text:p>Dod (You)- Activate to change Word 1 to Dan</text:p>
          </table:covered-table-cell>
          <table:covered-table-cell office:value-type="string">
            <text:p>Al (Go)- Activate to change Word 2 to Stii</text:p>
          </table:covered-table-cell>
          <table:table-cell office:value-type="string">
            <text:p>Ability 2: Roh (To)</text:p>
          </table:table-cell>
          <table:table-cell office:value-type="string">
            <text:p>Hurl Aside</text:p>
          </table:table-cell>
          <table:table-cell office:value-type="string">
            <text:p>Umbra fires a projectile. The struck foe is knocked back</text:p>
          </table:table-cell>
          <table:table-cell table:number-columns-repeated="247"/>
        </table:table-row>
        <table:table-row table:style-name="ro22">
          <table:covered-table-cell office:value-type="string">
            <text:p>D</text:p>
          </table:covered-table-cell>
          <table:covered-table-cell office:value-type="string">
            <text:p>Al (Go)- Activate to change Word 2 to Stii</text:p>
          </table:covered-table-cell>
          <table:table-cell office:value-type="string">
            <text:p>Ability 3: Dan (Me)</text:p>
          </table:table-cell>
          <table:table-cell office:value-type="string">
            <text:p>Ur's Grip</text:p>
          </table:table-cell>
          <table:table-cell office:value-type="string">
            <text:p>Umbra fires a slow projectile. The struck foe is pulled to Umbra's location</text:p>
          </table:table-cell>
          <table:table-cell table:number-columns-repeated="247"/>
        </table:table-row>
        <table:table-row table:style-name="ro21">
          <table:table-cell office:value-type="string" table:number-columns-spanned="1" table:number-rows-spanned="9">
            <text:p>Ability 2: Dan (I)</text:p>
          </table:table-cell>
          <table:table-cell office:value-type="string" table:number-columns-spanned="1" table:number-rows-spanned="3">
            <text:p>Ability 1: Bit (Am)</text:p>
          </table:table-cell>
          <table:table-cell office:value-type="string">
            <text:p>Ability 1: Foh (Fire)</text:p>
          </table:table-cell>
          <table:table-cell office:value-type="string">
            <text:p>Eruption</text:p>
          </table:table-cell>
          <table:table-cell office:value-type="string">
            <text:p>All foes in a small radius around Umbra take significant damage.</text:p>
          </table:table-cell>
          <table:table-cell table:number-columns-repeated="247"/>
        </table:table-row>
        <table:table-row table:style-name="ro21">
          <table:covered-table-cell office:value-type="string">
            <text:p>Dan (I)- Activate to change Word 1 to Hol</text:p>
          </table:covered-table-cell>
          <table:covered-table-cell office:value-type="string">
            <text:p>Bit (Am)- Activate to change Word 2 to Ka</text:p>
          </table:covered-table-cell>
          <table:table-cell office:value-type="string">
            <text:p>Ability 2: Nav (Beast)</text:p>
          </table:table-cell>
          <table:table-cell office:value-type="string">
            <text:p>Ur's Claws</text:p>
          </table:table-cell>
          <table:table-cell office:value-type="string">
            <text:p>Umbra deals moderate damage to a foe in melee range.</text:p>
          </table:table-cell>
          <table:table-cell table:number-columns-repeated="247"/>
        </table:table-row>
        <table:table-row table:style-name="ro22">
          <table:covered-table-cell office:value-type="string">
            <text:p>Dan (I)- Activate to change Word 1 to Hol</text:p>
          </table:covered-table-cell>
          <table:covered-table-cell office:value-type="string">
            <text:p>Bit (Am)- Activate to change Word 2 to Ka</text:p>
          </table:covered-table-cell>
          <table:table-cell office:value-type="string">
            <text:p>Ability 3: Go (Metal)</text:p>
          </table:table-cell>
          <table:table-cell office:value-type="string">
            <text:p>Shardstorm</text:p>
          </table:table-cell>
          <table:table-cell office:value-type="string">
            <text:p>Umbra deals light damage periodically to all foes in a wide radius around her for a few seconds.</text:p>
          </table:table-cell>
          <table:table-cell table:number-columns-repeated="247"/>
        </table:table-row>
        <table:table-row table:style-name="ro21">
          <table:covered-table-cell office:value-type="string">
            <text:p>Dan (I)- Activate to change Word 1 to Hol</text:p>
          </table:covered-table-cell>
          <table:table-cell office:value-type="string" table:number-columns-spanned="1" table:number-rows-spanned="3">
            <text:p>Ability 2: Ka (Not)</text:p>
          </table:table-cell>
          <table:table-cell office:value-type="string">
            <text:p>Ability 1: Vun (Wound)</text:p>
          </table:table-cell>
          <table:table-cell office:value-type="string">
            <text:p>Seal Wounds</text:p>
          </table:table-cell>
          <table:table-cell office:value-type="string">
            <text:p>Umbra heals herself for significant damage.</text:p>
          </table:table-cell>
          <table:table-cell table:number-columns-repeated="247"/>
        </table:table-row>
        <table:table-row table:style-name="ro21">
          <table:covered-table-cell office:value-type="string">
            <text:p>Dan (I)- Activate to change Word 1 to Hol</text:p>
          </table:covered-table-cell>
          <table:covered-table-cell office:value-type="string">
            <text:p>Ka (Not)- Activate to change Word 2 to Roh</text:p>
          </table:covered-table-cell>
          <table:table-cell office:value-type="string">
            <text:p>Ability 2: Stii (Pain)</text:p>
          </table:table-cell>
          <table:table-cell office:value-type="string">
            <text:p>Ur's Barrier</text:p>
          </table:table-cell>
          <table:table-cell office:value-type="string">
            <text:p>Umbra takes no damage from the next ability to strike her.</text:p>
          </table:table-cell>
          <table:table-cell table:number-columns-repeated="247"/>
        </table:table-row>
        <table:table-row table:style-name="ro21">
          <table:covered-table-cell office:value-type="string">
            <text:p>Dan (I)- Activate to change Word 1 to Hol</text:p>
          </table:covered-table-cell>
          <table:covered-table-cell office:value-type="string">
            <text:p>Ka (Not)- Activate to change Word 2 to Roh</text:p>
          </table:covered-table-cell>
          <table:table-cell office:value-type="string">
            <text:p>Ability 3: Al (Go)</text:p>
          </table:table-cell>
          <table:table-cell office:value-type="string">
            <text:p>Steadfast Steps</text:p>
          </table:table-cell>
          <table:table-cell office:value-type="string">
            <text:p>For the next few seconds, Umbra is immune to displacement effects.</text:p>
          </table:table-cell>
          <table:table-cell table:number-columns-repeated="247"/>
        </table:table-row>
        <table:table-row table:style-name="ro21">
          <table:covered-table-cell office:value-type="string">
            <text:p>Dan (I)- Activate to change Word 1 to Hol</text:p>
          </table:covered-table-cell>
          <table:table-cell office:value-type="string" table:number-columns-spanned="1" table:number-rows-spanned="3">
            <text:p>Ability 3: Roh (To)</text:p>
          </table:table-cell>
          <table:table-cell office:value-type="string">
            <text:p>Ability 1: Dod (You)</text:p>
          </table:table-cell>
          <table:table-cell office:value-type="string">
            <text:p>Ur's Lunge</text:p>
          </table:table-cell>
          <table:table-cell office:value-type="string">
            <text:p>Umbra blinks to the target foe and deals significant damage to them.</text:p>
          </table:table-cell>
          <table:table-cell table:number-columns-repeated="247"/>
        </table:table-row>
        <table:table-row table:style-name="ro22">
          <table:covered-table-cell office:value-type="string">
            <text:p>Dan (I)- Activate to change Word 1 to Hol</text:p>
          </table:covered-table-cell>
          <table:covered-table-cell office:value-type="string">
            <text:p>Roh (To)- Activate to change Word 2 to Bit</text:p>
          </table:covered-table-cell>
          <table:table-cell office:value-type="string">
            <text:p>Ability 2: Hol (Friend)</text:p>
          </table:table-cell>
          <table:table-cell office:value-type="string">
            <text:p>Safeguard</text:p>
          </table:table-cell>
          <table:table-cell office:value-type="string">
            <text:p>Umbra dashes to the target ally, healing them for light damage when she arrives</text:p>
          </table:table-cell>
          <table:table-cell table:number-columns-repeated="247"/>
        </table:table-row>
        <table:table-row table:style-name="ro22">
          <table:covered-table-cell office:value-type="string">
            <text:p>Dan (I)- Activate to change Word 1 to Hol</text:p>
          </table:covered-table-cell>
          <table:covered-table-cell office:value-type="string">
            <text:p>Roh (To)- Activate to change Word 2 to Bit</text:p>
          </table:covered-table-cell>
          <table:table-cell office:value-type="string">
            <text:p>Ability 3: Sal (Place)</text:p>
          </table:table-cell>
          <table:table-cell office:value-type="string">
            <text:p>Wordstep</text:p>
          </table:table-cell>
          <table:table-cell office:value-type="string">
            <text:p>Umbra dashes to the target location, dealing significant damage to foes struck during the dash.</text:p>
          </table:table-cell>
          <table:table-cell table:number-columns-repeated="247"/>
        </table:table-row>
        <table:table-row table:style-name="ro21">
          <table:table-cell office:value-type="string" table:number-columns-spanned="1" table:number-rows-spanned="9">
            <text:p>Ability 3: Hol (Friend)</text:p>
          </table:table-cell>
          <table:table-cell office:value-type="string" table:number-columns-spanned="1" table:number-rows-spanned="3">
            <text:p>Ability 1: Bit (Is)</text:p>
          </table:table-cell>
          <table:table-cell office:value-type="string">
            <text:p>Ability 1: Aetha (Life)</text:p>
          </table:table-cell>
          <table:table-cell office:value-type="string">
            <text:p>Ur's Blessing</text:p>
          </table:table-cell>
          <table:table-cell office:value-type="string">
            <text:p>The Target ally is healed for significant damage over time.</text:p>
          </table:table-cell>
          <table:table-cell table:number-columns-repeated="247"/>
        </table:table-row>
        <table:table-row table:style-name="ro21">
          <table:covered-table-cell office:value-type="string">
            <text:p>Ability 3: Hol (Friend)</text:p>
          </table:covered-table-cell>
          <table:covered-table-cell office:value-type="string">
            <text:p>Bit (Is)- Activate to change Word 2 to Ka</text:p>
          </table:covered-table-cell>
          <table:table-cell office:value-type="string">
            <text:p>Ability 2: Dwa (Rock)</text:p>
          </table:table-cell>
          <table:table-cell office:value-type="string">
            <text:p>Stoneskin</text:p>
          </table:table-cell>
          <table:table-cell office:value-type="string">
            <text:p>The Target ally takes reduced damage from all sources for a few seconds</text:p>
          </table:table-cell>
          <table:table-cell table:number-columns-repeated="247"/>
        </table:table-row>
        <table:table-row table:style-name="ro22">
          <table:covered-table-cell office:value-type="string">
            <text:p>Ability 3: Hol (Friend)</text:p>
          </table:covered-table-cell>
          <table:covered-table-cell office:value-type="string">
            <text:p>Bit (Is)- Activate to change Word 2 to Ka</text:p>
          </table:covered-table-cell>
          <table:table-cell office:value-type="string">
            <text:p>Ability 3: Go (Metal)</text:p>
          </table:table-cell>
          <table:table-cell office:value-type="string">
            <text:p>Wordplate</text:p>
          </table:table-cell>
          <table:table-cell office:value-type="string">
            <text:p>The Target ally takes no damage from the next ability to strike them in the next few seconds.</text:p>
          </table:table-cell>
          <table:table-cell table:number-columns-repeated="247"/>
        </table:table-row>
        <table:table-row table:style-name="ro21">
          <table:covered-table-cell office:value-type="string">
            <text:p>Ability 3: Hol (Friend)</text:p>
          </table:covered-table-cell>
          <table:table-cell office:value-type="string" table:number-columns-spanned="1" table:number-rows-spanned="3">
            <text:p>Ability 2: Ka (Not)</text:p>
          </table:table-cell>
          <table:table-cell office:value-type="string">
            <text:p>Ability 1: Vun (Wound)</text:p>
          </table:table-cell>
          <table:table-cell office:value-type="string">
            <text:p>Ur's Healing</text:p>
          </table:table-cell>
          <table:table-cell office:value-type="string">
            <text:p>Umbra heals the target ally for significant damage</text:p>
          </table:table-cell>
          <table:table-cell table:number-columns-repeated="247"/>
        </table:table-row>
        <table:table-row table:style-name="ro21">
          <table:covered-table-cell office:value-type="string">
            <text:p>Ability 3: Hol (Friend)</text:p>
          </table:covered-table-cell>
          <table:covered-table-cell office:value-type="string">
            <text:p>Ka (Not)- Activate to change Word 2 to Dar</text:p>
          </table:covered-table-cell>
          <table:table-cell office:value-type="string">
            <text:p>Ability 2: Foh (Fire)</text:p>
          </table:table-cell>
          <table:table-cell office:value-type="string">
            <text:p>Cleansing Word</text:p>
          </table:table-cell>
          <table:table-cell office:value-type="string">
            <text:p>Umbra purges all damage over time effects from the target ally</text:p>
          </table:table-cell>
          <table:table-cell table:number-columns-repeated="247"/>
        </table:table-row>
        <table:table-row table:style-name="ro21">
          <table:covered-table-cell office:value-type="string">
            <text:p>Ability 3: Hol (Friend)</text:p>
          </table:covered-table-cell>
          <table:covered-table-cell office:value-type="string">
            <text:p>Ka (Not)- Activate to change Word 2 to Dar</text:p>
          </table:covered-table-cell>
          <table:table-cell office:value-type="string">
            <text:p>Ability 3: Stii (Pain)</text:p>
          </table:table-cell>
          <table:table-cell office:value-type="string">
            <text:p>Feel No Pain</text:p>
          </table:table-cell>
          <table:table-cell office:value-type="string">
            <text:p>Umbra purges all crowd control effects from the target ally</text:p>
          </table:table-cell>
          <table:table-cell table:number-columns-repeated="247"/>
        </table:table-row>
        <table:table-row table:style-name="ro22">
          <table:covered-table-cell office:value-type="string">
            <text:p>Ability 3: Hol (Friend)</text:p>
          </table:covered-table-cell>
          <table:table-cell office:value-type="string" table:number-columns-spanned="1" table:number-rows-spanned="3">
            <text:p>Ability 3: Dar (Many)</text:p>
          </table:table-cell>
          <table:table-cell office:value-type="string">
            <text:p>Ability 1: Al (Go)</text:p>
          </table:table-cell>
          <table:table-cell office:value-type="string">
            <text:p>Ur's Wind</text:p>
          </table:table-cell>
          <table:table-cell office:value-type="string">
            <text:p>All allies in a wide radius around Umbra gain increased movement speed for a few seconds</text:p>
          </table:table-cell>
          <table:table-cell table:number-columns-repeated="247"/>
        </table:table-row>
        <table:table-row table:style-name="ro21">
          <table:covered-table-cell office:value-type="string">
            <text:p>Ability 3: Hol (Friend)</text:p>
          </table:covered-table-cell>
          <table:covered-table-cell office:value-type="string">
            <text:p>Dar (Many)- Activate to change Word 2 to Bit</text:p>
          </table:covered-table-cell>
          <table:table-cell office:value-type="string">
            <text:p>Ability 2: Aetha (Life)</text:p>
          </table:table-cell>
          <table:table-cell office:value-type="string">
            <text:p>Lifeburst</text:p>
          </table:table-cell>
          <table:table-cell office:value-type="string">
            <text:p>All allies in a wide radius around Umbra are healed light damage</text:p>
          </table:table-cell>
          <table:table-cell table:number-columns-repeated="247"/>
        </table:table-row>
        <table:table-row table:style-name="ro22">
          <table:covered-table-cell office:value-type="string">
            <text:p>Ability 3: Hol (Friend)</text:p>
          </table:covered-table-cell>
          <table:covered-table-cell office:value-type="string">
            <text:p>Dar (Many)- Activate to change Word 2 to Bit</text:p>
          </table:covered-table-cell>
          <table:table-cell office:value-type="string">
            <text:p>Ability 3: Stii (Pain)</text:p>
          </table:table-cell>
          <table:table-cell office:value-type="string">
            <text:p>Share the Pain</text:p>
          </table:table-cell>
          <table:table-cell office:value-type="string">
            <text:p>For the next few seconds, any damage striking Umbra is shared amongst allies in a wide area of effect</text:p>
          </table:table-cell>
          <table:table-cell table:number-columns-repeated="247"/>
        </table:table-row>
        <table:table-row table:style-name="ro22" table:number-rows-repeated="1048547">
          <table:table-cell table:number-columns-repeated="252"/>
        </table:table-row>
        <table:table-row table:style-name="ro22">
          <table:table-cell table:number-columns-repeated="252"/>
        </table:table-row>
        <table:named-expressions/>
      </table:table>
      <table:table table:name="Xeev, the Mutator" table:style-name="ta3" table:print="false">
        <table:table-column table:style-name="co16" table:default-cell-style-name="ce1"/>
        <table:table-column table:style-name="co17" table:number-columns-repeated="5" table:default-cell-style-name="ce1"/>
        <table:table-column table:style-name="co6" table:number-columns-repeated="250" table:default-cell-style-name="ce1"/>
        <table:table-row table:style-name="ro1">
          <table:table-cell office:value-type="string">
            <text:p>Name</text:p>
          </table:table-cell>
          <table:table-cell office:value-type="string">
            <text:p>Passive</text:p>
          </table:table-cell>
          <table:table-cell office:value-type="string">
            <text:p>Ability 1</text:p>
          </table:table-cell>
          <table:table-cell office:value-type="string">
            <text:p>Ability 2</text:p>
          </table:table-cell>
          <table:table-cell office:value-type="string">
            <text:p>Ability 3</text:p>
          </table:table-cell>
          <table:table-cell office:value-type="string">
            <text:p>Ability 4</text:p>
          </table:table-cell>
          <table:table-cell table:number-columns-repeated="250"/>
        </table:table-row>
        <table:table-row table:style-name="ro22">
          <table:table-cell office:value-type="string">
            <text:p>Xeev Larva</text:p>
          </table:table-cell>
          <table:table-cell office:value-type="string">
            <text:p>Larva Speed- While in Larva Form, Xeev gains increased movement speed.</text:p>
          </table:table-cell>
          <table:table-cell office:value-type="string">
            <text:p>Mutate: Maw- Xeev grows bulbous sacks of caustic liquid and a large mouth, entering Xeev Maw form.</text:p>
          </table:table-cell>
          <table:table-cell office:value-type="string">
            <text:p>Mutate: Scout- Xeev grows large gliding flaps and gas sacs, entering Xeev Scout form.</text:p>
          </table:table-cell>
          <table:table-cell office:value-type="string">
            <text:p>Mutate: Crawler- Xeev grows large claws and thick armour plates, entering Xeev Crawler form.</text:p>
          </table:table-cell>
          <table:table-cell office:value-type="string">
            <text:p>Mutate: Stalker- Xeev grows light-bending skin and large fangs, entering Xeev Stalker form.</text:p>
          </table:table-cell>
          <table:table-cell table:number-columns-repeated="250"/>
        </table:table-row>
        <table:table-row table:style-name="ro4">
          <table:table-cell office:value-type="string">
            <text:p>Xeev Maw</text:p>
          </table:table-cell>
          <table:table-cell office:value-type="string">
            <text:p>Maw Corrosion- While in Maw form, enemies that Xeev deals damage to have a stack of Corrosion applied to them. If a Templar has 3 stacks of Corrosion, all stacks are consumed and the Templar takes Dissolving for significant damage over time.</text:p>
          </table:table-cell>
          <table:table-cell office:value-type="string">
            <text:p>Acidic Bile- Xeev spits a strange goo as a gravity affected projectile, dealing significant damage to the struck foe.</text:p>
          </table:table-cell>
          <table:table-cell office:value-type="string">
            <text:p>Expectorate- Xeev spits a caustic substance, flying in a high arc towards the target location. On arriving at the target location, it deals moderate damage to enemies in a small radius.</text:p>
          </table:table-cell>
          <table:table-cell office:value-type="string">
            <text:p>Caustic Slime- Xeev spits a viscous gel in the target direction, leaving Slime on the ground. While on Slime, enemy Templars periodically take light damage and are Slowed.</text:p>
          </table:table-cell>
          <table:table-cell office:value-type="string">
            <text:p>Mutate: Larva- Xeev retracts its specializations, entering Xeev Larva form.</text:p>
          </table:table-cell>
          <table:table-cell table:number-columns-repeated="250"/>
        </table:table-row>
        <table:table-row table:style-name="ro3">
          <table:table-cell office:value-type="string">
            <text:p>Xeev Scout</text:p>
          </table:table-cell>
          <table:table-cell office:value-type="string">
            <text:p>Scout Wings- While in Scout form, Xeev is not impaired by being Airborne, and descends at a slow rate.</text:p>
          </table:table-cell>
          <table:table-cell office:value-type="string">
            <text:p>Biobarrage- Xeev secretes a horrific substance as a projectile, dealing light damage to the struck foe.</text:p>
          </table:table-cell>
          <table:table-cell office:value-type="string">
            <text:p>Rush Strike- Xeev propels itself towards the cursor, dashing towards the target location and dealing significant damage to enemies struck along the way.</text:p>
          </table:table-cell>
          <table:table-cell office:value-type="string">
            <text:p>Inflate- Xeev rapidly inflates its gas sacs, sending itself a considerable distance Airborne. Inflate does not cool down while Airborne.</text:p>
          </table:table-cell>
          <table:table-cell office:value-type="string">
            <text:p>Mutate: Larva- Xeev retracts its specialization, entering Xeev Larva form.</text:p>
          </table:table-cell>
          <table:table-cell table:number-columns-repeated="250"/>
        </table:table-row>
        <table:table-row table:style-name="ro10">
          <table:table-cell office:value-type="string">
            <text:p>Xeev Crawler</text:p>
          </table:table-cell>
          <table:table-cell office:value-type="string">
            <text:p>Crawler Plate- While in Crawler Form, Xeev takes slightly reduced incoming damage from all sources.</text:p>
          </table:table-cell>
          <table:table-cell office:value-type="string">
            <text:p>Raking Claws- Xeev strikes out with its claws, dealing moderate damage in melee range.</text:p>
          </table:table-cell>
          <table:table-cell office:value-type="string">
            <text:p>Shifting Plates- Xeev reconfigures its plates, becoming Invulnerable for a split second.</text:p>
          </table:table-cell>
          <table:table-cell office:value-type="string">
            <text:p>Armour Spines- Xeev springs spikes out of its plates. For a few seconds, enemies dealing damage to Xeev take light damage.</text:p>
          </table:table-cell>
          <table:table-cell office:value-type="string">
            <text:p>Mutate: Larva- Xeev retracts its specializations, entering Xeev Larva form.</text:p>
          </table:table-cell>
          <table:table-cell table:number-columns-repeated="250"/>
        </table:table-row>
        <table:table-row table:style-name="ro7">
          <table:table-cell office:value-type="string">
            <text:p>Xeev Stalker</text:p>
          </table:table-cell>
          <table:table-cell office:value-type="string">
            <text:p>Stalker Skin- While in Stalker Form, if Xeev hasn't used any abilities or taken damage for a while, it enters Stealth until it next uses an ability.</text:p>
          </table:table-cell>
          <table:table-cell office:value-type="string">
            <text:p>Bite Down- Xeev bites into an enemy in melee range, dealing moderate damage to them. </text:p>
          </table:table-cell>
          <table:table-cell office:value-type="string">
            <text:p>Venomous Secretions- Xeev builds up venom in its fangs. The next time Xeev casts Bite Down, it Slows the target for a short time and deals additional damage. Additionally, the cooldown of Bite Down is reset.</text:p>
          </table:table-cell>
          <table:table-cell office:value-type="string">
            <text:p>Dread Leap- Xeev lunges forward, dashing a set distance forward. If Xeev collides with an enemy, the dash ends, and the enemy takes moderate damage and is briefly Stunned.</text:p>
          </table:table-cell>
          <table:table-cell office:value-type="string">
            <text:p>Mutate: Larva- Xeev retracts its specializations, entering Xeev Larva form.</text:p>
          </table:table-cell>
          <table:table-cell table:number-columns-repeated="250"/>
        </table:table-row>
        <table:table-row table:style-name="ro7" table:number-rows-repeated="1048569">
          <table:table-cell table:number-columns-repeated="256"/>
        </table:table-row>
        <table:table-row table:style-name="ro7">
          <table:table-cell table:number-columns-repeated="256"/>
        </table:table-row>
        <table:named-expressions/>
      </table:table>
      <table:table table:name="Dalia, the Fortune Teller" table:style-name="ta4" table:print="false">
        <table:table-column table:style-name="co6" table:default-cell-style-name="ce4"/>
        <table:table-column table:style-name="co18" table:default-cell-style-name="ce4"/>
        <table:table-column table:style-name="co19" table:default-cell-style-name="ce4"/>
        <table:table-column table:style-name="co20" table:default-cell-style-name="ce4"/>
        <table:table-column table:style-name="co6" table:number-columns-repeated="1020" table:default-cell-style-name="ce4"/>
        <table:table-row table:style-name="ro1">
          <table:table-cell table:style-name="ce16" office:value-type="string">
            <text:p>Card</text:p>
          </table:table-cell>
          <table:table-cell table:style-name="ce16" office:value-type="string">
            <text:p>Card Name</text:p>
          </table:table-cell>
          <table:table-cell table:style-name="ce16" office:value-type="string">
            <text:p>Templar(s)</text:p>
          </table:table-cell>
          <table:table-cell table:style-name="ce16" office:value-type="string">
            <text:p>Effect</text:p>
          </table:table-cell>
          <table:table-cell table:style-name="ce16"/>
          <table:table-cell table:number-columns-repeated="1019"/>
        </table:table-row>
        <table:table-row table:style-name="ro10">
          <table:table-cell table:style-name="ce17" office:value-type="string">
            <text:p>O</text:p>
          </table:table-cell>
          <table:table-cell table:style-name="ce17" office:value-type="string">
            <text:p>The Jester</text:p>
          </table:table-cell>
          <table:table-cell table:style-name="ce16" office:value-type="string">
            <text:p>Alice</text:p>
          </table:table-cell>
          <table:table-cell table:style-name="ce16" office:value-type="string">
            <text:p>Enemies in a small radius around the target location are Stunned and begin Laughing for a short time.</text:p>
          </table:table-cell>
          <table:table-cell table:style-name="ce16"/>
          <table:table-cell table:number-columns-repeated="1019"/>
        </table:table-row>
        <table:table-row table:style-name="ro7">
          <table:table-cell table:style-name="ce17" office:value-type="string">
            <text:p>I</text:p>
          </table:table-cell>
          <table:table-cell table:style-name="ce17" office:value-type="string">
            <text:p>The Archmage</text:p>
          </table:table-cell>
          <table:table-cell table:style-name="ce16" office:value-type="string">
            <text:p>Jack</text:p>
          </table:table-cell>
          <table:table-cell table:style-name="ce16" office:value-type="string">
            <text:p>Dalia launches a blast, dealing significant damage to the person it strikes and significant damage to anyone in a cone behind them. The first target is hit by both effects.</text:p>
          </table:table-cell>
          <table:table-cell table:style-name="ce16"/>
          <table:table-cell table:number-columns-repeated="1019"/>
        </table:table-row>
        <table:table-row table:style-name="ro22">
          <table:table-cell table:style-name="ce17" office:value-type="string">
            <text:p>II</text:p>
          </table:table-cell>
          <table:table-cell table:style-name="ce17" office:value-type="string">
            <text:p>The Angel</text:p>
          </table:table-cell>
          <table:table-cell table:style-name="ce16" office:value-type="string">
            <text:p>Catherine</text:p>
          </table:table-cell>
          <table:table-cell table:style-name="ce16" office:value-type="string">
            <text:p>For the next few seconds, Dalia and allies in a wide radius around her rapidly regenerate health.</text:p>
          </table:table-cell>
          <table:table-cell table:style-name="ce16"/>
          <table:table-cell table:number-columns-repeated="1019"/>
        </table:table-row>
        <table:table-row table:style-name="ro3">
          <table:table-cell table:style-name="ce17" office:value-type="string">
            <text:p>III</text:p>
          </table:table-cell>
          <table:table-cell table:style-name="ce17" office:value-type="string">
            <text:p>The Heiress</text:p>
          </table:table-cell>
          <table:table-cell table:style-name="ce16" office:value-type="string">
            <text:p>Faara</text:p>
          </table:table-cell>
          <table:table-cell table:style-name="ce16" office:value-type="string">
            <text:p>Blades whirl around the target ally for a few seconds, periodically dealing significant damage to enemies in a wide radius around them.</text:p>
          </table:table-cell>
          <table:table-cell table:style-name="ce16"/>
          <table:table-cell table:number-columns-repeated="1019"/>
        </table:table-row>
        <table:table-row table:style-name="ro3">
          <table:table-cell table:style-name="ce17" office:value-type="string">
            <text:p>IV</text:p>
          </table:table-cell>
          <table:table-cell table:style-name="ce17" office:value-type="string">
            <text:p>The Head Templar</text:p>
          </table:table-cell>
          <table:table-cell table:style-name="ce16" office:value-type="string">
            <text:p>Isaac</text:p>
          </table:table-cell>
          <table:table-cell table:style-name="ce16" office:value-type="string">
            <text:p>Dalia inspires nearby allies, increasing their movement speed and granting them reduced damage from all sources for a few seconds.</text:p>
          </table:table-cell>
          <table:table-cell table:style-name="ce16"/>
          <table:table-cell table:number-columns-repeated="1019"/>
        </table:table-row>
        <table:table-row table:style-name="ro7">
          <table:table-cell table:style-name="ce17" office:value-type="string">
            <text:p>V</text:p>
          </table:table-cell>
          <table:table-cell table:style-name="ce17" office:value-type="string">
            <text:p>The Student</text:p>
          </table:table-cell>
          <table:table-cell table:style-name="ce16" office:value-type="string">
            <text:p>Rui</text:p>
          </table:table-cell>
          <table:table-cell table:style-name="ce16" office:value-type="string">
            <text:p>On activating V: The Student, it begins Learning for a short time. If Dalia casts another card while V: The Student is Learning, V: The Student becomes a copy of the card cast.</text:p>
          </table:table-cell>
          <table:table-cell table:style-name="ce16"/>
          <table:table-cell table:number-columns-repeated="1019"/>
        </table:table-row>
        <table:table-row table:style-name="ro10">
          <table:table-cell table:style-name="ce17" office:value-type="string">
            <text:p>VI</text:p>
          </table:table-cell>
          <table:table-cell table:style-name="ce17" office:value-type="string">
            <text:p>The Lovers</text:p>
          </table:table-cell>
          <table:table-cell table:style-name="ce16" office:value-type="string">
            <text:p>Jenna and Garret</text:p>
          </table:table-cell>
          <table:table-cell table:style-name="ce16" office:value-type="string">
            <text:p>Dalia selects an ally. For the next few seconds, any damage dealt to Dalia or the ally is shared between them.</text:p>
          </table:table-cell>
          <table:table-cell table:style-name="ce16"/>
          <table:table-cell table:number-columns-repeated="1019"/>
        </table:table-row>
        <table:table-row table:style-name="ro10">
          <table:table-cell table:style-name="ce17" office:value-type="string">
            <text:p>VII</text:p>
          </table:table-cell>
          <table:table-cell table:style-name="ce17" office:value-type="string">
            <text:p>The Horseman</text:p>
          </table:table-cell>
          <table:table-cell table:style-name="ce16" office:value-type="string">
            <text:p>Quentin</text:p>
          </table:table-cell>
          <table:table-cell table:style-name="ce16" office:value-type="string">
            <text:p>Dalia dashes forward a short distance, dealing moderate damage to all foes she strikes during the dash.</text:p>
          </table:table-cell>
          <table:table-cell table:style-name="ce16"/>
          <table:table-cell table:number-columns-repeated="1019"/>
        </table:table-row>
        <table:table-row table:style-name="ro3">
          <table:table-cell table:style-name="ce17" office:value-type="string">
            <text:p>VIII</text:p>
          </table:table-cell>
          <table:table-cell table:style-name="ce17" office:value-type="string">
            <text:p>The Executioner</text:p>
          </table:table-cell>
          <table:table-cell table:style-name="ce16" office:value-type="string">
            <text:p>Vance</text:p>
          </table:table-cell>
          <table:table-cell table:style-name="ce16" office:value-type="string">
            <text:p>A spectral blade sweeps around Dalia, dealing damage to enemies in a wide radius around her proportionate to their missing health.</text:p>
          </table:table-cell>
          <table:table-cell table:style-name="ce16"/>
          <table:table-cell table:number-columns-repeated="1019"/>
        </table:table-row>
        <table:table-row table:style-name="ro21">
          <table:table-cell table:style-name="ce17" office:value-type="string">
            <text:p>IX</text:p>
          </table:table-cell>
          <table:table-cell table:style-name="ce17" office:value-type="string">
            <text:p>The Mute</text:p>
          </table:table-cell>
          <table:table-cell table:style-name="ce16" office:value-type="string">
            <text:p>Tho Haan</text:p>
          </table:table-cell>
          <table:table-cell table:style-name="ce16" office:value-type="string">
            <text:p>The target enemy is Silenced for a while.</text:p>
          </table:table-cell>
          <table:table-cell table:style-name="ce16"/>
          <table:table-cell table:number-columns-repeated="1019"/>
        </table:table-row>
        <table:table-row table:style-name="ro22">
          <table:table-cell table:style-name="ce17" office:value-type="string">
            <text:p>X</text:p>
          </table:table-cell>
          <table:table-cell table:style-name="ce17" office:value-type="string">
            <text:p>The Gamblers</text:p>
          </table:table-cell>
          <table:table-cell table:style-name="ce16" office:value-type="string">
            <text:p>Snake Eyes, Black Ace</text:p>
          </table:table-cell>
          <table:table-cell table:style-name="ce16" office:value-type="string">
            <text:p>Dalia throws the card as a projectile, dealing slight to considerable damage, at random.</text:p>
          </table:table-cell>
          <table:table-cell table:style-name="ce16"/>
          <table:table-cell table:number-columns-repeated="1019"/>
        </table:table-row>
        <table:table-row table:style-name="ro22">
          <table:table-cell table:style-name="ce17" office:value-type="string">
            <text:p>XI</text:p>
          </table:table-cell>
          <table:table-cell table:style-name="ce17" office:value-type="string">
            <text:p>Discipline</text:p>
          </table:table-cell>
          <table:table-cell table:style-name="ce16" office:value-type="string">
            <text:p>Shinji, Kazu, Twylyth, Yumiko</text:p>
          </table:table-cell>
          <table:table-cell table:style-name="ce16" office:value-type="string">
            <text:p>While Dalia holds XI: Discipline, she gains increased movement speed.</text:p>
          </table:table-cell>
          <table:table-cell table:style-name="ce16"/>
          <table:table-cell table:number-columns-repeated="1019"/>
        </table:table-row>
        <table:table-row table:style-name="ro22">
          <table:table-cell table:style-name="ce17" office:value-type="string">
            <text:p>XII</text:p>
          </table:table-cell>
          <table:table-cell table:style-name="ce17" office:value-type="string">
            <text:p>The Slave</text:p>
          </table:table-cell>
          <table:table-cell table:style-name="ce16" office:value-type="string">
            <text:p>Forohdren</text:p>
          </table:table-cell>
          <table:table-cell table:style-name="ce16" office:value-type="string">
            <text:p>The target enemy is bound in chains, taking significant damage and Snaring them for a short time.</text:p>
          </table:table-cell>
          <table:table-cell table:style-name="ce16"/>
          <table:table-cell table:number-columns-repeated="1019"/>
        </table:table-row>
        <table:table-row table:style-name="ro4">
          <table:table-cell table:style-name="ce17" office:value-type="string">
            <text:p>XIII</text:p>
          </table:table-cell>
          <table:table-cell table:style-name="ce17" office:value-type="string">
            <text:p>Death</text:p>
          </table:table-cell>
          <table:table-cell table:style-name="ce16" office:value-type="string">
            <text:p>Andrew</text:p>
          </table:table-cell>
          <table:table-cell table:style-name="ce16" office:value-type="string">
            <text:p>Dalia attempts to destroy the target foe's spirit, dealing damage to her and the target enemy equal to the current health of whichever is lowest. This damage cannot be mitigated. XIII: Death can be cast without a target.</text:p>
          </table:table-cell>
          <table:table-cell table:style-name="ce16"/>
          <table:table-cell table:number-columns-repeated="1019"/>
        </table:table-row>
        <table:table-row table:style-name="ro22">
          <table:table-cell table:style-name="ce17" office:value-type="string">
            <text:p>XIV</text:p>
          </table:table-cell>
          <table:table-cell table:style-name="ce17" office:value-type="string">
            <text:p>The Vow</text:p>
          </table:table-cell>
          <table:table-cell table:style-name="ce16" office:value-type="string">
            <text:p>Horatio</text:p>
          </table:table-cell>
          <table:table-cell table:style-name="ce16" office:value-type="string">
            <text:p>The next ability to strike Dalia in the next few seconds has no effect.</text:p>
          </table:table-cell>
          <table:table-cell table:style-name="ce16"/>
          <table:table-cell table:number-columns-repeated="1019"/>
        </table:table-row>
        <table:table-row table:style-name="ro22">
          <table:table-cell table:style-name="ce17" office:value-type="string">
            <text:p>XV</text:p>
          </table:table-cell>
          <table:table-cell table:style-name="ce17" office:value-type="string">
            <text:p>The Pact</text:p>
          </table:table-cell>
          <table:table-cell table:style-name="ce16" office:value-type="string">
            <text:p>Selena and Rakk</text:p>
          </table:table-cell>
          <table:table-cell table:style-name="ce16" office:value-type="string">
            <text:p>Claws rake around Dalia, dealing moderate damage in a wide area of effect around her.</text:p>
          </table:table-cell>
          <table:table-cell table:style-name="ce16"/>
          <table:table-cell table:number-columns-repeated="1019"/>
        </table:table-row>
        <table:table-row table:style-name="ro22">
          <table:table-cell table:style-name="ce17" office:value-type="string">
            <text:p>XVI</text:p>
          </table:table-cell>
          <table:table-cell table:style-name="ce17" office:value-type="string">
            <text:p>The Golems</text:p>
          </table:table-cell>
          <table:table-cell table:style-name="ce16" office:value-type="string">
            <text:p>Twig, Clank, Bastion</text:p>
          </table:table-cell>
          <table:table-cell table:style-name="ce16" office:value-type="string">
            <text:p>While Dalia holds XVI: The Golems, she takes slightly reduced damage from all sources.</text:p>
          </table:table-cell>
          <table:table-cell table:style-name="ce16"/>
          <table:table-cell table:number-columns-repeated="1019"/>
        </table:table-row>
        <table:table-row table:style-name="ro3">
          <table:table-cell table:style-name="ce17" office:value-type="string">
            <text:p>XVII</text:p>
          </table:table-cell>
          <table:table-cell table:style-name="ce17" office:value-type="string">
            <text:p>The Prodigy</text:p>
          </table:table-cell>
          <table:table-cell table:style-name="ce16" office:value-type="string">
            <text:p>Ingenia</text:p>
          </table:table-cell>
          <table:table-cell table:style-name="ce16" office:value-type="string">
            <text:p>Over the next few seconds, 7 blasts fall from the sky around Dalia, dealing significant damage to foes in a small area around where they strike.</text:p>
          </table:table-cell>
          <table:table-cell table:style-name="ce16"/>
          <table:table-cell table:number-columns-repeated="1019"/>
        </table:table-row>
        <table:table-row table:style-name="ro22">
          <table:table-cell table:style-name="ce17" office:value-type="string">
            <text:p>XVIII</text:p>
          </table:table-cell>
          <table:table-cell table:style-name="ce17" office:value-type="string">
            <text:p>Dusk</text:p>
          </table:table-cell>
          <table:table-cell table:style-name="ce16" office:value-type="string">
            <text:p>Tyr</text:p>
          </table:table-cell>
          <table:table-cell table:style-name="ce16" office:value-type="string">
            <text:p>Dalia enters Stealth. While Stealthed, Dalia cannot play any card except XIX: Dawn</text:p>
          </table:table-cell>
          <table:table-cell table:style-name="ce16"/>
          <table:table-cell table:number-columns-repeated="1019"/>
        </table:table-row>
        <table:table-row table:style-name="ro7">
          <table:table-cell table:style-name="ce17" office:value-type="string">
            <text:p>XIX</text:p>
          </table:table-cell>
          <table:table-cell table:style-name="ce17" office:value-type="string">
            <text:p>Dawn</text:p>
          </table:table-cell>
          <table:table-cell table:style-name="ce16" office:value-type="string">
            <text:p>Tyr</text:p>
          </table:table-cell>
          <table:table-cell table:style-name="ce16" office:value-type="string">
            <text:p>(Automatically drawn after playing XVIII: Dusk). Dalia exits Stealth and deals heavy damage to the target enemy in melee range. XIX: Dawn can be played without a target.</text:p>
          </table:table-cell>
          <table:table-cell table:style-name="ce16"/>
          <table:table-cell table:number-columns-repeated="1019"/>
        </table:table-row>
        <table:table-row table:style-name="ro7">
          <table:table-cell table:style-name="ce17" office:value-type="string">
            <text:p>XX</text:p>
          </table:table-cell>
          <table:table-cell table:style-name="ce17" office:value-type="string">
            <text:p>The Judge</text:p>
          </table:table-cell>
          <table:table-cell table:style-name="ce16" office:value-type="string">
            <text:p>Sto'hmi</text:p>
          </table:table-cell>
          <table:table-cell table:style-name="ce16" office:value-type="string">
            <text:p>All of Dalia's cards are replaced with XX: Judgement, including XX: The Judge. If one of Dalia's other cards is a currently Learning V: The Student, it turns into XX: The Judge as normal.</text:p>
          </table:table-cell>
          <table:table-cell table:style-name="ce16"/>
          <table:table-cell table:number-columns-repeated="1019"/>
        </table:table-row>
        <table:table-row table:style-name="ro3">
          <table:table-cell table:style-name="ce17" office:value-type="string">
            <text:p>XX</text:p>
          </table:table-cell>
          <table:table-cell table:style-name="ce17" office:value-type="string">
            <text:p>Judgement</text:p>
          </table:table-cell>
          <table:table-cell table:style-name="ce16" office:value-type="string">
            <text:p>Sto'hmi</text:p>
          </table:table-cell>
          <table:table-cell table:style-name="ce16" office:value-type="string">
            <text:p>Dalia throws her card, applying a stack of Judged to the struck Templar, then dealing significant damage to them for every stack of Judged they currently have.</text:p>
          </table:table-cell>
          <table:table-cell table:style-name="ce16"/>
          <table:table-cell table:number-columns-repeated="1019"/>
        </table:table-row>
        <table:table-row table:style-name="ro22">
          <table:table-cell table:style-name="ce17" office:value-type="string">
            <text:p>XXI</text:p>
          </table:table-cell>
          <table:table-cell table:style-name="ce17" office:value-type="string">
            <text:p>Ur</text:p>
          </table:table-cell>
          <table:table-cell table:style-name="ce16" office:value-type="string">
            <text:p>Umbra</text:p>
          </table:table-cell>
          <table:table-cell table:style-name="ce16" office:value-type="string">
            <text:p>While Dalia holds XXI: Ur, she deals additional damage with all other cards.</text:p>
          </table:table-cell>
          <table:table-cell table:style-name="ce16"/>
          <table:table-cell table:number-columns-repeated="1019"/>
        </table:table-row>
        <table:table-row table:style-name="ro22">
          <table:table-cell table:style-name="ce16" table:number-columns-repeated="5"/>
          <table:table-cell table:number-columns-repeated="1019"/>
        </table:table-row>
        <table:table-row table:style-name="ro22" table:number-rows-repeated="1048550">
          <table:table-cell table:number-columns-repeated="1024"/>
        </table:table-row>
        <table:table-row table:style-name="ro22">
          <table:table-cell table:number-columns-repeated="1024"/>
        </table:table-row>
        <table:named-expressions/>
      </table:table>
      <table:table table:name="Roxanna, the Combat Technician" table:style-name="ta4" table:print="false">
        <table:table-column table:style-name="co21" table:default-cell-style-name="ce4"/>
        <table:table-column table:style-name="co12" table:default-cell-style-name="ce4"/>
        <table:table-column table:style-name="co22" table:default-cell-style-name="ce4"/>
        <table:table-column table:style-name="co23" table:default-cell-style-name="ce4"/>
        <table:table-column table:style-name="co6" table:default-cell-style-name="ce4"/>
        <table:table-column table:style-name="co24" table:default-cell-style-name="ce4"/>
        <table:table-column table:style-name="co6" table:number-columns-repeated="1018" table:default-cell-style-name="ce4"/>
        <table:table-row table:style-name="ro1">
          <table:table-cell office:value-type="string">
            <text:p>Focusing Lenses</text:p>
          </table:table-cell>
          <table:table-cell office:value-type="string">
            <text:p>Capacitance Matrix</text:p>
          </table:table-cell>
          <table:table-cell office:value-type="string">
            <text:p>Energy Compensators</text:p>
          </table:table-cell>
          <table:table-cell office:value-type="string">
            <text:p>Ability Name</text:p>
          </table:table-cell>
          <table:table-cell office:value-type="string">
            <text:p>Ability Cost</text:p>
          </table:table-cell>
          <table:table-cell office:value-type="string">
            <text:p>Ability Effect</text:p>
          </table:table-cell>
          <table:table-cell table:number-columns-repeated="1018"/>
        </table:table-row>
        <table:table-row table:style-name="ro22">
          <table:table-cell table:number-columns-repeated="3" office:value-type="string">
            <text:p>Off</text:p>
          </table:table-cell>
          <table:table-cell office:value-type="string">
            <text:p>Charge Beam</text:p>
          </table:table-cell>
          <table:table-cell office:value-type="float" office:value="0">
            <text:p>0</text:p>
          </table:table-cell>
          <table:table-cell office:value-type="string">
            <text:p>Roxanna fires a draining beam, dealing significant damage to the target enemy and generating one stack of Battery.</text:p>
          </table:table-cell>
          <table:table-cell table:number-columns-repeated="1018"/>
        </table:table-row>
        <table:table-row table:style-name="ro3">
          <table:table-cell office:value-type="string">
            <text:p>On</text:p>
          </table:table-cell>
          <table:table-cell table:number-columns-repeated="2" office:value-type="string">
            <text:p>Off</text:p>
          </table:table-cell>
          <table:table-cell office:value-type="string">
            <text:p>Pierce Ray</text:p>
          </table:table-cell>
          <table:table-cell office:value-type="float" office:value="1">
            <text:p>1</text:p>
          </table:table-cell>
          <table:table-cell office:value-type="string">
            <text:p>Roxanna fires a piercing beam at and through the target enemy, dealing moderate damage to the target enemy and significant damage to all other enemies in the beam.</text:p>
          </table:table-cell>
          <table:table-cell table:number-columns-repeated="1018"/>
        </table:table-row>
        <table:table-row table:style-name="ro22">
          <table:table-cell office:value-type="string">
            <text:p>Off</text:p>
          </table:table-cell>
          <table:table-cell office:value-type="string">
            <text:p>On</text:p>
          </table:table-cell>
          <table:table-cell office:value-type="string">
            <text:p>Off</text:p>
          </table:table-cell>
          <table:table-cell office:value-type="string">
            <text:p>Protective Shell</text:p>
          </table:table-cell>
          <table:table-cell office:value-type="float" office:value="1">
            <text:p>1</text:p>
          </table:table-cell>
          <table:table-cell office:value-type="string">
            <text:p>A protective field goes up around Roxanna. The next ability to strike her in the next few seconds has no effect.</text:p>
          </table:table-cell>
          <table:table-cell table:number-columns-repeated="1018"/>
        </table:table-row>
        <table:table-row table:style-name="ro21">
          <table:table-cell table:number-columns-repeated="2" office:value-type="string">
            <text:p>Off</text:p>
          </table:table-cell>
          <table:table-cell office:value-type="string">
            <text:p>On</text:p>
          </table:table-cell>
          <table:table-cell office:value-type="string">
            <text:p>Magic Drain</text:p>
          </table:table-cell>
          <table:table-cell office:value-type="float" office:value="1">
            <text:p>1</text:p>
          </table:table-cell>
          <table:table-cell office:value-type="string">
            <text:p>Roxanna drains energy from the target enemy, Silencing them for a while.</text:p>
          </table:table-cell>
          <table:table-cell table:number-columns-repeated="1018"/>
        </table:table-row>
        <table:table-row table:style-name="ro22">
          <table:table-cell table:number-columns-repeated="2" office:value-type="string">
            <text:p>On</text:p>
          </table:table-cell>
          <table:table-cell office:value-type="string">
            <text:p>Off</text:p>
          </table:table-cell>
          <table:table-cell office:value-type="string">
            <text:p>Leech Life</text:p>
          </table:table-cell>
          <table:table-cell office:value-type="float" office:value="2">
            <text:p>2</text:p>
          </table:table-cell>
          <table:table-cell office:value-type="string">
            <text:p>Deals moderate damage over time to the target enemy and heals Roxanna for the damage dealt.</text:p>
          </table:table-cell>
          <table:table-cell table:number-columns-repeated="1018"/>
        </table:table-row>
        <table:table-row table:style-name="ro3">
          <table:table-cell office:value-type="string">
            <text:p>On</text:p>
          </table:table-cell>
          <table:table-cell office:value-type="string">
            <text:p>Off</text:p>
          </table:table-cell>
          <table:table-cell office:value-type="string">
            <text:p>On</text:p>
          </table:table-cell>
          <table:table-cell office:value-type="string">
            <text:p>Thundershock</text:p>
          </table:table-cell>
          <table:table-cell office:value-type="float" office:value="2">
            <text:p>2</text:p>
          </table:table-cell>
          <table:table-cell office:value-type="string">
            <text:p>Deals moderate damage to the target enemy and applies Shocked to them for a while. When a Shocked Templar takes damage, they take light damage and are Stunned briefly.</text:p>
          </table:table-cell>
          <table:table-cell table:number-columns-repeated="1018"/>
        </table:table-row>
        <table:table-row table:style-name="ro10">
          <table:table-cell office:value-type="string">
            <text:p>Off</text:p>
          </table:table-cell>
          <table:table-cell table:number-columns-repeated="2" office:value-type="string">
            <text:p>On</text:p>
          </table:table-cell>
          <table:table-cell office:value-type="string">
            <text:p>Thermal Sap</text:p>
          </table:table-cell>
          <table:table-cell office:value-type="float" office:value="2">
            <text:p>2</text:p>
          </table:table-cell>
          <table:table-cell office:value-type="string">
            <text:p>Drains target enemy, applying a Snare and a decaying Slow to the target enemy and boosting Roxanna's movement speed by the amount of movement speed lost</text:p>
          </table:table-cell>
          <table:table-cell table:number-columns-repeated="1018"/>
        </table:table-row>
        <table:table-row table:style-name="ro6">
          <table:table-cell table:number-columns-repeated="3" office:value-type="string">
            <text:p>On</text:p>
          </table:table-cell>
          <table:table-cell office:value-type="string">
            <text:p>Singularity</text:p>
          </table:table-cell>
          <table:table-cell office:value-type="float" office:value="3">
            <text:p>3</text:p>
          </table:table-cell>
          <table:table-cell office:value-type="string">
            <text:p>Roxanna drops a singularity at the target location. After a while or on reactivation, it explodes, dealing damage proportionate to the duration charged and Stunning enemies in a wide radius for a duration proportionate to the duration charged. While Roxanna is in the singularity, she takes reduced damage from all sources and gains increased movement speed.</text:p>
          </table:table-cell>
          <table:table-cell table:number-columns-repeated="1018"/>
        </table:table-row>
        <table:table-row table:style-name="ro1">
          <table:table-cell table:number-columns-repeated="3" office:value-type="string">
            <text:p>On</text:p>
          </table:table-cell>
          <table:table-cell office:value-type="string">
            <text:p>Detonate Singularity</text:p>
          </table:table-cell>
          <table:table-cell office:value-type="float" office:value="0">
            <text:p>0</text:p>
          </table:table-cell>
          <table:table-cell office:value-type="string">
            <text:p>Detonates Roxanna's Singularity early.</text:p>
          </table:table-cell>
          <table:table-cell table:number-columns-repeated="1018"/>
        </table:table-row>
        <table:table-row table:style-name="ro1" table:number-rows-repeated="1048565">
          <table:table-cell table:number-columns-repeated="1024"/>
        </table:table-row>
        <table:table-row table:style-name="ro1">
          <table:table-cell table:number-columns-repeated="1024"/>
        </table:table-row>
        <table:named-expressions/>
      </table:table>
      <table:table table:name="Reference" table:style-name="ta4" table:print="false">
        <office:forms form:automatic-focus="false" form:apply-design-mode="false"/>
        <table:table-column table:style-name="co6" table:number-columns-repeated="2" table:default-cell-style-name="Default"/>
        <table:table-row table:style-name="ro16">
          <table:table-cell office:value-type="string">
            <text:p>Slight</text:p>
          </table:table-cell>
          <table:table-cell office:value-type="float" office:value="5">
            <text:p>5</text:p>
          </table:table-cell>
        </table:table-row>
        <table:table-row table:style-name="ro16">
          <table:table-cell office:value-type="string">
            <text:p>Light</text:p>
          </table:table-cell>
          <table:table-cell office:value-type="float" office:value="10">
            <text:p>10</text:p>
          </table:table-cell>
        </table:table-row>
        <table:table-row table:style-name="ro16">
          <table:table-cell office:value-type="string">
            <text:p>Significant</text:p>
          </table:table-cell>
          <table:table-cell office:value-type="float" office:value="20">
            <text:p>20</text:p>
          </table:table-cell>
        </table:table-row>
        <table:table-row table:style-name="ro16">
          <table:table-cell office:value-type="string">
            <text:p>Moderate</text:p>
          </table:table-cell>
          <table:table-cell office:value-type="float" office:value="40">
            <text:p>40</text:p>
          </table:table-cell>
        </table:table-row>
        <table:table-row table:style-name="ro16">
          <table:table-cell office:value-type="string">
            <text:p>Considerable</text:p>
          </table:table-cell>
          <table:table-cell office:value-type="float" office:value="80">
            <text:p>80</text:p>
          </table:table-cell>
        </table:table-row>
        <table:table-row table:style-name="ro16">
          <table:table-cell office:value-type="string">
            <text:p>Heavy</text:p>
          </table:table-cell>
          <table:table-cell office:value-type="float" office:value="160">
            <text:p>160</text:p>
          </table:table-cell>
        </table:table-row>
        <table:table-row table:style-name="ro16">
          <table:table-cell office:value-type="string">
            <text:p>Massive</text:p>
          </table:table-cell>
          <table:table-cell office:value-type="float" office:value="320">
            <text:p>320</text:p>
          </table:table-cell>
        </table:table-row>
        <table:named-expressions/>
      </table:table>
      <table:named-expressions>
        <table:named-range table:name="__Anonymous_Sheet_DB__0" table:base-cell-address="$Abilities.$A$1" table:cell-range-address="$Abilities.$A$2:.$IR$65519"/>
      </table:named-expressions>
      <table:database-ranges>
        <table:database-range table:target-range-address="Abilities.A2:Abilities.AMI1048570" table:contains-header="false">
          <table:sort>
            <table:sort-by table:field-number="0" table:data-type="automatic"/>
          </table:sort>
        </table:database-range>
      </table:database-ranges>
      <table:data-pilot-tables>
        <table:data-pilot-table table:name="Pivot1" table:application-data="" table:target-range-address="Abilities.J137:Abilities.K160" table:buttons="Abilities.J137 Abilities.J139">
          <table:source-cell-range table:cell-range-address="Abilities.J2:Abilities.J135"/>
          <table:data-pilot-field table:source-field-name="Alistair “Phillammon” Crook" table:orientation="row" table:used-hierarchy="0" table:function="auto">
            <table:data-pilot-level table:show-empty="false">
              <table:data-pilot-members>
                <table:data-pilot-member table:name="" table:display="true" table:show-details="true"/>
                <table:data-pilot-member table:name="Abigail Crook" table:display="true" table:show-details="true"/>
                <table:data-pilot-member table:name="Alistair “Phillammon” Crook" table:display="true" table:show-details="true"/>
                <table:data-pilot-member table:name="Alistair “Phillammon” Crook and Alex Snow" table:display="true" table:show-details="true"/>
                <table:data-pilot-member table:name="Alistair “Phillammon” Crook and Peran Truscott" table:display="true" table:show-details="true"/>
                <table:data-pilot-member table:name="Alistair “Phillammon” Crook and Simon Hudson" table:display="true" table:show-details="true"/>
                <table:data-pilot-member table:name="Alistair “Phillammon” Crook, Brandon “axtenzik” Verducci, Hope Shaw and William Marshall" table:display="true" table:show-details="true"/>
                <table:data-pilot-member table:name="Beordor" table:display="true" table:show-details="true"/>
                <table:data-pilot-member table:name="Chris “coolbutnotreally” Levitt" table:display="true" table:show-details="true"/>
                <table:data-pilot-member table:name="Daniel “Damos” Jenkins" table:display="true" table:show-details="true"/>
                <table:data-pilot-member table:name="Jon “Feldin” Grieves" table:display="true" table:show-details="true"/>
                <table:data-pilot-member table:name="Jon “Feldin” Grieves and Daniel “Damos” Jenkins" table:display="true" table:show-details="true"/>
                <table:data-pilot-member table:name="Matty Steggles" table:display="true" table:show-details="true"/>
                <table:data-pilot-member table:name="Olivia Cherry-Chapman" table:display="true" table:show-details="true"/>
                <table:data-pilot-member table:name="Rachel and Abigail Crook" table:display="true" table:show-details="true"/>
                <table:data-pilot-member table:name="Rachel Crook" table:display="true" table:show-details="true"/>
                <table:data-pilot-member table:name="Sam “KhaoticPhoenix” Smethurst" table:display="true" table:show-details="true"/>
                <table:data-pilot-member table:name="Simon Hudson" table:display="true" table:show-details="true"/>
                <table:data-pilot-member table:name="Simon Hudson and Rachel Crook" table:display="true" table:show-details="true"/>
                <table:data-pilot-member table:name="Steven Atkins"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Alistair “Phillammon” Crook" table:orientation="data" table:used-hierarchy="-1" table:function="coun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Mangal" svg:font-family="Mang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115">
      <number:number number:decimal-places="1" number:min-integer-digits="1"/>
    </number:number-style>
    <number:currency-style style:name="N117P0" style:volatile="true">
      <number:number number:decimal-places="2" number:min-integer-digits="1" number:grouping="true"/>
      <number:text> </number:text>
      <number:currency-symbol number:language="fr" number:country="FR">€</number:currency-symbol>
    </number:currency-style>
    <number:currency-style style:name="N11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7P0"/>
    </number:currency-style>
    <number:date-style style:name="N8106" number:language="en" number:country="GB">
      <number:day number:style="long"/>
      <number:text>-</number:text>
      <number:month number:textual="true"/>
      <number:text>-</number:text>
      <number:year/>
    </number:date-style>
    <number:date-style style:name="N8107" number:language="en" number:country="GB">
      <number:day number:style="long"/>
      <number:text>-</number:text>
      <number:month number:textual="true"/>
    </number:date-style>
    <number:date-style style:name="N8108" number:language="en" number:country="GB">
      <number:month number:textual="true"/>
      <number:text>-</number:text>
      <number:year/>
    </number:date-style>
    <number:time-style style:name="N8109" number:language="en" number:country="GB">
      <number:hours/>
      <number:text>:</number:text>
      <number:minutes number:style="long"/>
      <number:text> </number:text>
      <number:am-pm/>
    </number:time-style>
    <number:time-style style:name="N8110" number:language="en" number:country="GB">
      <number:hours/>
      <number:text>:</number:text>
      <number:minutes number:style="long"/>
      <number:text>:</number:text>
      <number:seconds number:style="long"/>
      <number:text> </number:text>
      <number:am-pm/>
    </number:time-style>
    <number:date-style style:name="N8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sian="Microsoft YaHei"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ategory" style:display-name="Pivot Table Category"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Pivot_20_Table_20_Corner" style:display-name="Pivot Table Corner" style:family="table-cell" style:parent-style-name="Default">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Pivot_20_Table_20_Field" style:display-name="Pivot Table Field" style:family="table-cell" style:parent-style-name="Default">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Pivot_20_Table_20_Result" style:display-name="Pivot Table Result" style:family="table-cell" style:parent-style-name="Default">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Pivot_20_Table_20_Title" style:display-name="Pivot Table Title"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Pivot_20_Table_20_Value" style:display-name="Pivot Table Value" style:family="table-cell" style:parent-style-name="Default">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Table_20_du_20_pilote_20_-_20_Catégorie" style:display-name="Table du pilote - Catégorie"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Table_20_du_20_pilote_20_-_20_Champ" style:display-name="Table du pilote - Champ" style:family="table-cell" style:parent-style-name="Default">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Table_20_du_20_pilote_20_-_20_Coin" style:display-name="Table du pilote - Coin" style:family="table-cell" style:parent-style-name="Default">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Table_20_du_20_pilote_20_-_20_Résultat" style:display-name="Table du pilote - Résultat" style:family="table-cell" style:parent-style-name="Default">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Table_20_du_20_pilote_20_-_20_Titre" style:display-name="Table du pilote - Titre"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Table_20_du_20_pilote_20_-_20_Valeur" style:display-name="Table du pilote - Valeur" style:family="table-cell" style:parent-style-name="Default">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1">11/05/2016</text:date>, <text:time>12:01:19</text:time></text:p>
        </style:region-right>
      </style:header>
      <style:header-left style:display="false"/>
      <style:footer>
        <text:p>Page <text:page-number>1</text:page-number> / <text:page-count>99</text:page-count></text:p>
      </style:footer>
      <style:footer-left style:display="false"/>
    </style:master-page>
    <style:master-page style:name="PageStyle_5f_Crunch" style:display-name="PageStyle_Crunch"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mbra_2c__20_the_20_Wordweaver" style:display-name="PageStyle_Umbra, the Wordweav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Xeev_2c__20_the_20_Mutator" style:display-name="PageStyle_Xeev, the Mutato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3T09:59:21</meta:creation-date>
    <dc:date>2016-05-11T12:01:19.32</dc:date>
    <meta:editing-cycles>617</meta:editing-cycles>
    <meta:editing-duration>P150DT19H49M2S</meta:editing-duration>
    <meta:generator>OpenOffice/4.1.1$Win32 OpenOffice.org_project/411m6$Build-9775</meta:generator>
    <meta:document-statistic meta:table-count="6" meta:cell-count="1852" meta:object-count="0"/>
  </office:meta>
</office:document-meta>
</file>